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5fd032f"/>
    </style:style>
    <style:style style:name="P2" style:family="paragraph" style:parent-style-name="Text_20_body">
      <style:text-properties style:font-name="Century Schoolbook L" fo:font-size="11pt" fo:font-weight="normal" officeooo:rsid="0617a91e" officeooo:paragraph-rsid="0618fbd7" style:font-size-asian="10.5pt" style:font-weight-asian="normal"/>
    </style:style>
    <style:style style:name="P3" style:family="paragraph" style:parent-style-name="Text_20_body">
      <style:text-properties style:font-name="Century Schoolbook L" fo:font-size="11pt" fo:font-weight="normal" officeooo:rsid="0618fbd7" officeooo:paragraph-rsid="0618fbd7" style:font-size-asian="10.5pt" style:font-weight-asian="normal"/>
    </style:style>
    <style:style style:name="P4" style:family="paragraph" style:parent-style-name="Text_20_body">
      <style:text-properties style:font-name="Century Schoolbook L" fo:font-size="11pt" fo:font-weight="normal" officeooo:rsid="0618fbd7" officeooo:paragraph-rsid="061eb74c" style:font-size-asian="10.5pt" style:font-weight-asian="normal"/>
    </style:style>
    <style:style style:name="P5" style:family="paragraph" style:parent-style-name="Text_20_body">
      <style:text-properties style:font-name="Century Schoolbook L" fo:font-size="11pt" fo:font-weight="normal" officeooo:rsid="061ad1ac" officeooo:paragraph-rsid="061ad1ac" style:font-size-asian="10.5pt" style:font-weight-asian="normal"/>
    </style:style>
    <style:style style:name="P6" style:family="paragraph" style:parent-style-name="Text_20_body">
      <style:text-properties style:font-name="Century Schoolbook L" fo:font-size="11pt" fo:font-weight="normal" officeooo:rsid="061ad1ac" officeooo:paragraph-rsid="061c100c" style:font-size-asian="10.5pt" style:font-weight-asian="normal"/>
    </style:style>
    <style:style style:name="P7" style:family="paragraph" style:parent-style-name="Text_20_body">
      <style:text-properties style:font-name="Century Schoolbook L" fo:font-size="11pt" fo:font-weight="normal" officeooo:rsid="061ad1ac" officeooo:paragraph-rsid="06296f0b" style:font-size-asian="10.5pt" style:font-weight-asian="normal"/>
    </style:style>
    <style:style style:name="P8" style:family="paragraph" style:parent-style-name="Text_20_body">
      <style:text-properties style:font-name="Century Schoolbook L" fo:font-size="11pt" fo:font-weight="normal" officeooo:rsid="0624728b" officeooo:paragraph-rsid="0624728b" style:font-size-asian="10.5pt" style:font-weight-asian="normal"/>
    </style:style>
    <style:style style:name="P9" style:family="paragraph" style:parent-style-name="Text_20_body">
      <style:text-properties style:font-name="Century Schoolbook L" fo:font-size="11pt" fo:font-weight="normal" officeooo:rsid="064be581" officeooo:paragraph-rsid="064be581" style:font-size-asian="10.5pt" style:font-weight-asian="normal"/>
    </style:style>
    <style:style style:name="P10" style:family="paragraph" style:parent-style-name="Text_20_body">
      <style:text-properties officeooo:paragraph-rsid="060c7ab6"/>
    </style:style>
    <style:style style:name="P11" style:family="paragraph" style:parent-style-name="Text_20_body">
      <style:text-properties officeooo:rsid="060dce6e" officeooo:paragraph-rsid="0610ba85"/>
    </style:style>
    <style:style style:name="P12" style:family="paragraph" style:parent-style-name="Text_20_body">
      <style:text-properties officeooo:rsid="0610ba85" officeooo:paragraph-rsid="0610ba85"/>
    </style:style>
    <style:style style:name="P13" style:family="paragraph" style:parent-style-name="Text_20_body">
      <style:text-properties officeooo:rsid="0610ba85" officeooo:paragraph-rsid="06138e91"/>
    </style:style>
    <style:style style:name="P14" style:family="paragraph" style:parent-style-name="Text_20_body">
      <style:text-properties officeooo:rsid="0610ba85" officeooo:paragraph-rsid="0617a91e"/>
    </style:style>
    <style:style style:name="P15" style:family="paragraph" style:parent-style-name="Text_20_body">
      <style:text-properties officeooo:rsid="0610ba85" officeooo:paragraph-rsid="0618fbd7"/>
    </style:style>
    <style:style style:name="P16" style:family="paragraph" style:parent-style-name="Text_20_body">
      <style:text-properties officeooo:rsid="0610ba85" officeooo:paragraph-rsid="061ad1ac"/>
    </style:style>
    <style:style style:name="P17" style:family="paragraph" style:parent-style-name="Text_20_body">
      <style:text-properties officeooo:rsid="0610ba85" officeooo:paragraph-rsid="0624728b"/>
    </style:style>
    <style:style style:name="P18" style:family="paragraph" style:parent-style-name="Text_20_body">
      <style:text-properties officeooo:rsid="0611c72e" officeooo:paragraph-rsid="0611c72e"/>
    </style:style>
    <style:style style:name="P19" style:family="paragraph" style:parent-style-name="Text_20_body">
      <style:text-properties officeooo:rsid="06138e91" officeooo:paragraph-rsid="06138e91"/>
    </style:style>
    <style:style style:name="P20" style:family="paragraph" style:parent-style-name="Text_20_body">
      <style:text-properties officeooo:rsid="06138e91" officeooo:paragraph-rsid="0620ff8b"/>
    </style:style>
    <style:style style:name="P21" style:family="paragraph" style:parent-style-name="Text_20_body">
      <style:text-properties officeooo:rsid="0616a832" officeooo:paragraph-rsid="0616a832"/>
    </style:style>
    <style:style style:name="P22" style:family="paragraph" style:parent-style-name="Text_20_body">
      <style:text-properties officeooo:rsid="061c100c" officeooo:paragraph-rsid="061c100c"/>
    </style:style>
    <style:style style:name="P23" style:family="paragraph" style:parent-style-name="Text_20_body">
      <style:text-properties officeooo:rsid="061c100c" officeooo:paragraph-rsid="062cc2c2"/>
    </style:style>
    <style:style style:name="P24" style:family="paragraph" style:parent-style-name="Text_20_body">
      <style:text-properties officeooo:rsid="06227599" officeooo:paragraph-rsid="06227599"/>
    </style:style>
    <style:style style:name="P25" style:family="paragraph" style:parent-style-name="Text_20_body">
      <style:text-properties officeooo:rsid="0624728b" officeooo:paragraph-rsid="0624728b"/>
    </style:style>
    <style:style style:name="P26" style:family="paragraph" style:parent-style-name="Text_20_body">
      <style:text-properties officeooo:rsid="0647214b" officeooo:paragraph-rsid="0647214b"/>
    </style:style>
    <style:style style:name="P27" style:family="paragraph" style:parent-style-name="Text_20_body">
      <style:text-properties officeooo:rsid="0647214b" officeooo:paragraph-rsid="064a447c"/>
    </style:style>
    <style:style style:name="P28" style:family="paragraph" style:parent-style-name="Text_20_body">
      <style:text-properties officeooo:rsid="0648bee0" officeooo:paragraph-rsid="0648bee0"/>
    </style:style>
    <style:style style:name="P29" style:family="paragraph" style:parent-style-name="Text_20_body">
      <style:text-properties officeooo:rsid="0648bee0" officeooo:paragraph-rsid="066d0cb4"/>
    </style:style>
    <style:style style:name="P30" style:family="paragraph" style:parent-style-name="Text_20_body">
      <style:text-properties officeooo:rsid="064a447c" officeooo:paragraph-rsid="064a447c"/>
    </style:style>
    <style:style style:name="P31" style:family="paragraph" style:parent-style-name="Preformatted_20_Text">
      <style:text-properties officeooo:paragraph-rsid="060c7ab6"/>
    </style:style>
    <style:style style:name="P32" style:family="paragraph" style:parent-style-name="Preformatted_20_Text">
      <style:text-properties officeooo:paragraph-rsid="0654dd75"/>
    </style:style>
    <style:style style:name="P33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>
        <style:tab-stops>
          <style:tab-stop style:position="3.997cm"/>
        </style:tab-stops>
      </style:paragraph-properties>
      <style:text-properties officeooo:rsid="0630c17c" officeooo:paragraph-rsid="0631f89e"/>
    </style:style>
    <style:style style:name="P34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35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3b067"/>
    </style:style>
    <style:style style:name="P36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34de37"/>
    </style:style>
    <style:style style:name="P37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officeooo:rsid="0630c17c" officeooo:paragraph-rsid="0660a24c"/>
    </style:style>
    <style:style style:name="P38" style:family="paragraph" style:parent-style-name="Heading_20_1">
      <style:text-properties fo:text-transform="uppercase" style:font-name="Arial" fo:font-size="18.2000007629395pt" fo:language="en" fo:country="US" fo:font-weight="bold" officeooo:rsid="05b7231a" officeooo:paragraph-rsid="05b80156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39" style:family="paragraph" style:parent-style-name="Heading_20_1">
      <style:text-properties fo:text-transform="uppercase" style:font-name="Arial" fo:font-size="18.2000007629395pt" fo:language="en" fo:country="US" fo:font-weight="bold" officeooo:rsid="05b7231a" officeooo:paragraph-rsid="05b7231a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40" style:family="paragraph" style:parent-style-name="Heading_20_1">
      <style:text-properties fo:text-transform="uppercase" style:font-name="Arial" fo:font-size="18.2000007629395pt" fo:language="en" fo:country="US" fo:font-weight="bold" officeooo:rsid="060dce6e" officeooo:paragraph-rsid="060dce6e" style:font-name-asian="WenQuanYi Zen Hei" style:font-size-asian="18.2000007629395pt" style:font-weight-asian="bold" style:font-name-complex="Lohit Hindi" style:font-size-complex="18.2000007629395pt" style:font-weight-complex="bold"/>
    </style:style>
    <style:style style:name="P41" style:family="paragraph" style:parent-style-name="Heading_20_1">
      <style:text-properties fo:language="en" fo:country="US"/>
    </style:style>
    <style:style style:name="P42" style:family="paragraph" style:parent-style-name="Heading_20_1">
      <style:text-properties fo:language="en" fo:country="US" officeooo:paragraph-rsid="060c7ab6"/>
    </style:style>
    <style:style style:name="P43" style:family="paragraph" style:parent-style-name="Heading_20_1">
      <style:text-properties fo:language="en" fo:country="US" officeooo:rsid="029aa75b" officeooo:paragraph-rsid="029aa75b"/>
    </style:style>
    <style:style style:name="P44" style:family="paragraph" style:parent-style-name="Heading_20_2">
      <style:text-properties style:font-name="Arial" fo:font-size="16.1000003814697pt" fo:language="en" fo:country="US" fo:font-weight="bold" officeooo:rsid="061c100c" officeooo:paragraph-rsid="061c100c" style:font-size-asian="16.1000003814697pt" style:font-weight-asian="bold"/>
    </style:style>
    <style:style style:name="P45" style:family="paragraph" style:parent-style-name="Heading_20_2">
      <style:text-properties style:font-name="Arial" fo:font-size="16.1000003814697pt" fo:language="en" fo:country="US" fo:font-weight="bold" officeooo:rsid="068bbb9b" officeooo:paragraph-rsid="068bbb9b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P46" style:family="paragraph" style:parent-style-name="Heading_20_2">
      <style:text-properties officeooo:rsid="061c100c" officeooo:paragraph-rsid="067e2628"/>
    </style:style>
    <style:style style:name="P47" style:family="paragraph" style:parent-style-name="Heading_20_2">
      <style:text-properties fo:language="en" fo:country="US"/>
    </style:style>
    <style:style style:name="P48" style:family="paragraph" style:parent-style-name="Heading_20_2">
      <style:text-properties fo:language="en" fo:country="US" officeooo:rsid="0610ba85" officeooo:paragraph-rsid="0610ba85"/>
    </style:style>
    <style:style style:name="P49" style:family="paragraph" style:parent-style-name="Heading_20_2">
      <style:text-properties fo:language="en" fo:country="US" officeooo:rsid="0617a91e" officeooo:paragraph-rsid="0617a91e"/>
    </style:style>
    <style:style style:name="P50" style:family="paragraph" style:parent-style-name="Heading_20_2">
      <style:text-properties fo:language="en" fo:country="US" officeooo:rsid="0630c17c" officeooo:paragraph-rsid="0630c17c"/>
    </style:style>
    <style:style style:name="P51" style:family="paragraph" style:parent-style-name="Heading_20_2">
      <style:text-properties fo:language="en" fo:country="US" officeooo:rsid="0647214b" officeooo:paragraph-rsid="0647214b"/>
    </style:style>
    <style:style style:name="P52" style:family="paragraph" style:parent-style-name="Heading_20_2">
      <style:text-properties fo:language="en" fo:country="US" officeooo:rsid="0648bee0" officeooo:paragraph-rsid="0648bee0"/>
    </style:style>
    <style:style style:name="P53" style:family="paragraph" style:parent-style-name="Heading_20_2">
      <style:text-properties fo:language="en" fo:country="US" officeooo:rsid="064a447c" officeooo:paragraph-rsid="064a447c"/>
    </style:style>
    <style:style style:name="P54" style:family="paragraph" style:parent-style-name="Text_20_body" style:list-style-name="L1">
      <style:text-properties officeooo:paragraph-rsid="04a78a8b"/>
    </style:style>
    <style:style style:name="P55" style:family="paragraph" style:parent-style-name="Text_20_body" style:list-style-name="L1">
      <style:paragraph-properties fo:orphans="2" fo:widows="2"/>
      <style:text-properties officeooo:rsid="04ef1f03" officeooo:paragraph-rsid="04ef1f03"/>
    </style:style>
    <style:style style:name="P56" style:family="paragraph" style:parent-style-name="Text_20_body" style:list-style-name="L1">
      <style:paragraph-properties fo:orphans="2" fo:widows="2"/>
      <style:text-properties officeooo:paragraph-rsid="04ef1f03"/>
    </style:style>
    <style:style style:name="P57" style:family="paragraph" style:parent-style-name="Text_20_body" style:list-style-name="L1">
      <style:paragraph-properties fo:orphans="2" fo:widows="2"/>
      <style:text-properties officeooo:paragraph-rsid="04f25e9f"/>
    </style:style>
    <style:style style:name="P58" style:family="paragraph" style:parent-style-name="Text_20_body" style:list-style-name="L1">
      <style:paragraph-properties fo:orphans="2" fo:widows="2"/>
      <style:text-properties officeooo:rsid="060eceb2" officeooo:paragraph-rsid="0610ba85"/>
    </style:style>
    <style:style style:name="P59" style:family="paragraph" style:parent-style-name="Text_20_body" style:list-style-name="L1">
      <style:paragraph-properties fo:orphans="2" fo:widows="2"/>
      <style:text-properties officeooo:rsid="0610ba85" officeooo:paragraph-rsid="0610ba85"/>
    </style:style>
    <style:style style:name="P60" style:family="paragraph" style:parent-style-name="Text_20_body" style:list-style-name="List_20_1">
      <style:text-properties style:font-name="Century Schoolbook L" fo:font-size="11pt" fo:font-weight="normal" officeooo:rsid="062cc2c2" officeooo:paragraph-rsid="062cc2c2" style:font-size-asian="10.5pt" style:font-weight-asian="normal"/>
    </style:style>
    <style:style style:name="P61" style:family="paragraph" style:parent-style-name="Text_20_body">
      <style:text-properties style:font-name="Century Schoolbook L" fo:font-size="11pt" fo:font-weight="normal" officeooo:rsid="067e2628" officeooo:paragraph-rsid="067e2628" style:font-size-asian="10.5pt" style:font-weight-asian="normal"/>
    </style:style>
    <style:style style:name="P62" style:family="paragraph" style:parent-style-name="Text_20_body">
      <style:text-properties style:font-name="Century Schoolbook L" fo:font-size="11pt" fo:font-weight="normal" officeooo:rsid="061df23e" officeooo:paragraph-rsid="0682caef" style:font-size-asian="10.5pt" style:font-weight-asian="normal"/>
    </style:style>
    <style:style style:name="P63" style:family="paragraph" style:parent-style-name="Text_20_body">
      <style:text-properties style:font-name="Century Schoolbook L" fo:font-size="11pt" fo:font-weight="normal" officeooo:rsid="061df23e" officeooo:paragraph-rsid="068a2504" style:font-size-asian="10.5pt" style:font-weight-asian="normal"/>
    </style:style>
    <style:style style:name="P64" style:family="paragraph" style:parent-style-name="Text_20_body">
      <style:text-properties style:font-name="Century Schoolbook L" fo:font-size="11pt" fo:font-weight="normal" officeooo:rsid="0630c17c" officeooo:paragraph-rsid="068a56d3" style:font-size-asian="10.5pt" style:font-weight-asian="normal"/>
    </style:style>
    <style:style style:name="P65" style:family="paragraph" style:parent-style-name="Text_20_body">
      <style:text-properties style:font-name="Century Schoolbook L" fo:font-size="11pt" fo:language="en" fo:country="US" fo:font-weight="normal" officeooo:rsid="0617a91e" officeooo:paragraph-rsid="0624728b" style:font-size-asian="10.5pt" style:font-weight-asian="normal"/>
    </style:style>
    <style:style style:name="P66" style:family="paragraph" style:parent-style-name="Text_20_body">
      <style:text-properties style:font-name="Century Schoolbook L" fo:font-size="11pt" fo:language="en" fo:country="US" fo:font-weight="normal" officeooo:rsid="0618fbd7" officeooo:paragraph-rsid="061ad1ac" style:font-size-asian="10.5pt" style:font-weight-asian="normal"/>
    </style:style>
    <style:style style:name="P67" style:family="paragraph" style:parent-style-name="Text_20_body" style:list-style-name="List_20_1">
      <style:text-properties style:font-name="Century Schoolbook L" fo:font-size="11pt" fo:language="en" fo:country="US" fo:font-weight="normal" officeooo:rsid="06296f0b" officeooo:paragraph-rsid="062cc2c2" style:font-size-asian="10.5pt" style:font-weight-asian="normal"/>
    </style:style>
    <style:style style:name="P68" style:family="paragraph" style:parent-style-name="Text_20_body" style:list-style-name="List_20_1">
      <style:text-properties style:font-name="Century Schoolbook L" fo:font-size="11pt" fo:language="en" fo:country="US" fo:font-weight="normal" officeooo:rsid="062cc2c2" officeooo:paragraph-rsid="062cc2c2" style:font-size-asian="10.5pt" style:font-weight-asian="normal"/>
    </style:style>
    <style:style style:name="P69" style:family="paragraph" style:parent-style-name="Text_20_body">
      <style:text-properties style:font-name="Century Schoolbook L" fo:font-size="11pt" fo:language="en" fo:country="US" fo:font-weight="normal" officeooo:rsid="061ad1ac" officeooo:paragraph-rsid="062cc2c2" style:font-size-asian="10.5pt" style:font-weight-asian="normal"/>
    </style:style>
    <style:style style:name="P70" style:family="paragraph" style:parent-style-name="Text_20_body">
      <style:text-properties style:font-name="Century Schoolbook L" fo:font-size="11pt" fo:language="en" fo:country="US" fo:font-weight="normal" officeooo:rsid="061c100c" officeooo:paragraph-rsid="061c100c" style:font-size-asian="10.5pt" style:font-weight-asian="normal"/>
    </style:style>
    <style:style style:name="P71" style:family="paragraph" style:parent-style-name="Text_20_body">
      <style:text-properties style:font-name="Century Schoolbook L" fo:font-size="11pt" fo:language="en" fo:country="US" fo:font-weight="normal" officeooo:rsid="061df23e" officeooo:paragraph-rsid="0682caef" style:font-size-asian="10.5pt" style:font-weight-asian="normal"/>
    </style:style>
    <style:style style:name="P72" style:family="paragraph" style:parent-style-name="Text_20_body">
      <style:text-properties style:font-name="Century Schoolbook L" fo:font-size="11pt" fo:language="en" fo:country="US" fo:font-weight="normal" officeooo:rsid="061df23e" officeooo:paragraph-rsid="068a56d3" style:font-size-asian="10.5pt" style:font-weight-asian="normal"/>
    </style:style>
    <style:style style:name="P73" style:family="paragraph" style:parent-style-name="Text_20_body">
      <style:text-properties style:font-name="Century Schoolbook L" fo:font-size="11pt" fo:language="en" fo:country="US" fo:font-weight="normal" officeooo:rsid="064be581" officeooo:paragraph-rsid="064be581" style:font-size-asian="10.5pt" style:font-weight-asian="normal"/>
    </style:style>
    <style:style style:name="P74" style:family="paragraph" style:parent-style-name="Text_20_body">
      <style:text-properties officeooo:rsid="061c100c" officeooo:paragraph-rsid="061c100c"/>
    </style:style>
    <style:style style:name="P75" style:family="paragraph" style:parent-style-name="Text_20_body">
      <style:text-properties officeooo:rsid="0648bee0" officeooo:paragraph-rsid="06977a90"/>
    </style:style>
    <style:style style:name="P76" style:family="paragraph" style:parent-style-name="Text_20_body">
      <style:text-properties officeooo:rsid="0647bab0" officeooo:paragraph-rsid="0647bab0"/>
    </style:style>
    <style:style style:name="P77" style:family="paragraph" style:parent-style-name="Text_20_body">
      <style:text-properties fo:font-size="9pt" fo:language="en" fo:country="US" officeooo:rsid="05b7231a" officeooo:paragraph-rsid="05b80156" style:font-size-asian="9pt" style:font-size-complex="9pt"/>
    </style:style>
    <style:style style:name="P78" style:family="paragraph" style:parent-style-name="Text_20_body">
      <style:text-properties fo:language="en" fo:country="US"/>
    </style:style>
    <style:style style:name="P79" style:family="paragraph" style:parent-style-name="Text_20_body">
      <style:text-properties fo:language="en" fo:country="US" officeooo:paragraph-rsid="060c7ab6"/>
    </style:style>
    <style:style style:name="P80" style:family="paragraph" style:parent-style-name="Text_20_body">
      <style:text-properties fo:language="en" fo:country="US" officeooo:rsid="060c7ab6" officeooo:paragraph-rsid="060c7ab6"/>
    </style:style>
    <style:style style:name="P81" style:family="paragraph" style:parent-style-name="Text_20_body">
      <style:text-properties fo:language="en" fo:country="US" officeooo:rsid="02baea28"/>
    </style:style>
    <style:style style:name="P82" style:family="paragraph" style:parent-style-name="Text_20_body">
      <style:text-properties fo:language="en" fo:country="US" officeooo:rsid="04ef5fbf" officeooo:paragraph-rsid="04ef5fbf"/>
    </style:style>
    <style:style style:name="P83" style:family="paragraph" style:parent-style-name="Text_20_body" style:list-style-name="L1">
      <style:paragraph-properties fo:orphans="2" fo:widows="2"/>
      <style:text-properties fo:language="en" fo:country="US" officeooo:rsid="04ef1f03" officeooo:paragraph-rsid="04ef1f03"/>
    </style:style>
    <style:style style:name="P84" style:family="paragraph" style:parent-style-name="Text_20_body">
      <style:text-properties fo:language="en" fo:country="US" officeooo:paragraph-rsid="0617a91e"/>
    </style:style>
    <style:style style:name="P85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86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87" style:family="paragraph" style:parent-style-name="Text_20_body">
      <style:paragraph-properties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88" style:family="paragraph" style:parent-style-name="Text_20_body">
      <style:text-properties fo:language="en" fo:country="US" officeooo:rsid="0647214b" officeooo:paragraph-rsid="0647214b"/>
    </style:style>
    <style:style style:name="P89" style:family="paragraph" style:parent-style-name="Text_20_body">
      <style:text-properties fo:language="en" fo:country="US" officeooo:rsid="0647214b" officeooo:paragraph-rsid="0666c9c5"/>
    </style:style>
    <style:style style:name="P90" style:family="paragraph" style:parent-style-name="Text_20_body">
      <style:text-properties fo:language="en" fo:country="US" officeooo:rsid="0647214b" officeooo:paragraph-rsid="064a447c"/>
    </style:style>
    <style:style style:name="P91" style:family="paragraph" style:parent-style-name="Text_20_body">
      <style:text-properties fo:language="en" fo:country="US" officeooo:rsid="0647bab0" officeooo:paragraph-rsid="0647214b"/>
    </style:style>
    <style:style style:name="P92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officeooo:paragraph-rsid="04f7f7bd"/>
    </style:style>
    <style:style style:name="P93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language="en" fo:country="US" officeooo:paragraph-rsid="04f7f7bd"/>
    </style:style>
    <style:style style:name="P94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style:font-name="Century Schoolbook L" fo:font-size="11pt" fo:language="en" fo:country="US" fo:font-weight="normal" officeooo:rsid="06336f8a" officeooo:paragraph-rsid="06336f8a" style:font-size-asian="10.5pt" style:font-weight-asian="normal"/>
    </style:style>
    <style:style style:name="P95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style:font-name="Century Schoolbook L" fo:font-size="11pt" fo:language="en" fo:country="US" fo:font-weight="normal" officeooo:rsid="0634de37" officeooo:paragraph-rsid="0634de37" style:font-size-asian="10.5pt" style:font-weight-asian="normal"/>
    </style:style>
    <style:style style:name="P96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97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98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99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824c2"/>
    </style:style>
    <style:style style:name="P100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101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4de37"/>
    </style:style>
    <style:style style:name="P102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3b067"/>
    </style:style>
    <style:style style:name="P103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555b6"/>
    </style:style>
    <style:style style:name="P104" style:family="paragraph" style:parent-style-name="Text_20_body" style:master-page-name="">
      <loext:graphic-properties draw:fill="none"/>
      <style:paragraph-properties fo:margin-left="4.001cm" fo:margin-right="0cm" fo:margin-top="0cm" fo:margin-bottom="0.212cm" style:contextual-spacing="false" fo:text-indent="-4.001cm" style:auto-text-indent="false" style:page-number="auto" fo:background-color="transparent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105" style:family="paragraph" style:parent-style-name="Text_20_body">
      <loext:graphic-properties draw:fill="none"/>
      <style:paragraph-properties fo:margin-left="4.001cm" fo:margin-right="0cm" fo:margin-top="0cm" fo:margin-bottom="0.212cm" style:contextual-spacing="false" fo:text-indent="-4.001cm" style:auto-text-indent="false" fo:background-color="transparent" fo:keep-with-next="always">
        <style:tab-stops>
          <style:tab-stop style:position="3.997cm"/>
        </style:tab-stops>
      </style:paragraph-properties>
      <style:text-properties officeooo:rsid="0630c17c" officeooo:paragraph-rsid="063555b6"/>
    </style:style>
    <style:style style:name="P106" style:family="paragraph" style:parent-style-name="Text_20_body" style:master-page-name="">
      <style:paragraph-properties style:page-number="auto" fo:keep-with-next="always"/>
      <style:text-properties fo:language="en" fo:country="US"/>
    </style:style>
    <style:style style:name="P107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officeooo:rsid="0630c17c" officeooo:paragraph-rsid="06336f8a"/>
    </style:style>
    <style:style style:name="P108" style:family="paragraph" style:parent-style-name="Text_20_body">
      <style:paragraph-properties fo:keep-with-next="always"/>
      <style:text-properties officeooo:rsid="0647214b" officeooo:paragraph-rsid="0647214b"/>
    </style:style>
    <style:style style:name="P109" style:family="paragraph" style:parent-style-name="Text_20_body">
      <style:paragraph-properties fo:keep-with-next="always"/>
      <style:text-properties officeooo:rsid="0647bab0" officeooo:paragraph-rsid="0647bab0"/>
    </style:style>
    <style:style style:name="P110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111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112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113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114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b067"/>
    </style:style>
    <style:style style:name="P115" style:family="paragraph" style:parent-style-name="Text_20_body">
      <style:paragraph-properties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555b6"/>
    </style:style>
    <style:style style:name="P116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17" style:family="paragraph" style:parent-style-name="Text_20_body" style:master-page-name="">
      <style:paragraph-properties style:page-number="auto" fo:keep-with-next="always"/>
      <style:text-properties officeooo:rsid="0647214b" officeooo:paragraph-rsid="0666c9c5"/>
    </style:style>
    <style:style style:name="P118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19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20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21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22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23" style:family="paragraph" style:parent-style-name="Text_20_body" style:master-page-name="">
      <style:paragraph-properties style:page-number="auto" fo:keep-with-next="always"/>
      <style:text-properties officeooo:rsid="0647214b" officeooo:paragraph-rsid="0647214b"/>
    </style:style>
    <style:style style:name="P124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125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0c17c"/>
    </style:style>
    <style:style style:name="P126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1f89e"/>
    </style:style>
    <style:style style:name="P127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128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129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36f8a"/>
    </style:style>
    <style:style style:name="P130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131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132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4de37"/>
    </style:style>
    <style:style style:name="P133" style:family="paragraph" style:parent-style-name="Text_20_body" style:master-page-name="">
      <style:paragraph-properties style:page-number="auto" fo:keep-with-next="always">
        <style:tab-stops>
          <style:tab-stop style:position="3.997cm"/>
        </style:tab-stops>
      </style:paragraph-properties>
      <style:text-properties fo:language="en" fo:country="US" officeooo:rsid="0630c17c" officeooo:paragraph-rsid="063555b6"/>
    </style:style>
    <style:style style:name="T1" style:family="text">
      <style:text-properties officeooo:rsid="02972dd8"/>
    </style:style>
    <style:style style:name="T2" style:family="text">
      <style:text-properties officeooo:rsid="02a9d960"/>
    </style:style>
    <style:style style:name="T3" style:family="text">
      <style:text-properties officeooo:rsid="03a2b411"/>
    </style:style>
    <style:style style:name="T4" style:family="text">
      <style:text-properties style:font-name="Century Schoolbook L" fo:font-size="11pt" fo:font-weight="normal" style:font-size-asian="10.5pt" style:font-weight-asian="normal"/>
    </style:style>
    <style:style style:name="T5" style:family="text">
      <style:text-properties style:font-name="Century Schoolbook L" fo:font-size="11pt" fo:font-weight="normal" officeooo:rsid="04a78a8b" style:font-size-asian="10.5pt" style:font-weight-asian="normal"/>
    </style:style>
    <style:style style:name="T6" style:family="text">
      <style:text-properties style:font-name="Century Schoolbook L" fo:font-size="11pt" fo:font-weight="normal" officeooo:rsid="04cd5c87" style:font-size-asian="10.5pt" style:font-weight-asian="normal"/>
    </style:style>
    <style:style style:name="T7" style:family="text">
      <style:text-properties style:font-name="Century Schoolbook L" fo:font-size="11pt" fo:font-weight="normal" officeooo:rsid="04f56d00" style:font-size-asian="10.5pt" style:font-weight-asian="normal"/>
    </style:style>
    <style:style style:name="T8" style:family="text">
      <style:text-properties style:font-name="Century Schoolbook L" fo:font-size="11pt" fo:font-weight="normal" officeooo:rsid="060c7ab6" style:font-size-asian="10.5pt" style:font-weight-asian="normal"/>
    </style:style>
    <style:style style:name="T9" style:family="text">
      <style:text-properties style:font-name="Century Schoolbook L" fo:font-size="11pt" fo:font-weight="normal" officeooo:rsid="060dce6e" style:font-size-asian="10.5pt" style:font-weight-asian="normal"/>
    </style:style>
    <style:style style:name="T10" style:family="text">
      <style:text-properties style:font-name="Century Schoolbook L" fo:font-size="11pt" fo:font-weight="normal" officeooo:rsid="0610ba85" style:font-size-asian="10.5pt" style:font-weight-asian="normal"/>
    </style:style>
    <style:style style:name="T11" style:family="text">
      <style:text-properties style:font-name="Century Schoolbook L" fo:font-size="11pt" fo:font-weight="normal" officeooo:rsid="0611c72e" style:font-size-asian="10.5pt" style:font-weight-asian="normal"/>
    </style:style>
    <style:style style:name="T12" style:family="text">
      <style:text-properties style:font-name="Century Schoolbook L" fo:font-size="11pt" fo:font-weight="normal" officeooo:rsid="06138e91" style:font-size-asian="10.5pt" style:font-weight-asian="normal"/>
    </style:style>
    <style:style style:name="T13" style:family="text">
      <style:text-properties style:font-name="Century Schoolbook L" fo:font-size="11pt" fo:font-weight="normal" officeooo:rsid="06146050" style:font-size-asian="10.5pt" style:font-weight-asian="normal"/>
    </style:style>
    <style:style style:name="T14" style:family="text">
      <style:text-properties style:font-name="Century Schoolbook L" fo:font-size="11pt" fo:font-weight="normal" officeooo:rsid="0615ce82" style:font-size-asian="10.5pt" style:font-weight-asian="normal"/>
    </style:style>
    <style:style style:name="T15" style:family="text">
      <style:text-properties style:font-name="Century Schoolbook L" fo:font-size="11pt" fo:font-weight="normal" officeooo:rsid="0616a832" style:font-size-asian="10.5pt" style:font-weight-asian="normal"/>
    </style:style>
    <style:style style:name="T16" style:family="text">
      <style:text-properties style:font-name="Century Schoolbook L" fo:font-size="11pt" fo:font-weight="normal" officeooo:rsid="0617a91e" style:font-size-asian="10.5pt" style:font-weight-asian="normal"/>
    </style:style>
    <style:style style:name="T17" style:family="text">
      <style:text-properties style:font-name="Century Schoolbook L" fo:font-size="11pt" fo:font-weight="normal" officeooo:rsid="061ad1ac" style:font-size-asian="10.5pt" style:font-weight-asian="normal"/>
    </style:style>
    <style:style style:name="T18" style:family="text">
      <style:text-properties style:font-name="Century Schoolbook L" fo:font-size="11pt" fo:font-weight="normal" officeooo:rsid="061eb74c" style:font-size-asian="10.5pt" style:font-weight-asian="normal"/>
    </style:style>
    <style:style style:name="T19" style:family="text">
      <style:text-properties style:font-name="Century Schoolbook L" fo:font-size="11pt" fo:font-weight="normal" officeooo:rsid="06207566" style:font-size-asian="10.5pt" style:font-weight-asian="normal"/>
    </style:style>
    <style:style style:name="T20" style:family="text">
      <style:text-properties style:font-name="Century Schoolbook L" fo:font-size="11pt" fo:font-weight="normal" officeooo:rsid="0620ff8b" style:font-size-asian="10.5pt" style:font-weight-asian="normal"/>
    </style:style>
    <style:style style:name="T21" style:family="text">
      <style:text-properties style:font-name="Century Schoolbook L" fo:font-size="11pt" fo:font-weight="normal" officeooo:rsid="06227599" style:font-size-asian="10.5pt" style:font-weight-asian="normal"/>
    </style:style>
    <style:style style:name="T22" style:family="text">
      <style:text-properties style:font-name="Century Schoolbook L" fo:font-size="11pt" fo:font-weight="normal" officeooo:rsid="0624728b" style:font-size-asian="10.5pt" style:font-weight-asian="normal"/>
    </style:style>
    <style:style style:name="T23" style:family="text">
      <style:text-properties style:font-name="Century Schoolbook L" fo:font-size="11pt" fo:font-weight="normal" officeooo:rsid="0626e72e" style:font-size-asian="10.5pt" style:font-weight-asian="normal"/>
    </style:style>
    <style:style style:name="T24" style:family="text">
      <style:text-properties style:font-name="Century Schoolbook L" fo:font-size="11pt" fo:font-weight="normal" officeooo:rsid="0626fead" style:font-size-asian="10.5pt" style:font-weight-asian="normal"/>
    </style:style>
    <style:style style:name="T25" style:family="text">
      <style:text-properties style:font-name="Century Schoolbook L" fo:font-size="11pt" fo:font-weight="normal" officeooo:rsid="06296f0b" style:font-size-asian="10.5pt" style:font-weight-asian="normal"/>
    </style:style>
    <style:style style:name="T26" style:family="text">
      <style:text-properties style:font-name="Century Schoolbook L" fo:font-size="11pt" fo:font-weight="normal" officeooo:rsid="062a9bc3" style:font-size-asian="10.5pt" style:font-weight-asian="normal"/>
    </style:style>
    <style:style style:name="T27" style:family="text">
      <style:text-properties style:font-name="Century Schoolbook L" fo:font-size="11pt" fo:font-weight="normal" officeooo:rsid="062cc2c2" style:font-size-asian="10.5pt" style:font-weight-asian="normal"/>
    </style:style>
    <style:style style:name="T28" style:family="text">
      <style:text-properties style:font-name="Century Schoolbook L" fo:font-size="11pt" fo:font-weight="normal" officeooo:rsid="061df23e" style:font-size-asian="10.5pt" style:font-weight-asian="normal"/>
    </style:style>
    <style:style style:name="T29" style:family="text">
      <style:text-properties style:font-name="Century Schoolbook L" fo:font-size="11pt" fo:font-weight="normal" officeooo:rsid="0631f89e" style:font-size-asian="10.5pt" style:font-weight-asian="normal"/>
    </style:style>
    <style:style style:name="T30" style:family="text">
      <style:text-properties style:font-name="Century Schoolbook L" fo:font-size="11pt" fo:font-weight="normal" officeooo:rsid="0632b2de" style:font-size-asian="10.5pt" style:font-weight-asian="normal"/>
    </style:style>
    <style:style style:name="T31" style:family="text">
      <style:text-properties style:font-name="Century Schoolbook L" fo:font-size="11pt" fo:font-weight="normal" officeooo:rsid="06336f8a" style:font-size-asian="10.5pt" style:font-weight-asian="normal"/>
    </style:style>
    <style:style style:name="T32" style:family="text">
      <style:text-properties style:font-name="Century Schoolbook L" fo:font-size="11pt" fo:font-weight="normal" officeooo:rsid="0633b067" style:font-size-asian="10.5pt" style:font-weight-asian="normal"/>
    </style:style>
    <style:style style:name="T33" style:family="text">
      <style:text-properties style:font-name="Century Schoolbook L" fo:font-size="11pt" fo:font-weight="normal" officeooo:rsid="0634de37" style:font-size-asian="10.5pt" style:font-weight-asian="normal"/>
    </style:style>
    <style:style style:name="T34" style:family="text">
      <style:text-properties style:font-name="Century Schoolbook L" fo:font-size="11pt" fo:font-weight="normal" officeooo:rsid="063555b6" style:font-size-asian="10.5pt" style:font-weight-asian="normal"/>
    </style:style>
    <style:style style:name="T35" style:family="text">
      <style:text-properties style:font-name="Century Schoolbook L" fo:font-size="11pt" fo:font-weight="normal" officeooo:rsid="0639948d" style:font-size-asian="10.5pt" style:font-weight-asian="normal"/>
    </style:style>
    <style:style style:name="T36" style:family="text">
      <style:text-properties style:font-name="Century Schoolbook L" fo:font-size="11pt" fo:font-weight="normal" officeooo:rsid="063afefa" style:font-size-asian="10.5pt" style:font-weight-asian="normal"/>
    </style:style>
    <style:style style:name="T37" style:family="text">
      <style:text-properties style:font-name="Century Schoolbook L" fo:font-size="11pt" fo:font-weight="normal" officeooo:rsid="063ce882" style:font-size-asian="10.5pt" style:font-weight-asian="normal"/>
    </style:style>
    <style:style style:name="T38" style:family="text">
      <style:text-properties style:font-name="Century Schoolbook L" fo:font-size="11pt" fo:font-weight="normal" officeooo:rsid="063e4f9e" style:font-size-asian="10.5pt" style:font-weight-asian="normal"/>
    </style:style>
    <style:style style:name="T39" style:family="text">
      <style:text-properties style:font-name="Century Schoolbook L" fo:font-size="11pt" fo:font-weight="normal" officeooo:rsid="063fd10f" style:font-size-asian="10.5pt" style:font-weight-asian="normal"/>
    </style:style>
    <style:style style:name="T40" style:family="text">
      <style:text-properties style:font-name="Century Schoolbook L" fo:font-size="11pt" fo:font-weight="normal" officeooo:rsid="06410b99" style:font-size-asian="10.5pt" style:font-weight-asian="normal"/>
    </style:style>
    <style:style style:name="T41" style:family="text">
      <style:text-properties style:font-name="Century Schoolbook L" fo:font-size="11pt" fo:font-weight="normal" officeooo:rsid="06442fdd" style:font-size-asian="10.5pt" style:font-weight-asian="normal"/>
    </style:style>
    <style:style style:name="T42" style:family="text">
      <style:text-properties style:font-name="Century Schoolbook L" fo:font-size="11pt" fo:font-weight="normal" officeooo:rsid="0645feb0" style:font-size-asian="10.5pt" style:font-weight-asian="normal"/>
    </style:style>
    <style:style style:name="T43" style:family="text">
      <style:text-properties style:font-name="Century Schoolbook L" fo:font-size="11pt" fo:font-weight="normal" officeooo:rsid="064759c9" style:font-size-asian="10.5pt" style:font-weight-asian="normal"/>
    </style:style>
    <style:style style:name="T44" style:family="text">
      <style:text-properties style:font-name="Century Schoolbook L" fo:font-size="11pt" fo:font-weight="normal" officeooo:rsid="064a447c" style:font-size-asian="10.5pt" style:font-weight-asian="normal"/>
    </style:style>
    <style:style style:name="T45" style:family="text">
      <style:text-properties style:font-name="Century Schoolbook L" fo:font-size="11pt" fo:font-weight="normal" officeooo:rsid="064e4023" style:font-size-asian="10.5pt" style:font-weight-asian="normal"/>
    </style:style>
    <style:style style:name="T46" style:family="text">
      <style:text-properties style:font-name="Century Schoolbook L" fo:font-size="11pt" fo:font-weight="normal" officeooo:rsid="064efc6f" style:font-size-asian="10.5pt" style:font-weight-asian="normal"/>
    </style:style>
    <style:style style:name="T47" style:family="text">
      <style:text-properties style:font-name="Century Schoolbook L" fo:font-size="11pt" fo:font-weight="normal" officeooo:rsid="0652d36d" style:font-size-asian="10.5pt" style:font-weight-asian="normal"/>
    </style:style>
    <style:style style:name="T48" style:family="text">
      <style:text-properties style:font-name="Century Schoolbook L" fo:font-size="11pt" fo:font-weight="normal" officeooo:rsid="06574acb" style:font-size-asian="10.5pt" style:font-weight-asian="normal"/>
    </style:style>
    <style:style style:name="T49" style:family="text">
      <style:text-properties style:font-name="Century Schoolbook L" fo:font-size="11pt" fo:font-weight="normal" officeooo:rsid="06591993" style:font-size-asian="10.5pt" style:font-weight-asian="normal"/>
    </style:style>
    <style:style style:name="T50" style:family="text">
      <style:text-properties style:font-name="Century Schoolbook L" fo:font-size="11pt" fo:font-weight="normal" officeooo:rsid="065c4e48" style:font-size-asian="10.5pt" style:font-weight-asian="normal"/>
    </style:style>
    <style:style style:name="T51" style:family="text">
      <style:text-properties style:font-name="Century Schoolbook L" fo:font-size="11pt" fo:font-weight="normal" officeooo:rsid="065ea501" style:font-size-asian="10.5pt" style:font-weight-asian="normal"/>
    </style:style>
    <style:style style:name="T52" style:family="text">
      <style:text-properties style:font-name="Century Schoolbook L" fo:font-size="11pt" fo:font-weight="normal" officeooo:rsid="0660a24c" style:font-size-asian="10.5pt" style:font-weight-asian="normal"/>
    </style:style>
    <style:style style:name="T53" style:family="text">
      <style:text-properties style:font-name="Century Schoolbook L" fo:font-size="11pt" fo:font-weight="normal" officeooo:rsid="0661b208" style:font-size-asian="10.5pt" style:font-weight-asian="normal"/>
    </style:style>
    <style:style style:name="T54" style:family="text">
      <style:text-properties style:font-name="Century Schoolbook L" fo:font-size="11pt" fo:font-weight="normal" officeooo:rsid="066315bd" style:font-size-asian="10.5pt" style:font-weight-asian="normal"/>
    </style:style>
    <style:style style:name="T55" style:family="text">
      <style:text-properties style:font-name="Century Schoolbook L" fo:font-size="11pt" fo:font-weight="normal" officeooo:rsid="0663af57" style:font-size-asian="10.5pt" style:font-weight-asian="normal"/>
    </style:style>
    <style:style style:name="T56" style:family="text">
      <style:text-properties style:font-name="Century Schoolbook L" fo:font-size="11pt" fo:font-weight="normal" officeooo:rsid="0665e91f" style:font-size-asian="10.5pt" style:font-weight-asian="normal"/>
    </style:style>
    <style:style style:name="T57" style:family="text">
      <style:text-properties style:font-name="Century Schoolbook L" fo:font-size="11pt" fo:font-weight="normal" officeooo:rsid="0666c9c5" style:font-size-asian="10.5pt" style:font-weight-asian="normal"/>
    </style:style>
    <style:style style:name="T58" style:family="text">
      <style:text-properties style:font-name="Century Schoolbook L" fo:font-size="11pt" fo:font-weight="normal" officeooo:rsid="066890fa" style:font-size-asian="10.5pt" style:font-weight-asian="normal"/>
    </style:style>
    <style:style style:name="T59" style:family="text">
      <style:text-properties style:font-name="Century Schoolbook L" fo:font-size="11pt" fo:font-weight="normal" officeooo:rsid="066d7dc3" style:font-size-asian="10.5pt" style:font-weight-asian="normal"/>
    </style:style>
    <style:style style:name="T60" style:family="text">
      <style:text-properties style:font-name="Century Schoolbook L" fo:font-size="11pt" fo:font-weight="normal" officeooo:rsid="066dfd9b" style:font-size-asian="10.5pt" style:font-weight-asian="normal"/>
    </style:style>
    <style:style style:name="T61" style:family="text">
      <style:text-properties style:font-name="Century Schoolbook L" fo:font-size="11pt" fo:font-weight="normal" officeooo:rsid="066f9cdc" style:font-size-asian="10.5pt" style:font-weight-asian="normal"/>
    </style:style>
    <style:style style:name="T62" style:family="text">
      <style:text-properties style:font-name="Century Schoolbook L" fo:font-size="11pt" fo:font-weight="normal" officeooo:rsid="067015c0" style:font-size-asian="10.5pt" style:font-weight-asian="normal"/>
    </style:style>
    <style:style style:name="T63" style:family="text">
      <style:text-properties style:font-name="Century Schoolbook L" fo:font-size="11pt" fo:font-weight="normal" officeooo:rsid="067afcd4" style:font-size-asian="10.5pt" style:font-weight-asian="normal"/>
    </style:style>
    <style:style style:name="T64" style:family="text">
      <style:text-properties style:font-name="Century Schoolbook L" fo:font-size="11pt" fo:font-weight="normal" officeooo:rsid="067be6fa" style:font-size-asian="10.5pt" style:font-weight-asian="normal"/>
    </style:style>
    <style:style style:name="T65" style:family="text">
      <style:text-properties style:font-name="Century Schoolbook L" fo:font-size="11pt" fo:font-weight="normal" officeooo:rsid="067c7958" style:font-size-asian="10.5pt" style:font-weight-asian="normal"/>
    </style:style>
    <style:style style:name="T66" style:family="text">
      <style:text-properties style:font-name="Century Schoolbook L" fo:font-size="11pt" fo:font-weight="normal" officeooo:rsid="062e175c" style:font-size-asian="10.5pt" style:font-weight-asian="normal"/>
    </style:style>
    <style:style style:name="T67" style:family="text">
      <style:text-properties style:font-name="Century Schoolbook L" fo:font-size="11pt" fo:font-weight="normal" officeooo:rsid="06453589" style:font-size-asian="10.5pt" style:font-weight-asian="normal"/>
    </style:style>
    <style:style style:name="T68" style:family="text">
      <style:text-properties style:font-name="Century Schoolbook L" fo:font-size="11pt" fo:font-weight="normal" officeooo:rsid="061ee91d" style:font-size-asian="10.5pt" style:font-weight-asian="normal"/>
    </style:style>
    <style:style style:name="T69" style:family="text">
      <style:text-properties style:font-name="Century Schoolbook L" fo:font-size="11pt" fo:font-weight="normal" officeooo:rsid="067fcf0c" style:font-size-asian="10.5pt" style:font-weight-asian="normal"/>
    </style:style>
    <style:style style:name="T70" style:family="text">
      <style:text-properties style:font-name="Century Schoolbook L" fo:font-size="11pt" fo:font-weight="normal" officeooo:rsid="0680fddf" style:font-size-asian="10.5pt" style:font-weight-asian="normal"/>
    </style:style>
    <style:style style:name="T71" style:family="text">
      <style:text-properties style:font-name="Century Schoolbook L" fo:font-size="11pt" fo:font-weight="normal" officeooo:rsid="0695b6e5" style:font-size-asian="10.5pt" style:font-weight-asian="normal"/>
    </style:style>
    <style:style style:name="T72" style:family="text">
      <style:text-properties style:font-name="Century Schoolbook L" fo:font-size="11pt" fo:font-weight="normal" officeooo:rsid="06987267" style:font-size-asian="10.5pt" style:font-weight-asian="normal"/>
    </style:style>
    <style:style style:name="T73" style:family="text">
      <style:text-properties style:font-name="Century Schoolbook L" fo:font-size="11pt" fo:font-weight="normal" officeooo:rsid="069adde1" style:font-size-asian="10.5pt" style:font-weight-asian="normal"/>
    </style:style>
    <style:style style:name="T74" style:family="text">
      <style:text-properties style:font-name="Century Schoolbook L" fo:font-size="11pt" fo:font-weight="normal" officeooo:rsid="0654dd75" style:font-size-asian="10.5pt" style:font-weight-asian="normal" style:font-weight-complex="normal"/>
    </style:style>
    <style:style style:name="T75" style:family="text">
      <style:text-properties style:font-name="Century Schoolbook L" fo:font-size="11pt" fo:font-weight="normal" officeooo:rsid="0655098f" style:font-size-asian="10.5pt" style:font-weight-asian="normal" style:font-weight-complex="normal"/>
    </style:style>
    <style:style style:name="T76" style:family="text">
      <style:text-properties style:font-name="Century Schoolbook L" fo:font-size="11pt" fo:font-weight="normal" officeooo:rsid="06566dae" style:font-size-asian="10.5pt" style:font-weight-asian="normal" style:font-weight-complex="normal"/>
    </style:style>
    <style:style style:name="T77" style:family="text">
      <style:text-properties style:font-name="Century Schoolbook L" fo:font-size="11pt" fo:font-weight="normal" officeooo:rsid="04f66d77" style:font-size-asian="10.5pt" style:font-weight-asian="normal"/>
    </style:style>
    <style:style style:name="T78" style:family="text">
      <style:text-properties style:font-name="Century Schoolbook L" fo:font-size="11pt" fo:font-weight="normal" officeooo:rsid="04fab097" style:font-size-asian="10.5pt" style:font-weight-asian="normal"/>
    </style:style>
    <style:style style:name="T79" style:family="text">
      <style:text-properties style:font-name="Century Schoolbook L" fo:font-size="11pt" fo:font-weight="normal" officeooo:rsid="05c6ac0c" style:font-size-asian="10.5pt" style:font-weight-asian="normal"/>
    </style:style>
    <style:style style:name="T80" style:family="text">
      <style:text-properties style:font-name="Century Schoolbook L" fo:font-size="11pt" fo:font-weight="normal" officeooo:rsid="060a4e37" style:font-size-asian="10.5pt" style:font-weight-asian="normal"/>
    </style:style>
    <style:style style:name="T81" style:family="text">
      <style:text-properties style:font-name="Century Schoolbook L" fo:font-size="11pt" fo:font-weight="normal" officeooo:rsid="04fc7780" style:font-size-asian="10.5pt" style:font-weight-asian="normal"/>
    </style:style>
    <style:style style:name="T82" style:family="text">
      <style:text-properties style:font-name="Century Schoolbook L" fo:font-size="11pt" fo:font-weight="normal" officeooo:rsid="04ef1f03" style:font-size-asian="10.5pt" style:font-weight-asian="normal"/>
    </style:style>
    <style:style style:name="T83" style:family="text">
      <style:text-properties style:font-name="Century Schoolbook L" fo:font-size="11pt" fo:font-weight="normal" officeooo:rsid="06730c08" style:font-size-asian="10.5pt" style:font-weight-asian="normal"/>
    </style:style>
    <style:style style:name="T84" style:family="text">
      <style:text-properties style:font-name="Century Schoolbook L" fo:font-size="11pt" fo:font-weight="normal" officeooo:rsid="04f25e9f" style:font-size-asian="10.5pt" style:font-weight-asian="normal"/>
    </style:style>
    <style:style style:name="T85" style:family="text">
      <style:text-properties style:font-name="Century Schoolbook L" fo:font-size="11pt" fo:font-weight="normal" officeooo:rsid="04ed80dd" style:font-size-asian="10.5pt" style:font-weight-asian="normal"/>
    </style:style>
    <style:style style:name="T86" style:family="text">
      <style:text-properties style:font-name="Century Schoolbook L" fo:font-size="11pt" style:font-size-asian="10.5pt"/>
    </style:style>
    <style:style style:name="T87" style:family="text">
      <style:text-properties style:font-name="Century Schoolbook L" fo:font-size="11pt" officeooo:rsid="060c7ab6" style:font-size-asian="10.5pt"/>
    </style:style>
    <style:style style:name="T88" style:family="text">
      <style:text-properties style:font-name="Century Schoolbook L" fo:font-size="11pt" officeooo:rsid="06138e91" style:font-size-asian="10.5pt"/>
    </style:style>
    <style:style style:name="T89" style:family="text">
      <style:text-properties style:font-name="Century Schoolbook L" fo:font-size="11pt" officeooo:rsid="06146050" style:font-size-asian="10.5pt"/>
    </style:style>
    <style:style style:name="T90" style:family="text">
      <style:text-properties style:font-name="Century Schoolbook L" fo:font-size="11pt" officeooo:rsid="0620ff8b" style:font-size-asian="10.5pt"/>
    </style:style>
    <style:style style:name="T91" style:family="text">
      <style:text-properties style:font-name="Century Schoolbook L" fo:font-size="11pt" officeooo:rsid="06336f8a" style:font-size-asian="10.5pt"/>
    </style:style>
    <style:style style:name="T92" style:family="text">
      <style:text-properties style:font-name="Century Schoolbook L" fo:font-size="11pt" officeooo:rsid="0631f89e" style:font-size-asian="10.5pt"/>
    </style:style>
    <style:style style:name="T93" style:family="text">
      <style:text-properties style:font-name="Century Schoolbook L" fo:font-size="11pt" officeooo:rsid="0652d36d" style:font-size-asian="10.5pt"/>
    </style:style>
    <style:style style:name="T94" style:family="text">
      <style:text-properties style:font-name="Century Schoolbook L" fo:font-size="11pt" officeooo:rsid="066315bd" style:font-size-asian="10.5pt"/>
    </style:style>
    <style:style style:name="T95" style:family="text">
      <style:text-properties style:font-name="Century Schoolbook L" fo:font-size="11pt" officeooo:rsid="061df23e" style:font-size-asian="10.5pt"/>
    </style:style>
    <style:style style:name="T96" style:family="text">
      <style:text-properties style:font-name="Century Schoolbook L" fo:font-size="11pt" officeooo:rsid="0680fddf" style:font-size-asian="10.5pt"/>
    </style:style>
    <style:style style:name="T97" style:family="text">
      <style:text-properties style:font-name="Century Schoolbook L" fo:font-size="11pt" fo:language="en" fo:country="US" fo:font-weight="normal" style:font-size-asian="10.5pt" style:font-weight-asian="normal"/>
    </style:style>
    <style:style style:name="T98" style:family="text">
      <style:text-properties style:font-name="Century Schoolbook L" fo:font-size="11pt" fo:language="en" fo:country="US" fo:font-weight="normal" officeooo:rsid="0654dd75" style:font-size-asian="10.5pt" style:font-weight-asian="normal" style:font-weight-complex="normal"/>
    </style:style>
    <style:style style:name="T99" style:family="text">
      <style:text-properties style:font-name="Century Schoolbook L" fo:font-size="11pt" fo:language="en" fo:country="US" fo:font-weight="normal" officeooo:rsid="0655098f" style:font-size-asian="10.5pt" style:font-weight-asian="normal" style:font-weight-complex="normal"/>
    </style:style>
    <style:style style:name="T100" style:family="text">
      <style:text-properties style:font-name="Century Schoolbook L" fo:font-size="11pt" fo:language="en" fo:country="US" fo:font-weight="normal" officeooo:rsid="06566dae" style:font-size-asian="10.5pt" style:font-weight-asian="normal" style:font-weight-complex="normal"/>
    </style:style>
    <style:style style:name="T101" style:family="text">
      <style:text-properties style:font-name="Century Schoolbook L" fo:font-size="11pt" fo:language="en" fo:country="US" fo:font-weight="normal" officeooo:rsid="04ed80dd" style:font-size-asian="10.5pt" style:font-weight-asian="normal"/>
    </style:style>
    <style:style style:name="T102" style:family="text">
      <style:text-properties style:font-name="Century Schoolbook L" fo:font-size="11pt" fo:language="en" fo:country="US" fo:font-weight="normal" officeooo:rsid="04ef1f03" style:font-size-asian="10.5pt" style:font-weight-asian="normal"/>
    </style:style>
    <style:style style:name="T103" style:family="text">
      <style:text-properties style:font-name="Century Schoolbook L" fo:font-size="11pt" fo:language="en" fo:country="US" fo:font-weight="normal" officeooo:rsid="04f25e9f" style:font-size-asian="10.5pt" style:font-weight-asian="normal"/>
    </style:style>
    <style:style style:name="T104" style:family="text">
      <style:text-properties style:font-name="Century Schoolbook L" fo:font-size="11pt" fo:language="en" fo:country="US" fo:font-weight="normal" officeooo:rsid="04f66d77" style:font-size-asian="10.5pt" style:font-weight-asian="normal"/>
    </style:style>
    <style:style style:name="T105" style:family="text">
      <style:text-properties style:font-name="Century Schoolbook L" fo:font-size="11pt" fo:language="en" fo:country="US" fo:font-weight="normal" officeooo:rsid="04fab097" style:font-size-asian="10.5pt" style:font-weight-asian="normal"/>
    </style:style>
    <style:style style:name="T106" style:family="text">
      <style:text-properties style:font-name="Century Schoolbook L" fo:font-size="11pt" fo:language="en" fo:country="US" fo:font-weight="normal" officeooo:rsid="04fc7780" style:font-size-asian="10.5pt" style:font-weight-asian="normal"/>
    </style:style>
    <style:style style:name="T107" style:family="text">
      <style:text-properties style:font-name="Century Schoolbook L" fo:font-size="11pt" fo:language="en" fo:country="US" fo:font-weight="normal" officeooo:rsid="05c6ac0c" style:font-size-asian="10.5pt" style:font-weight-asian="normal"/>
    </style:style>
    <style:style style:name="T108" style:family="text">
      <style:text-properties style:font-name="Century Schoolbook L" fo:font-size="11pt" fo:language="en" fo:country="US" fo:font-weight="normal" officeooo:rsid="060a4e37" style:font-size-asian="10.5pt" style:font-weight-asian="normal"/>
    </style:style>
    <style:style style:name="T109" style:family="text">
      <style:text-properties style:font-name="Century Schoolbook L" fo:font-size="11pt" fo:language="en" fo:country="US" fo:font-weight="normal" officeooo:rsid="06730c08" style:font-size-asian="10.5pt" style:font-weight-asian="normal"/>
    </style:style>
    <style:style style:name="T110" style:family="text">
      <style:text-properties style:font-name="Century Schoolbook L" fo:font-size="11pt" fo:language="en" fo:country="US" fo:font-weight="normal" officeooo:rsid="066dfd9b" style:font-size-asian="10.5pt" style:font-weight-asian="normal"/>
    </style:style>
    <style:style style:name="T111" style:family="text">
      <style:text-properties style:font-name="Century Schoolbook L" fo:font-size="11pt" fo:language="en" fo:country="US" fo:font-weight="normal" officeooo:rsid="067015c0" style:font-size-asian="10.5pt" style:font-weight-asian="normal"/>
    </style:style>
    <style:style style:name="T112" style:family="text">
      <style:text-properties style:font-name="Century Schoolbook L" fo:font-size="11pt" fo:language="en" fo:country="US" fo:font-weight="normal" officeooo:rsid="066f9cdc" style:font-size-asian="10.5pt" style:font-weight-asian="normal"/>
    </style:style>
    <style:style style:name="T113" style:family="text">
      <style:text-properties style:font-name="Century Schoolbook L" fo:font-size="11pt" fo:language="en" fo:country="US" fo:font-weight="normal" officeooo:rsid="060c7ab6" style:font-size-asian="10.5pt" style:font-weight-asian="normal"/>
    </style:style>
    <style:style style:name="T114" style:family="text">
      <style:text-properties style:font-name="Century Schoolbook L" fo:font-size="11pt" fo:language="en" fo:country="US" fo:font-weight="normal" officeooo:rsid="06207566" style:font-size-asian="10.5pt" style:font-weight-asian="normal"/>
    </style:style>
    <style:style style:name="T115" style:family="text">
      <style:text-properties style:font-name="Century Schoolbook L" fo:font-size="11pt" fo:language="en" fo:country="US" fo:font-weight="normal" officeooo:rsid="060dce6e" style:font-size-asian="10.5pt" style:font-weight-asian="normal"/>
    </style:style>
    <style:style style:name="T116" style:family="text">
      <style:text-properties style:font-name="Century Schoolbook L" fo:font-size="11pt" fo:language="en" fo:country="US" fo:font-weight="normal" officeooo:rsid="0652d36d" style:font-size-asian="10.5pt" style:font-weight-asian="normal"/>
    </style:style>
    <style:style style:name="T117" style:family="text">
      <style:text-properties style:font-name="Century Schoolbook L" fo:font-size="11pt" fo:language="en" fo:country="US" fo:font-weight="normal" officeooo:rsid="04f56d00" style:font-size-asian="10.5pt" style:font-weight-asian="normal"/>
    </style:style>
    <style:style style:name="T118" style:family="text">
      <style:text-properties style:font-name="Century Schoolbook L" fo:font-size="11pt" fo:language="en" fo:country="US" fo:font-weight="normal" officeooo:rsid="04cd5c87" style:font-size-asian="10.5pt" style:font-weight-asian="normal"/>
    </style:style>
    <style:style style:name="T119" style:family="text">
      <style:text-properties style:font-name="Century Schoolbook L" fo:font-size="11pt" fo:language="en" fo:country="US" fo:font-weight="normal" officeooo:rsid="0610ba85" style:font-size-asian="10.5pt" style:font-weight-asian="normal"/>
    </style:style>
    <style:style style:name="T120" style:family="text">
      <style:text-properties style:font-name="Century Schoolbook L" fo:font-size="11pt" fo:language="en" fo:country="US" fo:font-weight="normal" officeooo:rsid="061eb74c" style:font-size-asian="10.5pt" style:font-weight-asian="normal"/>
    </style:style>
    <style:style style:name="T121" style:family="text">
      <style:text-properties style:font-name="Century Schoolbook L" fo:font-size="11pt" fo:language="en" fo:country="US" fo:font-weight="normal" officeooo:rsid="0611c72e" style:font-size-asian="10.5pt" style:font-weight-asian="normal"/>
    </style:style>
    <style:style style:name="T122" style:family="text">
      <style:text-properties style:font-name="Century Schoolbook L" fo:font-size="11pt" fo:language="en" fo:country="US" fo:font-weight="normal" officeooo:rsid="06138e91" style:font-size-asian="10.5pt" style:font-weight-asian="normal"/>
    </style:style>
    <style:style style:name="T123" style:family="text">
      <style:text-properties style:font-name="Century Schoolbook L" fo:font-size="11pt" fo:language="en" fo:country="US" fo:font-weight="normal" officeooo:rsid="06296f0b" style:font-size-asian="10.5pt" style:font-weight-asian="normal"/>
    </style:style>
    <style:style style:name="T124" style:family="text">
      <style:text-properties style:font-name="Century Schoolbook L" fo:font-size="11pt" fo:language="en" fo:country="US" fo:font-weight="normal" officeooo:rsid="0615ce82" style:font-size-asian="10.5pt" style:font-weight-asian="normal"/>
    </style:style>
    <style:style style:name="T125" style:family="text">
      <style:text-properties style:font-name="Century Schoolbook L" fo:font-size="11pt" fo:language="en" fo:country="US" fo:font-weight="normal" officeooo:rsid="0616a832" style:font-size-asian="10.5pt" style:font-weight-asian="normal"/>
    </style:style>
    <style:style style:name="T126" style:family="text">
      <style:text-properties style:font-name="Century Schoolbook L" fo:font-size="11pt" fo:language="en" fo:country="US" fo:font-weight="normal" officeooo:rsid="061ad1ac" style:font-size-asian="10.5pt" style:font-weight-asian="normal"/>
    </style:style>
    <style:style style:name="T127" style:family="text">
      <style:text-properties style:font-name="Century Schoolbook L" fo:font-size="11pt" fo:language="en" fo:country="US" fo:font-weight="normal" officeooo:rsid="0620ff8b" style:font-size-asian="10.5pt" style:font-weight-asian="normal"/>
    </style:style>
    <style:style style:name="T128" style:family="text">
      <style:text-properties style:font-name="Century Schoolbook L" fo:font-size="11pt" fo:language="en" fo:country="US" fo:font-weight="normal" officeooo:rsid="067afcd4" style:font-size-asian="10.5pt" style:font-weight-asian="normal"/>
    </style:style>
    <style:style style:name="T129" style:family="text">
      <style:text-properties style:font-name="Century Schoolbook L" fo:font-size="11pt" fo:language="en" fo:country="US" fo:font-weight="normal" officeooo:rsid="06574acb" style:font-size-asian="10.5pt" style:font-weight-asian="normal"/>
    </style:style>
    <style:style style:name="T130" style:family="text">
      <style:text-properties style:font-name="Century Schoolbook L" fo:font-size="11pt" fo:language="en" fo:country="US" fo:font-weight="normal" officeooo:rsid="06591993" style:font-size-asian="10.5pt" style:font-weight-asian="normal"/>
    </style:style>
    <style:style style:name="T131" style:family="text">
      <style:text-properties style:font-name="Century Schoolbook L" fo:font-size="11pt" fo:language="en" fo:country="US" fo:font-weight="normal" officeooo:rsid="06146050" style:font-size-asian="10.5pt" style:font-weight-asian="normal"/>
    </style:style>
    <style:style style:name="T132" style:family="text">
      <style:text-properties style:font-name="Century Schoolbook L" fo:font-size="11pt" fo:language="en" fo:country="US" fo:font-weight="normal" officeooo:rsid="06227599" style:font-size-asian="10.5pt" style:font-weight-asian="normal"/>
    </style:style>
    <style:style style:name="T133" style:family="text">
      <style:text-properties style:font-name="Century Schoolbook L" fo:font-size="11pt" fo:language="en" fo:country="US" fo:font-weight="normal" officeooo:rsid="062a9bc3" style:font-size-asian="10.5pt" style:font-weight-asian="normal"/>
    </style:style>
    <style:style style:name="T134" style:family="text">
      <style:text-properties style:font-name="Century Schoolbook L" fo:font-size="11pt" fo:language="en" fo:country="US" fo:font-weight="normal" officeooo:rsid="0626e72e" style:font-size-asian="10.5pt" style:font-weight-asian="normal"/>
    </style:style>
    <style:style style:name="T135" style:family="text">
      <style:text-properties style:font-name="Century Schoolbook L" fo:font-size="11pt" fo:language="en" fo:country="US" fo:font-weight="normal" officeooo:rsid="067be6fa" style:font-size-asian="10.5pt" style:font-weight-asian="normal"/>
    </style:style>
    <style:style style:name="T136" style:family="text">
      <style:text-properties style:font-name="Century Schoolbook L" fo:font-size="11pt" fo:language="en" fo:country="US" fo:font-weight="normal" officeooo:rsid="0617a91e" style:font-size-asian="10.5pt" style:font-weight-asian="normal"/>
    </style:style>
    <style:style style:name="T137" style:family="text">
      <style:text-properties style:font-name="Century Schoolbook L" fo:font-size="11pt" fo:language="en" fo:country="US" fo:font-weight="normal" officeooo:rsid="0626fead" style:font-size-asian="10.5pt" style:font-weight-asian="normal"/>
    </style:style>
    <style:style style:name="T138" style:family="text">
      <style:text-properties style:font-name="Century Schoolbook L" fo:font-size="11pt" fo:language="en" fo:country="US" fo:font-weight="normal" officeooo:rsid="067c7958" style:font-size-asian="10.5pt" style:font-weight-asian="normal"/>
    </style:style>
    <style:style style:name="T139" style:family="text">
      <style:text-properties style:font-name="Century Schoolbook L" fo:font-size="11pt" fo:language="en" fo:country="US" fo:font-weight="normal" officeooo:rsid="067fcf0c" style:font-size-asian="10.5pt" style:font-weight-asian="normal"/>
    </style:style>
    <style:style style:name="T140" style:family="text">
      <style:text-properties style:font-name="Century Schoolbook L" fo:font-size="11pt" fo:language="en" fo:country="US" fo:font-weight="normal" officeooo:rsid="061df23e" style:font-size-asian="10.5pt" style:font-weight-asian="normal"/>
    </style:style>
    <style:style style:name="T141" style:family="text">
      <style:text-properties style:font-name="Century Schoolbook L" fo:font-size="11pt" fo:language="en" fo:country="US" fo:font-weight="normal" officeooo:rsid="062e175c" style:font-size-asian="10.5pt" style:font-weight-asian="normal"/>
    </style:style>
    <style:style style:name="T142" style:family="text">
      <style:text-properties style:font-name="Century Schoolbook L" fo:font-size="11pt" fo:language="en" fo:country="US" fo:font-weight="normal" officeooo:rsid="0680fddf" style:font-size-asian="10.5pt" style:font-weight-asian="normal"/>
    </style:style>
    <style:style style:name="T143" style:family="text">
      <style:text-properties style:font-name="Century Schoolbook L" fo:font-size="11pt" fo:language="en" fo:country="US" fo:font-weight="normal" officeooo:rsid="06453589" style:font-size-asian="10.5pt" style:font-weight-asian="normal"/>
    </style:style>
    <style:style style:name="T144" style:family="text">
      <style:text-properties style:font-name="Century Schoolbook L" fo:font-size="11pt" fo:language="en" fo:country="US" fo:font-weight="normal" officeooo:rsid="062cc2c2" style:font-size-asian="10.5pt" style:font-weight-asian="normal"/>
    </style:style>
    <style:style style:name="T145" style:family="text">
      <style:text-properties style:font-name="Century Schoolbook L" fo:font-size="11pt" fo:language="en" fo:country="US" fo:font-weight="normal" officeooo:rsid="061ee91d" style:font-size-asian="10.5pt" style:font-weight-asian="normal"/>
    </style:style>
    <style:style style:name="T146" style:family="text">
      <style:text-properties style:font-name="Century Schoolbook L" fo:font-size="11pt" fo:language="en" fo:country="US" fo:font-weight="normal" officeooo:rsid="0632b2de" style:font-size-asian="10.5pt" style:font-weight-asian="normal"/>
    </style:style>
    <style:style style:name="T147" style:family="text">
      <style:text-properties style:font-name="Century Schoolbook L" fo:font-size="11pt" fo:language="en" fo:country="US" fo:font-weight="normal" officeooo:rsid="065c4e48" style:font-size-asian="10.5pt" style:font-weight-asian="normal"/>
    </style:style>
    <style:style style:name="T148" style:family="text">
      <style:text-properties style:font-name="Century Schoolbook L" fo:font-size="11pt" fo:language="en" fo:country="US" fo:font-weight="normal" officeooo:rsid="0631f89e" style:font-size-asian="10.5pt" style:font-weight-asian="normal"/>
    </style:style>
    <style:style style:name="T149" style:family="text">
      <style:text-properties style:font-name="Century Schoolbook L" fo:font-size="11pt" fo:language="en" fo:country="US" fo:font-weight="normal" officeooo:rsid="0633b067" style:font-size-asian="10.5pt" style:font-weight-asian="normal"/>
    </style:style>
    <style:style style:name="T150" style:family="text">
      <style:text-properties style:font-name="Century Schoolbook L" fo:font-size="11pt" fo:language="en" fo:country="US" fo:font-weight="normal" officeooo:rsid="06336f8a" style:font-size-asian="10.5pt" style:font-weight-asian="normal"/>
    </style:style>
    <style:style style:name="T151" style:family="text">
      <style:text-properties style:font-name="Century Schoolbook L" fo:font-size="11pt" fo:language="en" fo:country="US" fo:font-weight="normal" officeooo:rsid="0660a24c" style:font-size-asian="10.5pt" style:font-weight-asian="normal"/>
    </style:style>
    <style:style style:name="T152" style:family="text">
      <style:text-properties style:font-name="Century Schoolbook L" fo:font-size="11pt" fo:language="en" fo:country="US" fo:font-weight="normal" officeooo:rsid="065ea501" style:font-size-asian="10.5pt" style:font-weight-asian="normal"/>
    </style:style>
    <style:style style:name="T153" style:family="text">
      <style:text-properties style:font-name="Century Schoolbook L" fo:font-size="11pt" fo:language="en" fo:country="US" fo:font-weight="normal" officeooo:rsid="0634de37" style:font-size-asian="10.5pt" style:font-weight-asian="normal"/>
    </style:style>
    <style:style style:name="T154" style:family="text">
      <style:text-properties style:font-name="Century Schoolbook L" fo:font-size="11pt" fo:language="en" fo:country="US" fo:font-weight="normal" officeooo:rsid="0661b208" style:font-size-asian="10.5pt" style:font-weight-asian="normal"/>
    </style:style>
    <style:style style:name="T155" style:family="text">
      <style:text-properties style:font-name="Century Schoolbook L" fo:font-size="11pt" fo:language="en" fo:country="US" fo:font-weight="normal" officeooo:rsid="063555b6" style:font-size-asian="10.5pt" style:font-weight-asian="normal"/>
    </style:style>
    <style:style style:name="T156" style:family="text">
      <style:text-properties style:font-name="Century Schoolbook L" fo:font-size="11pt" fo:language="en" fo:country="US" fo:font-weight="normal" officeooo:rsid="063fd10f" style:font-size-asian="10.5pt" style:font-weight-asian="normal"/>
    </style:style>
    <style:style style:name="T157" style:family="text">
      <style:text-properties style:font-name="Century Schoolbook L" fo:font-size="11pt" fo:language="en" fo:country="US" fo:font-weight="normal" officeooo:rsid="064e4023" style:font-size-asian="10.5pt" style:font-weight-asian="normal"/>
    </style:style>
    <style:style style:name="T158" style:family="text">
      <style:text-properties style:font-name="Century Schoolbook L" fo:font-size="11pt" fo:language="en" fo:country="US" fo:font-weight="normal" officeooo:rsid="064efc6f" style:font-size-asian="10.5pt" style:font-weight-asian="normal"/>
    </style:style>
    <style:style style:name="T159" style:family="text">
      <style:text-properties style:font-name="Century Schoolbook L" fo:font-size="11pt" fo:language="en" fo:country="US" fo:font-weight="normal" officeooo:rsid="0663af57" style:font-size-asian="10.5pt" style:font-weight-asian="normal"/>
    </style:style>
    <style:style style:name="T160" style:family="text">
      <style:text-properties style:font-name="Century Schoolbook L" fo:font-size="11pt" fo:language="en" fo:country="US" fo:font-weight="normal" officeooo:rsid="066315bd" style:font-size-asian="10.5pt" style:font-weight-asian="normal"/>
    </style:style>
    <style:style style:name="T161" style:family="text">
      <style:text-properties style:font-name="Century Schoolbook L" fo:font-size="11pt" fo:language="en" fo:country="US" fo:font-weight="normal" officeooo:rsid="0645feb0" style:font-size-asian="10.5pt" style:font-weight-asian="normal"/>
    </style:style>
    <style:style style:name="T162" style:family="text">
      <style:text-properties style:font-name="Century Schoolbook L" fo:font-size="11pt" fo:language="en" fo:country="US" fo:font-weight="normal" officeooo:rsid="0665e91f" style:font-size-asian="10.5pt" style:font-weight-asian="normal"/>
    </style:style>
    <style:style style:name="T163" style:family="text">
      <style:text-properties style:font-name="Century Schoolbook L" fo:font-size="11pt" fo:language="en" fo:country="US" fo:font-weight="normal" officeooo:rsid="063e4f9e" style:font-size-asian="10.5pt" style:font-weight-asian="normal"/>
    </style:style>
    <style:style style:name="T164" style:family="text">
      <style:text-properties style:font-name="Century Schoolbook L" fo:font-size="11pt" fo:language="en" fo:country="US" fo:font-weight="normal" officeooo:rsid="06410b99" style:font-size-asian="10.5pt" style:font-weight-asian="normal"/>
    </style:style>
    <style:style style:name="T165" style:family="text">
      <style:text-properties style:font-name="Century Schoolbook L" fo:font-size="11pt" fo:language="en" fo:country="US" fo:font-weight="normal" officeooo:rsid="064a447c" style:font-size-asian="10.5pt" style:font-weight-asian="normal"/>
    </style:style>
    <style:style style:name="T166" style:family="text">
      <style:text-properties style:font-name="Century Schoolbook L" fo:font-size="11pt" fo:language="en" fo:country="US" fo:font-weight="normal" officeooo:rsid="0695b6e5" style:font-size-asian="10.5pt" style:font-weight-asian="normal"/>
    </style:style>
    <style:style style:name="T167" style:family="text">
      <style:text-properties style:font-name="Century Schoolbook L" fo:font-size="11pt" fo:language="en" fo:country="US" fo:font-weight="normal" officeooo:rsid="064759c9" style:font-size-asian="10.5pt" style:font-weight-asian="normal"/>
    </style:style>
    <style:style style:name="T168" style:family="text">
      <style:text-properties style:font-name="Century Schoolbook L" fo:font-size="11pt" fo:language="en" fo:country="US" fo:font-weight="normal" officeooo:rsid="066890fa" style:font-size-asian="10.5pt" style:font-weight-asian="normal"/>
    </style:style>
    <style:style style:name="T169" style:family="text">
      <style:text-properties style:font-name="Century Schoolbook L" fo:font-size="11pt" fo:language="en" fo:country="US" fo:font-weight="normal" officeooo:rsid="066d7dc3" style:font-size-asian="10.5pt" style:font-weight-asian="normal"/>
    </style:style>
    <style:style style:name="T170" style:family="text">
      <style:text-properties style:font-name="Century Schoolbook L" fo:font-size="11pt" fo:language="en" fo:country="US" fo:font-weight="normal" officeooo:rsid="06987267" style:font-size-asian="10.5pt" style:font-weight-asian="normal"/>
    </style:style>
    <style:style style:name="T171" style:family="text">
      <style:text-properties style:font-name="Century Schoolbook L" fo:font-size="11pt" fo:language="en" fo:country="US" fo:font-weight="normal" officeooo:rsid="069adde1" style:font-size-asian="10.5pt" style:font-weight-asian="normal"/>
    </style:style>
    <style:style style:name="T172" style:family="text">
      <style:text-properties style:font-name="Century Schoolbook L" fo:font-size="11pt" fo:language="en" fo:country="US" fo:font-weight="bold" style:font-size-asian="10.5pt" style:font-weight-asian="bold" style:font-weight-complex="bold"/>
    </style:style>
    <style:style style:name="T173" style:family="text">
      <style:text-properties style:font-name="Century Schoolbook L" fo:font-size="11pt" fo:language="en" fo:country="US" fo:font-weight="bold" officeooo:rsid="060c7ab6" style:font-size-asian="10.5pt" style:font-weight-asian="bold" style:font-weight-complex="bold"/>
    </style:style>
    <style:style style:name="T174" style:family="text">
      <style:text-properties style:font-name="Century Schoolbook L" fo:font-size="11pt" fo:language="en" fo:country="US" style:font-size-asian="10.5pt"/>
    </style:style>
    <style:style style:name="T175" style:family="text">
      <style:text-properties style:font-name="Century Schoolbook L" fo:font-size="11pt" fo:language="en" fo:country="US" officeooo:rsid="060c7ab6" style:font-size-asian="10.5pt"/>
    </style:style>
    <style:style style:name="T176" style:family="text">
      <style:text-properties style:font-name="Century Schoolbook L" fo:font-size="11pt" fo:language="en" fo:country="US" officeooo:rsid="0652d36d" style:font-size-asian="10.5pt"/>
    </style:style>
    <style:style style:name="T177" style:family="text">
      <style:text-properties style:font-name="Century Schoolbook L" fo:font-size="11pt" fo:language="en" fo:country="US" officeooo:rsid="06138e91" style:font-size-asian="10.5pt"/>
    </style:style>
    <style:style style:name="T178" style:family="text">
      <style:text-properties style:font-name="Century Schoolbook L" fo:font-size="11pt" fo:language="en" fo:country="US" officeooo:rsid="0620ff8b" style:font-size-asian="10.5pt"/>
    </style:style>
    <style:style style:name="T179" style:family="text">
      <style:text-properties style:font-name="Century Schoolbook L" fo:font-size="11pt" fo:language="en" fo:country="US" officeooo:rsid="06146050" style:font-size-asian="10.5pt"/>
    </style:style>
    <style:style style:name="T180" style:family="text">
      <style:text-properties style:font-name="Century Schoolbook L" fo:font-size="11pt" fo:language="en" fo:country="US" officeooo:rsid="061df23e" style:font-size-asian="10.5pt"/>
    </style:style>
    <style:style style:name="T181" style:family="text">
      <style:text-properties style:font-name="Century Schoolbook L" fo:font-size="11pt" fo:language="en" fo:country="US" officeooo:rsid="0680fddf" style:font-size-asian="10.5pt"/>
    </style:style>
    <style:style style:name="T182" style:family="text">
      <style:text-properties style:font-name="Century Schoolbook L" fo:font-size="11pt" fo:language="en" fo:country="US" officeooo:rsid="06336f8a" style:font-size-asian="10.5pt"/>
    </style:style>
    <style:style style:name="T183" style:family="text">
      <style:text-properties style:font-name="Century Schoolbook L" fo:font-size="11pt" fo:language="en" fo:country="US" officeooo:rsid="0631f89e" style:font-size-asian="10.5pt"/>
    </style:style>
    <style:style style:name="T184" style:family="text">
      <style:text-properties style:font-name="Century Schoolbook L" fo:font-size="11pt" fo:language="en" fo:country="US" officeooo:rsid="066315bd" style:font-size-asian="10.5pt"/>
    </style:style>
    <style:style style:name="T185" style:family="text">
      <style:text-properties style:font-name="Century Schoolbook L" fo:font-size="11pt" fo:font-weight="bold" style:font-size-asian="10.5pt" style:font-weight-asian="bold" style:font-weight-complex="bold"/>
    </style:style>
    <style:style style:name="T186" style:family="text">
      <style:text-properties style:font-name="Century Schoolbook L" fo:font-size="11pt" fo:font-weight="bold" officeooo:rsid="060c7ab6" style:font-size-asian="10.5pt" style:font-weight-asian="bold" style:font-weight-complex="bold"/>
    </style:style>
    <style:style style:name="T187" style:family="text">
      <style:text-properties style:font-name="Century Schoolbook L" fo:font-weight="normal" officeooo:rsid="05b80156" style:font-weight-asian="normal"/>
    </style:style>
    <style:style style:name="T188" style:family="text">
      <style:text-properties fo:font-size="11pt" fo:font-weight="normal" style:font-size-asian="10.5pt" style:font-weight-asian="normal"/>
    </style:style>
    <style:style style:name="T189" style:family="text">
      <style:text-properties fo:font-size="11pt" fo:font-weight="normal" officeooo:rsid="0611c72e" style:font-size-asian="10.5pt" style:font-weight-asian="normal"/>
    </style:style>
    <style:style style:name="T190" style:family="text">
      <style:text-properties fo:font-size="11pt" fo:font-weight="normal" officeooo:rsid="06138e91" style:font-size-asian="10.5pt" style:font-weight-asian="normal"/>
    </style:style>
    <style:style style:name="T191" style:family="text">
      <style:text-properties fo:font-size="11pt" fo:font-weight="normal" officeooo:rsid="0615ce82" style:font-size-asian="10.5pt" style:font-weight-asian="normal"/>
    </style:style>
    <style:style style:name="T192" style:family="text">
      <style:text-properties fo:font-size="11pt" fo:font-weight="normal" officeooo:rsid="0616a832" style:font-size-asian="10.5pt" style:font-weight-asian="normal"/>
    </style:style>
    <style:style style:name="T193" style:family="text">
      <style:text-properties fo:font-size="11pt" fo:font-weight="normal" officeooo:rsid="061ad1ac" style:font-size-asian="10.5pt" style:font-weight-asian="normal"/>
    </style:style>
    <style:style style:name="T194" style:family="text">
      <style:text-properties fo:font-size="11pt" fo:font-weight="normal" officeooo:rsid="06207566" style:font-size-asian="10.5pt" style:font-weight-asian="normal"/>
    </style:style>
    <style:style style:name="T195" style:family="text">
      <style:text-properties fo:font-size="11pt" fo:font-weight="normal" officeooo:rsid="0624728b" style:font-size-asian="10.5pt" style:font-weight-asian="normal"/>
    </style:style>
    <style:style style:name="T196" style:family="text">
      <style:text-properties fo:font-size="11pt" fo:font-weight="normal" officeooo:rsid="06336f8a" style:font-size-asian="10.5pt" style:font-weight-asian="normal"/>
    </style:style>
    <style:style style:name="T197" style:family="text">
      <style:text-properties fo:font-size="11pt" fo:font-weight="normal" officeooo:rsid="0631f89e" style:font-size-asian="10.5pt" style:font-weight-asian="normal"/>
    </style:style>
    <style:style style:name="T198" style:family="text">
      <style:text-properties fo:font-size="11pt" fo:font-weight="normal" officeooo:rsid="064be581" style:font-size-asian="10.5pt" style:font-weight-asian="normal"/>
    </style:style>
    <style:style style:name="T199" style:family="text">
      <style:text-properties fo:font-size="11pt" fo:font-weight="normal" officeooo:rsid="0660a24c" style:font-size-asian="10.5pt" style:font-weight-asian="normal"/>
    </style:style>
    <style:style style:name="T200" style:family="text">
      <style:text-properties fo:font-size="11pt" fo:language="en" fo:country="US" fo:font-weight="normal" style:font-size-asian="10.5pt" style:font-weight-asian="normal"/>
    </style:style>
    <style:style style:name="T201" style:family="text">
      <style:text-properties fo:font-size="11pt" fo:language="en" fo:country="US" fo:font-weight="normal" officeooo:rsid="06207566" style:font-size-asian="10.5pt" style:font-weight-asian="normal"/>
    </style:style>
    <style:style style:name="T202" style:family="text">
      <style:text-properties fo:font-size="11pt" fo:language="en" fo:country="US" fo:font-weight="normal" officeooo:rsid="0611c72e" style:font-size-asian="10.5pt" style:font-weight-asian="normal"/>
    </style:style>
    <style:style style:name="T203" style:family="text">
      <style:text-properties fo:font-size="11pt" fo:language="en" fo:country="US" fo:font-weight="normal" officeooo:rsid="06138e91" style:font-size-asian="10.5pt" style:font-weight-asian="normal"/>
    </style:style>
    <style:style style:name="T204" style:family="text">
      <style:text-properties fo:font-size="11pt" fo:language="en" fo:country="US" fo:font-weight="normal" officeooo:rsid="0616a832" style:font-size-asian="10.5pt" style:font-weight-asian="normal"/>
    </style:style>
    <style:style style:name="T205" style:family="text">
      <style:text-properties fo:font-size="11pt" fo:language="en" fo:country="US" fo:font-weight="normal" officeooo:rsid="0615ce82" style:font-size-asian="10.5pt" style:font-weight-asian="normal"/>
    </style:style>
    <style:style style:name="T206" style:family="text">
      <style:text-properties fo:font-size="11pt" fo:language="en" fo:country="US" fo:font-weight="normal" officeooo:rsid="061ad1ac" style:font-size-asian="10.5pt" style:font-weight-asian="normal"/>
    </style:style>
    <style:style style:name="T207" style:family="text">
      <style:text-properties fo:font-size="11pt" fo:language="en" fo:country="US" fo:font-weight="normal" officeooo:rsid="0624728b" style:font-size-asian="10.5pt" style:font-weight-asian="normal"/>
    </style:style>
    <style:style style:name="T208" style:family="text">
      <style:text-properties fo:font-size="11pt" fo:language="en" fo:country="US" fo:font-weight="normal" officeooo:rsid="0660a24c" style:font-size-asian="10.5pt" style:font-weight-asian="normal"/>
    </style:style>
    <style:style style:name="T209" style:family="text">
      <style:text-properties fo:font-size="11pt" fo:language="en" fo:country="US" fo:font-weight="normal" officeooo:rsid="06336f8a" style:font-size-asian="10.5pt" style:font-weight-asian="normal"/>
    </style:style>
    <style:style style:name="T210" style:family="text">
      <style:text-properties fo:font-size="11pt" fo:language="en" fo:country="US" fo:font-weight="normal" officeooo:rsid="0631f89e" style:font-size-asian="10.5pt" style:font-weight-asian="normal"/>
    </style:style>
    <style:style style:name="T211" style:family="text">
      <style:text-properties fo:font-size="11pt" fo:language="en" fo:country="US" fo:font-weight="normal" officeooo:rsid="064be581" style:font-size-asian="10.5pt" style:font-weight-asian="normal"/>
    </style:style>
    <style:style style:name="T212" style:family="text">
      <style:text-properties fo:language="en" fo:country="US"/>
    </style:style>
    <style:style style:name="T213" style:family="text">
      <style:text-properties fo:language="en" fo:country="US" fo:font-weight="normal" style:font-weight-asian="normal"/>
    </style:style>
    <style:style style:name="T214" style:family="text">
      <style:text-properties fo:language="en" fo:country="US" fo:font-weight="normal" style:font-weight-asian="normal" style:font-weight-complex="normal"/>
    </style:style>
    <style:style style:name="T215" style:family="text">
      <style:text-properties fo:language="en" fo:country="US" fo:font-weight="normal" officeooo:rsid="02baea28" style:font-weight-asian="normal" style:font-weight-complex="normal"/>
    </style:style>
    <style:style style:name="T216" style:family="text">
      <style:text-properties fo:language="en" fo:country="US" fo:font-weight="normal" officeooo:rsid="02ea4ae8" style:font-weight-asian="normal" style:font-weight-complex="normal"/>
    </style:style>
    <style:style style:name="T217" style:family="text">
      <style:text-properties fo:language="en" fo:country="US" fo:font-weight="normal" officeooo:rsid="060dce6e" style:font-weight-asian="normal" style:font-weight-complex="normal"/>
    </style:style>
    <style:style style:name="T218" style:family="text">
      <style:text-properties fo:language="en" fo:country="US" fo:font-weight="normal" officeooo:rsid="06207566" style:font-weight-asian="normal" style:font-weight-complex="normal"/>
    </style:style>
    <style:style style:name="T219" style:family="text">
      <style:text-properties fo:language="en" fo:country="US" fo:font-weight="normal" officeooo:rsid="0654dd75" style:font-weight-asian="normal" style:font-weight-complex="normal"/>
    </style:style>
    <style:style style:name="T220" style:family="text">
      <style:text-properties fo:language="en" fo:country="US" fo:font-weight="normal" officeooo:rsid="06566dae" style:font-weight-asian="normal" style:font-weight-complex="normal"/>
    </style:style>
    <style:style style:name="T221" style:family="text">
      <style:text-properties fo:language="en" fo:country="US" officeooo:rsid="02a46f96"/>
    </style:style>
    <style:style style:name="T222" style:family="text">
      <style:text-properties fo:language="en" fo:country="US" officeooo:rsid="02a5e448"/>
    </style:style>
    <style:style style:name="T223" style:family="text">
      <style:text-properties fo:language="en" fo:country="US" officeooo:rsid="04ef1f03"/>
    </style:style>
    <style:style style:name="T224" style:family="text">
      <style:text-properties fo:language="en" fo:country="US" officeooo:rsid="04ef2d6c"/>
    </style:style>
    <style:style style:name="T225" style:family="text">
      <style:text-properties fo:language="en" fo:country="US" officeooo:rsid="04ef5fbf"/>
    </style:style>
    <style:style style:name="T226" style:family="text">
      <style:text-properties fo:language="en" fo:country="US" officeooo:rsid="04f0c316"/>
    </style:style>
    <style:style style:name="T227" style:family="text">
      <style:text-properties fo:language="en" fo:country="US" officeooo:rsid="04f25e9f"/>
    </style:style>
    <style:style style:name="T228" style:family="text">
      <style:text-properties fo:language="en" fo:country="US" officeooo:rsid="04f7f7bd"/>
    </style:style>
    <style:style style:name="T229" style:family="text">
      <style:text-properties fo:language="en" fo:country="US" officeooo:rsid="05d57295"/>
    </style:style>
    <style:style style:name="T230" style:family="text">
      <style:text-properties fo:language="en" fo:country="US" officeooo:rsid="060c7ab6"/>
    </style:style>
    <style:style style:name="T231" style:family="text">
      <style:text-properties fo:language="en" fo:country="US" officeooo:rsid="060dce6e"/>
    </style:style>
    <style:style style:name="T232" style:family="text">
      <style:text-properties fo:language="en" fo:country="US" officeooo:rsid="0610ba85"/>
    </style:style>
    <style:style style:name="T233" style:family="text">
      <style:text-properties fo:language="en" fo:country="US" officeooo:rsid="06207566"/>
    </style:style>
    <style:style style:name="T234" style:family="text">
      <style:text-properties fo:language="en" fo:country="US" officeooo:rsid="06712b48"/>
    </style:style>
    <style:style style:name="T235" style:family="text">
      <style:text-properties fo:language="en" fo:country="US" officeooo:rsid="06746717"/>
    </style:style>
    <style:style style:name="T236" style:family="text">
      <style:text-properties fo:language="en" fo:country="US" officeooo:rsid="05b7231a"/>
    </style:style>
    <style:style style:name="T237" style:family="text">
      <style:text-properties fo:language="en" fo:country="US" officeooo:rsid="066dfd9b"/>
    </style:style>
    <style:style style:name="T238" style:family="text">
      <style:text-properties fo:language="en" fo:country="US" officeooo:rsid="05c47c10"/>
    </style:style>
    <style:style style:name="T239" style:family="text">
      <style:text-properties fo:language="en" fo:country="US" officeooo:rsid="02a9d960"/>
    </style:style>
    <style:style style:name="T240" style:family="text">
      <style:text-properties fo:language="en" fo:country="US" officeooo:rsid="02972dd8"/>
    </style:style>
    <style:style style:name="T241" style:family="text">
      <style:text-properties fo:language="en" fo:country="US" officeooo:rsid="05fd032f"/>
    </style:style>
    <style:style style:name="T242" style:family="text">
      <style:text-properties fo:language="en" fo:country="US" officeooo:rsid="0616a832"/>
    </style:style>
    <style:style style:name="T243" style:family="text">
      <style:text-properties fo:language="en" fo:country="US" officeooo:rsid="06296f0b"/>
    </style:style>
    <style:style style:name="T244" style:family="text">
      <style:text-properties fo:language="en" fo:country="US" officeooo:rsid="067aa156"/>
    </style:style>
    <style:style style:name="T245" style:family="text">
      <style:text-properties fo:language="en" fo:country="US" officeooo:rsid="0617a91e"/>
    </style:style>
    <style:style style:name="T246" style:family="text">
      <style:text-properties fo:language="en" fo:country="US" officeooo:rsid="0618fbd7"/>
    </style:style>
    <style:style style:name="T247" style:family="text">
      <style:text-properties fo:language="en" fo:country="US" officeooo:rsid="0624728b"/>
    </style:style>
    <style:style style:name="T248" style:family="text">
      <style:text-properties fo:language="en" fo:country="US" officeooo:rsid="062b0348"/>
    </style:style>
    <style:style style:name="T249" style:family="text">
      <style:text-properties fo:language="en" fo:country="US" officeooo:rsid="062862f3"/>
    </style:style>
    <style:style style:name="T250" style:family="text">
      <style:text-properties fo:language="en" fo:country="US" officeooo:rsid="0626fead"/>
    </style:style>
    <style:style style:name="T251" style:family="text">
      <style:text-properties fo:language="en" fo:country="US" officeooo:rsid="061ad1ac"/>
    </style:style>
    <style:style style:name="T252" style:family="text">
      <style:text-properties fo:language="en" fo:country="US" officeooo:rsid="061eb74c"/>
    </style:style>
    <style:style style:name="T253" style:family="text">
      <style:text-properties fo:language="en" fo:country="US" officeooo:rsid="065c3ec7"/>
    </style:style>
    <style:style style:name="T254" style:family="text">
      <style:text-properties fo:language="en" fo:country="US" officeooo:rsid="062cc2c2"/>
    </style:style>
    <style:style style:name="T255" style:family="text">
      <style:text-properties fo:language="en" fo:country="US" officeooo:rsid="061c100c"/>
    </style:style>
    <style:style style:name="T256" style:family="text">
      <style:text-properties fo:language="en" fo:country="US" officeooo:rsid="069443d6"/>
    </style:style>
    <style:style style:name="T257" style:family="text">
      <style:text-properties fo:language="en" fo:country="US" officeooo:rsid="0682caef"/>
    </style:style>
    <style:style style:name="T258" style:family="text">
      <style:text-properties fo:language="en" fo:country="US" officeooo:rsid="062ef416"/>
    </style:style>
    <style:style style:name="T259" style:family="text">
      <style:text-properties fo:language="en" fo:country="US" style:font-weight-complex="normal"/>
    </style:style>
    <style:style style:name="T260" style:family="text">
      <style:text-properties fo:language="en" fo:country="US" officeooo:rsid="062ef416" style:font-weight-complex="normal"/>
    </style:style>
    <style:style style:name="T261" style:family="text">
      <style:text-properties fo:language="en" fo:country="US" officeooo:rsid="068c53c1"/>
    </style:style>
    <style:style style:name="T262" style:family="text">
      <style:text-properties fo:language="en" fo:country="US" officeooo:rsid="068a56d3"/>
    </style:style>
    <style:style style:name="T263" style:family="text">
      <style:text-properties fo:language="en" fo:country="US" officeooo:rsid="068a2504"/>
    </style:style>
    <style:style style:name="T264" style:family="text">
      <style:text-properties fo:language="en" fo:country="US" officeooo:rsid="068d7a87"/>
    </style:style>
    <style:style style:name="T265" style:family="text">
      <style:text-properties fo:language="en" fo:country="US" officeooo:rsid="0631f89e"/>
    </style:style>
    <style:style style:name="T266" style:family="text">
      <style:text-properties fo:language="en" fo:country="US" officeooo:rsid="0632b2de"/>
    </style:style>
    <style:style style:name="T267" style:family="text">
      <style:text-properties fo:language="en" fo:country="US" officeooo:rsid="06336f8a"/>
    </style:style>
    <style:style style:name="T268" style:family="text">
      <style:text-properties fo:language="en" fo:country="US" officeooo:rsid="064a447c"/>
    </style:style>
    <style:style style:name="T269" style:family="text">
      <style:text-properties fo:language="en" fo:country="US" officeooo:rsid="0647bab0"/>
    </style:style>
    <style:style style:name="T270" style:family="text">
      <style:text-properties fo:language="en" fo:country="US" officeooo:rsid="064759c9"/>
    </style:style>
    <style:style style:name="T271" style:family="text">
      <style:text-properties fo:language="en" fo:country="US" officeooo:rsid="066a7266"/>
    </style:style>
    <style:style style:name="T272" style:family="text">
      <style:text-properties fo:language="en" fo:country="US" officeooo:rsid="066c7ad8"/>
    </style:style>
    <style:style style:name="T273" style:family="text">
      <style:text-properties fo:language="en" fo:country="US" officeooo:rsid="066d0cb4"/>
    </style:style>
    <style:style style:name="T274" style:family="text">
      <style:text-properties fo:language="en" fo:country="US" officeooo:rsid="06987267"/>
    </style:style>
    <style:style style:name="T275" style:family="text">
      <style:text-properties fo:language="en" fo:country="US" officeooo:rsid="0648bee0"/>
    </style:style>
    <style:style style:name="T276" style:family="text">
      <style:text-properties fo:language="en" fo:country="US" officeooo:rsid="069adde1"/>
    </style:style>
    <style:style style:name="T277" style:family="text">
      <style:text-properties style:font-name="Liberation Mono" fo:font-size="11pt" fo:language="en" fo:country="US" fo:font-weight="normal" officeooo:rsid="060c7ab6" style:font-name-asian="NSimSun" style:font-size-asian="10.5pt" style:font-weight-asian="normal" style:font-name-complex="Liberation Mono"/>
    </style:style>
    <style:style style:name="T278" style:family="text">
      <style:text-properties style:font-name="Liberation Mono" fo:font-size="11pt" fo:language="en" fo:country="US" fo:font-weight="normal" officeooo:rsid="06138e91" style:font-name-asian="NSimSun" style:font-size-asian="10.5pt" style:font-weight-asian="normal" style:font-name-complex="Liberation Mono"/>
    </style:style>
    <style:style style:name="T279" style:family="text">
      <style:text-properties style:font-name="Liberation Mono" fo:font-size="11pt" fo:language="en" fo:country="US" fo:font-weight="normal" officeooo:rsid="0611c72e" style:font-name-asian="NSimSun" style:font-size-asian="10.5pt" style:font-weight-asian="normal" style:font-name-complex="Liberation Mono"/>
    </style:style>
    <style:style style:name="T280" style:family="text">
      <style:text-properties style:font-name="Liberation Mono" fo:font-size="11pt" fo:language="en" fo:country="US" fo:font-weight="normal" officeooo:rsid="0618fbd7" style:font-name-asian="NSimSun" style:font-size-asian="10.5pt" style:font-weight-asian="normal" style:font-name-complex="Liberation Mono"/>
    </style:style>
    <style:style style:name="T281" style:family="text">
      <style:text-properties style:font-name="Liberation Mono" fo:font-size="11pt" fo:language="en" fo:country="US" fo:font-weight="normal" officeooo:rsid="067d3b1f" style:font-name-asian="NSimSun" style:font-size-asian="10.5pt" style:font-weight-asian="normal" style:font-name-complex="Liberation Mono"/>
    </style:style>
    <style:style style:name="T282" style:family="text">
      <style:text-properties style:font-name="Liberation Mono" fo:font-size="11pt" fo:language="en" fo:country="US" fo:font-weight="normal" officeooo:rsid="061ad1ac" style:font-name-asian="NSimSun" style:font-size-asian="10.5pt" style:font-weight-asian="normal" style:font-name-complex="Liberation Mono"/>
    </style:style>
    <style:style style:name="T283" style:family="text">
      <style:text-properties style:font-name="Liberation Mono" fo:font-size="11pt" fo:language="en" fo:country="US" fo:font-weight="normal" officeooo:rsid="065c3ec7" style:font-name-asian="NSimSun" style:font-size-asian="10.5pt" style:font-weight-asian="normal" style:font-name-complex="Liberation Mono"/>
    </style:style>
    <style:style style:name="T284" style:family="text">
      <style:text-properties style:font-name="Liberation Mono" fo:font-size="11pt" fo:language="en" fo:country="US" fo:font-weight="normal" officeooo:rsid="0666c9c5" style:font-name-asian="NSimSun" style:font-size-asian="10.5pt" style:font-weight-asian="normal" style:font-name-complex="Liberation Mono"/>
    </style:style>
    <style:style style:name="T285" style:family="text">
      <style:text-properties style:font-name="Liberation Mono" fo:font-size="11pt" fo:language="en" fo:country="US" fo:font-weight="normal" officeooo:rsid="064be581" style:font-name-asian="NSimSun" style:font-size-asian="10.5pt" style:font-weight-asian="normal" style:font-name-complex="Liberation Mono"/>
    </style:style>
    <style:style style:name="T286" style:family="text">
      <style:text-properties style:font-name="Liberation Mono" fo:font-size="11pt" fo:language="en" fo:country="US" fo:font-weight="normal" officeooo:rsid="060c7ab6" style:font-name-asian="NSimSun" style:font-size-asian="10pt" style:font-weight-asian="normal" style:font-name-complex="Liberation Mono" style:font-size-complex="10pt"/>
    </style:style>
    <style:style style:name="T287" style:family="text">
      <style:text-properties style:font-name="Liberation Mono" fo:font-size="11pt" fo:font-weight="normal" officeooo:rsid="060c7ab6" style:font-name-asian="NSimSun" style:font-size-asian="10pt" style:font-weight-asian="normal" style:font-name-complex="Liberation Mono" style:font-size-complex="10pt"/>
    </style:style>
    <style:style style:name="T288" style:family="text">
      <style:text-properties style:font-name="Liberation Mono" fo:font-size="11pt" fo:font-weight="normal" officeooo:rsid="0611c72e" style:font-name-asian="NSimSun" style:font-size-asian="10.5pt" style:font-weight-asian="normal" style:font-name-complex="Liberation Mono"/>
    </style:style>
    <style:style style:name="T289" style:family="text">
      <style:text-properties style:font-name="Liberation Mono" fo:font-size="11pt" fo:font-weight="normal" officeooo:rsid="06138e91" style:font-name-asian="NSimSun" style:font-size-asian="10.5pt" style:font-weight-asian="normal" style:font-name-complex="Liberation Mono"/>
    </style:style>
    <style:style style:name="T290" style:family="text">
      <style:text-properties style:font-name="Liberation Mono" fo:font-size="11pt" fo:font-weight="normal" officeooo:rsid="0618fbd7" style:font-name-asian="NSimSun" style:font-size-asian="10.5pt" style:font-weight-asian="normal" style:font-name-complex="Liberation Mono"/>
    </style:style>
    <style:style style:name="T291" style:family="text">
      <style:text-properties style:font-name="Liberation Mono" fo:font-size="11pt" fo:font-weight="normal" officeooo:rsid="061ad1ac" style:font-name-asian="NSimSun" style:font-size-asian="10.5pt" style:font-weight-asian="normal" style:font-name-complex="Liberation Mono"/>
    </style:style>
    <style:style style:name="T292" style:family="text">
      <style:text-properties style:font-name="Liberation Mono" fo:font-size="11pt" fo:font-weight="normal" officeooo:rsid="064be581" style:font-name-asian="NSimSun" style:font-size-asian="10.5pt" style:font-weight-asian="normal" style:font-name-complex="Liberation Mono"/>
    </style:style>
    <style:style style:name="T293" style:family="text">
      <style:text-properties style:font-name="Liberation Mono" fo:font-size="11pt" fo:font-weight="normal" officeooo:rsid="065c3ec7" style:font-name-asian="NSimSun" style:font-size-asian="10.5pt" style:font-weight-asian="normal" style:font-name-complex="Liberation Mono"/>
    </style:style>
    <style:style style:name="T294" style:family="text">
      <style:text-properties style:font-name="Liberation Mono" fo:font-size="11pt" fo:font-weight="normal" officeooo:rsid="0666c9c5" style:font-name-asian="NSimSun" style:font-size-asian="10.5pt" style:font-weight-asian="normal" style:font-name-complex="Liberation Mono"/>
    </style:style>
    <style:style style:name="T295" style:family="text">
      <style:text-properties style:font-name="Liberation Mono" fo:font-size="11pt" fo:font-weight="normal" officeooo:rsid="067d3b1f" style:font-name-asian="NSimSun" style:font-size-asian="10.5pt" style:font-weight-asian="normal" style:font-name-complex="Liberation Mono"/>
    </style:style>
    <style:style style:name="T296" style:family="text">
      <style:text-properties style:font-name="Liberation Mono" fo:font-size="11pt" fo:font-weight="normal" officeooo:rsid="060c7ab6" style:font-name-asian="NSimSun" style:font-size-asian="10.5pt" style:font-weight-asian="normal" style:font-name-complex="Liberation Mono"/>
    </style:style>
    <style:style style:name="T297" style:family="text">
      <style:text-properties style:font-name="Liberation Mono" officeooo:rsid="0618fbd7" style:font-name-asian="NSimSun" style:font-name-complex="Liberation Mono"/>
    </style:style>
    <style:style style:name="T298" style:family="text">
      <style:text-properties style:font-name="Liberation Mono" officeooo:rsid="061ad1ac" style:font-name-asian="NSimSun" style:font-name-complex="Liberation Mono"/>
    </style:style>
    <style:style style:name="T299" style:family="text">
      <style:text-properties style:font-name="Liberation Mono" fo:language="en" fo:country="US" officeooo:rsid="061ad1ac" style:font-name-asian="NSimSun" style:font-name-complex="Liberation Mono"/>
    </style:style>
    <style:style style:name="T300" style:family="text">
      <style:text-properties style:font-name="Liberation Mono" fo:language="en" fo:country="US" officeooo:rsid="0618fbd7" style:font-name-asian="NSimSun" style:font-name-complex="Liberation Mono"/>
    </style:style>
    <style:style style:name="T301" style:family="text">
      <style:text-properties officeooo:rsid="05b7231a"/>
    </style:style>
    <style:style style:name="T302" style:family="text">
      <style:text-properties officeooo:rsid="05c47c10"/>
    </style:style>
    <style:style style:name="T303" style:family="text">
      <style:text-properties officeooo:rsid="05fd032f"/>
    </style:style>
    <style:style style:name="T304" style:family="text">
      <style:text-properties officeooo:rsid="060c7ab6"/>
    </style:style>
    <style:style style:name="T305" style:family="text">
      <style:text-properties officeooo:rsid="0610ba85"/>
    </style:style>
    <style:style style:name="T306" style:family="text">
      <style:text-properties style:font-name="Arial" fo:font-size="16.1000003814697pt" fo:font-weight="bold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307" style:family="text">
      <style:text-properties style:font-name="Arial" fo:font-size="16.1000003814697pt" fo:font-weight="bold" officeooo:rsid="0616a832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308" style:family="text">
      <style:text-properties style:font-name="Arial" fo:font-size="16.1000003814697pt" fo:font-weight="bold" officeooo:rsid="0624728b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309" style:family="text">
      <style:text-properties style:font-name="Arial" fo:font-size="16.1000003814697pt" fo:font-weight="bold" officeooo:rsid="062cc2c2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310" style:family="text">
      <style:text-properties style:font-name="Arial" fo:font-size="16.1000003814697pt" fo:language="en" fo:country="US" fo:font-weight="bold" officeooo:rsid="062cc2c2" style:font-name-asian="WenQuanYi Zen Hei" style:font-size-asian="16.1000003814697pt" style:font-weight-asian="bold" style:font-name-complex="Lohit Hindi" style:font-size-complex="16.1000003814697pt" style:font-weight-complex="bold"/>
    </style:style>
    <style:style style:name="T311" style:family="text">
      <style:text-properties officeooo:rsid="0615ce82"/>
    </style:style>
    <style:style style:name="T312" style:family="text">
      <style:text-properties officeooo:rsid="0616a832"/>
    </style:style>
    <style:style style:name="T313" style:family="text">
      <style:text-properties officeooo:rsid="0617a91e"/>
    </style:style>
    <style:style style:name="T314" style:family="text">
      <style:text-properties officeooo:rsid="0618fbd7"/>
    </style:style>
    <style:style style:name="T315" style:family="text">
      <style:text-properties officeooo:rsid="061a1fc7"/>
    </style:style>
    <style:style style:name="T316" style:family="text">
      <style:text-properties officeooo:rsid="061ad1ac"/>
    </style:style>
    <style:style style:name="T317" style:family="text">
      <style:text-properties officeooo:rsid="061c100c"/>
    </style:style>
    <style:style style:name="T318" style:family="text">
      <style:text-properties officeooo:rsid="061eb74c"/>
    </style:style>
    <style:style style:name="T319" style:family="text">
      <style:text-properties officeooo:rsid="06207566"/>
    </style:style>
    <style:style style:name="T320" style:family="text">
      <style:text-properties officeooo:rsid="0624728b"/>
    </style:style>
    <style:style style:name="T321" style:family="text">
      <style:text-properties fo:font-weight="normal" style:font-weight-asian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654dd75" style:font-weight-asian="normal" style:font-weight-complex="normal"/>
    </style:style>
    <style:style style:name="T324" style:family="text">
      <style:text-properties fo:font-weight="normal" officeooo:rsid="060dce6e" style:font-weight-asian="normal" style:font-weight-complex="normal"/>
    </style:style>
    <style:style style:name="T325" style:family="text">
      <style:text-properties fo:font-weight="normal" officeooo:rsid="06566dae" style:font-weight-asian="normal" style:font-weight-complex="normal"/>
    </style:style>
    <style:style style:name="T326" style:family="text">
      <style:text-properties fo:font-weight="normal" officeooo:rsid="02baea28" style:font-weight-asian="normal" style:font-weight-complex="normal"/>
    </style:style>
    <style:style style:name="T327" style:family="text">
      <style:text-properties fo:font-weight="normal" officeooo:rsid="02ea4ae8" style:font-weight-asian="normal" style:font-weight-complex="normal"/>
    </style:style>
    <style:style style:name="T328" style:family="text">
      <style:text-properties fo:font-weight="normal" officeooo:rsid="06207566" style:font-weight-asian="normal" style:font-weight-complex="normal"/>
    </style:style>
    <style:style style:name="T329" style:family="text">
      <style:text-properties officeooo:rsid="0626fead"/>
    </style:style>
    <style:style style:name="T330" style:family="text">
      <style:text-properties officeooo:rsid="062862f3"/>
    </style:style>
    <style:style style:name="T331" style:family="text">
      <style:text-properties officeooo:rsid="06296f0b"/>
    </style:style>
    <style:style style:name="T332" style:family="text">
      <style:text-properties officeooo:rsid="062b0348"/>
    </style:style>
    <style:style style:name="T333" style:family="text">
      <style:text-properties officeooo:rsid="062cc2c2"/>
    </style:style>
    <style:style style:name="T334" style:family="text">
      <style:text-properties officeooo:rsid="062ef416"/>
    </style:style>
    <style:style style:name="T335" style:family="text">
      <style:text-properties style:font-weight-complex="normal"/>
    </style:style>
    <style:style style:name="T336" style:family="text">
      <style:text-properties officeooo:rsid="062ef416" style:font-weight-complex="normal"/>
    </style:style>
    <style:style style:name="T337" style:family="text">
      <style:text-properties officeooo:rsid="0631f89e"/>
    </style:style>
    <style:style style:name="T338" style:family="text">
      <style:text-properties officeooo:rsid="0632b2de"/>
    </style:style>
    <style:style style:name="T339" style:family="text">
      <style:text-properties officeooo:rsid="06336f8a"/>
    </style:style>
    <style:style style:name="T340" style:family="text">
      <style:text-properties officeooo:rsid="0634de37"/>
    </style:style>
    <style:style style:name="T341" style:family="text">
      <style:text-properties officeooo:rsid="06397355"/>
    </style:style>
    <style:style style:name="T342" style:family="text">
      <style:text-properties officeooo:rsid="0639948d"/>
    </style:style>
    <style:style style:name="T343" style:family="text">
      <style:text-properties officeooo:rsid="06453589"/>
    </style:style>
    <style:style style:name="T344" style:family="text">
      <style:text-properties officeooo:rsid="064759c9"/>
    </style:style>
    <style:style style:name="T345" style:family="text">
      <style:text-properties officeooo:rsid="0647bab0"/>
    </style:style>
    <style:style style:name="T346" style:family="text">
      <style:text-properties officeooo:rsid="0648bee0"/>
    </style:style>
    <style:style style:name="T347" style:family="text">
      <style:text-properties officeooo:rsid="064a447c"/>
    </style:style>
    <style:style style:name="T348" style:family="text">
      <style:text-properties officeooo:rsid="065b0148"/>
    </style:style>
    <style:style style:name="T349" style:family="text">
      <style:text-properties officeooo:rsid="065c3ec7"/>
    </style:style>
    <style:style style:name="T350" style:family="text">
      <style:text-properties officeooo:rsid="066a7266"/>
    </style:style>
    <style:style style:name="T351" style:family="text">
      <style:text-properties officeooo:rsid="066c7ad8"/>
    </style:style>
    <style:style style:name="T352" style:family="text">
      <style:text-properties officeooo:rsid="066d0cb4"/>
    </style:style>
    <style:style style:name="T353" style:family="text">
      <style:text-properties officeooo:rsid="066dfd9b"/>
    </style:style>
    <style:style style:name="T354" style:family="text">
      <style:text-properties officeooo:rsid="06712b48"/>
    </style:style>
    <style:style style:name="T355" style:family="text">
      <style:text-properties officeooo:rsid="06746717"/>
    </style:style>
    <style:style style:name="T356" style:family="text">
      <style:text-properties officeooo:rsid="067aa156"/>
    </style:style>
    <style:style style:name="T357" style:family="text">
      <style:text-properties officeooo:rsid="067dc465"/>
    </style:style>
    <style:style style:name="T358" style:family="text">
      <style:text-properties style:font-name-asian="WenQuanYi Zen Hei" style:font-name-complex="Lohit Hindi" style:font-size-complex="16.1000003814697pt" style:font-weight-complex="bold"/>
    </style:style>
    <style:style style:name="T359" style:family="text">
      <style:text-properties officeooo:rsid="0624728b" style:font-name-asian="WenQuanYi Zen Hei" style:font-name-complex="Lohit Hindi" style:font-size-complex="16.1000003814697pt" style:font-weight-complex="bold"/>
    </style:style>
    <style:style style:name="T360" style:family="text">
      <style:text-properties officeooo:rsid="0682caef"/>
    </style:style>
    <style:style style:name="T361" style:family="text">
      <style:text-properties fo:font-style="italic" officeooo:rsid="0682caef" style:font-style-asian="italic" style:font-style-complex="italic"/>
    </style:style>
    <style:style style:name="T362" style:family="text">
      <style:text-properties officeooo:rsid="0684218f"/>
    </style:style>
    <style:style style:name="T363" style:family="text">
      <style:text-properties officeooo:rsid="068a2504"/>
    </style:style>
    <style:style style:name="T364" style:family="text">
      <style:text-properties officeooo:rsid="068a56d3"/>
    </style:style>
    <style:style style:name="T365" style:family="text">
      <style:text-properties officeooo:rsid="068bbb9b"/>
    </style:style>
    <style:style style:name="T366" style:family="text">
      <style:text-properties officeooo:rsid="068c53c1"/>
    </style:style>
    <style:style style:name="T367" style:family="text">
      <style:text-properties officeooo:rsid="068d7a87"/>
    </style:style>
    <style:style style:name="T368" style:family="text">
      <style:text-properties officeooo:rsid="069443d6"/>
    </style:style>
    <style:style style:name="T369" style:family="text">
      <style:text-properties officeooo:rsid="0695b6e5"/>
    </style:style>
    <style:style style:name="T370" style:family="text">
      <style:text-properties officeooo:rsid="06977a90"/>
    </style:style>
    <style:style style:name="T371" style:family="text">
      <style:text-properties officeooo:rsid="06987267"/>
    </style:style>
    <style:style style:name="T372" style:family="text">
      <style:text-properties officeooo:rsid="069adde1"/>
    </style:style>
    <style:style style:name="T373" style:family="text">
      <style:text-properties officeooo:rsid="05d57295"/>
    </style:style>
    <style:style style:name="T374" style:family="text">
      <style:text-properties officeooo:rsid="04ef1f03"/>
    </style:style>
    <style:style style:name="T375" style:family="text">
      <style:text-properties officeooo:rsid="04ef5fbf"/>
    </style:style>
    <style:style style:name="T376" style:family="text">
      <style:text-properties officeooo:rsid="04f0c316"/>
    </style:style>
    <style:style style:name="T377" style:family="text">
      <style:text-properties officeooo:rsid="060dce6e"/>
    </style:style>
    <style:style style:name="T378" style:family="text">
      <style:text-properties officeooo:rsid="02a46f96"/>
    </style:style>
    <style:style style:name="T379" style:family="text">
      <style:text-properties officeooo:rsid="04ef2d6c"/>
    </style:style>
    <style:style style:name="T380" style:family="text">
      <style:text-properties officeooo:rsid="04f25e9f"/>
    </style:style>
    <style:style style:name="T381" style:family="text">
      <style:text-properties officeooo:rsid="02a5e448"/>
    </style:style>
    <style:style style:name="T382" style:family="text">
      <style:text-properties officeooo:rsid="04f7f7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Copyright © 2023 Esteban Flamini, http://estebanflamini.com</text:p>
      <text:p text:style-name="P77">Permission is granted to copy, distribute and/or modify this document under the terms of the GNU Free Documentation License, Version 1.3 or any later version published by the Free Software Foundation; with <text:span text:style-name="T187">no </text:span>Invariant Sections, with <text:span text:style-name="T187">no </text:span>Front‑Cover Texts, and with <text:span text:style-name="T187">no</text:span> Back‑Cover Texts.</text:p>
      <text:h text:style-name="P38" text:outline-level="1">Overview</text:h>
      <text:p text:style-name="P10"><text:span text:style-name="Strong_20_Emphasis"><text:span text:style-name="T173">someday</text:span></text:span><text:span text:style-name="T212"> </text:span><text:span text:style-name="T236">is a </text:span><text:span text:style-name="T110">frontend </text:span><text:span text:style-name="T111">for</text:span><text:span text:style-name="T230"> the command-line calendar application </text:span><text:span text:style-name="Strong_20_Emphasis"><text:span text:style-name="T230">when</text:span></text:span><text:span text:style-name="T230"> </text:span><text:span text:style-name="T233">for Linux. </text:span><text:span text:style-name="T237">It</text:span><text:span text:style-name="T233"> </text:span><text:span text:style-name="T230">allow</text:span><text:span text:style-name="T237">s</text:span><text:span text:style-name="T230"> </text:span><text:span text:style-name="T237">easy management of </text:span><text:span text:style-name="T230">calendars through a menu‑driven application</text:span><text:span text:style-name="T212">.</text:span></text:p>
      <text:h text:style-name="P39" text:outline-level="1">Program invocation</text:h>
      <text:p text:style-name="P31"><text:span text:style-name="Source_20_Text"><text:span text:style-name="T212">[python3] </text:span></text:span><text:span text:style-name="Source_20_Text"><text:span text:style-name="T286">someday</text:span></text:span><text:span text:style-name="Source_20_Text"><text:span text:style-name="T212">.py [options]</text:span></text:span></text:p>
      <text:h text:style-name="P42" text:outline-level="1">Description</text:h>
      <text:p text:style-name="P10"><text:span text:style-name="Strong_20_Emphasis"><text:span text:style-name="T173">someday</text:span></text:span><text:span text:style-name="T212"> is a </text:span><text:span text:style-name="T112">frontend </text:span><text:span text:style-name="T111">for</text:span><text:span text:style-name="T212"> </text:span><text:span text:style-name="Strong_20_Emphasis"><text:span text:style-name="T173">when</text:span></text:span><text:span text:style-name="T212">, a freely‑available </text:span><text:span text:style-name="T113">command-line calendar application </text:span><text:span text:style-name="T114">written by Benjamin Crowell</text:span><text:span text:style-name="T113"> </text:span><text:span text:style-name="T238">(</text:span><text:a xlink:type="simple" xlink:href="https://www.lightandmatter.com/when/when.html" text:style-name="Internet_20_link" text:visited-style-name="Visited_20_Internet_20_Link"><text:span text:style-name="Source_20_Text"><text:span text:style-name="T233">https://www.lightandmatter.com/when/when.html</text:span></text:span></text:a><text:span text:style-name="T238">)</text:span><text:span text:style-name="T212">. </text:span><text:span text:style-name="T113">You can use it on top of </text:span><text:span text:style-name="Strong_20_Emphasis"><text:span text:style-name="T175">when</text:span></text:span><text:span text:style-name="T113"> to manage your calendars easily through menus. Crucially, it has a feature to allow easy rescheduling. </text:span><text:span text:style-name="Strong_20_Emphasis"><text:span text:style-name="T175">someday</text:span></text:span><text:span text:style-name="T113"> is intended for the professional procrastinator who wants to </text:span><text:span text:style-name="T115">schedule a task </text:span><text:span text:style-name="T116">using </text:span><text:span text:style-name="Strong_20_Emphasis"><text:span text:style-name="T176">when</text:span></text:span><text:span text:style-name="T116"> </text:span><text:span text:style-name="T115">and once the date arrives, reschedule it easily if it cannot be done at once.</text:span><text:span text:style-name="T113"> </text:span><text:span text:style-name="T115">Hopefully, all due tasks get done “someday”.</text:span></text:p>
      <text:p text:style-name="P79"><text:span text:style-name="T8">Other features included: easy creation, deletion, duplication and edition of items; one‑key browsing from calendar items containing URL</text:span><text:span text:style-name="T41">s</text:span><text:span text:style-name="T8">; search (plain‑text and regular expressions); view modes; and a handy three‑month calendar.</text:span></text:p>
      <text:h text:style-name="P41" text:outline-level="1"><text:bookmark-start text:name="__RefHeading___Toc26799_4251188909"/>Target platforms<text:bookmark-end text:name="__RefHeading___Toc26799_4251188909"/></text:h>
      <text:p text:style-name="P80"><text:span text:style-name="T323">This app is intended for </text:span><text:span text:style-name="T322">Linux/</text:span><text:span text:style-name="T323">Unix</text:span><text:span text:style-name="T322"> </text:span><text:span text:style-name="T323">(</text:span><text:span text:style-name="T74">i</text:span><text:span text:style-name="T323">f </text:span><text:span text:style-name="T75">there’s</text:span><text:span text:style-name="T323"> an X, it will probably work). </text:span><text:span text:style-name="T74">Maybe you can make it </text:span><text:span text:style-name="T324">run in other platforms; </text:span><text:span text:style-name="T325">dependencies are minimal</text:span><text:span text:style-name="T324">. </text:span><text:span text:style-name="T323">If you </text:span><text:span text:style-name="T76">succeed at using this app in other platforms,</text:span><text:span text:style-name="T323"> and want to share </text:span><text:span text:style-name="T74">your experience </text:span><text:span text:style-name="T323">(and be credited), please drop me a line at:</text:span></text:p>
      <text:p text:style-name="P32"><text:a xlink:type="simple" xlink:href="https://github.com/estebanflamini/someday/issues" text:style-name="Internet_20_link" text:visited-style-name="Visited_20_Internet_20_Link"><text:span text:style-name="T233">https://github.com/estebanflamini/someday/issues</text:span></text:a></text:p>
      <text:h text:style-name="P41" text:outline-level="1">Known <text:s/>bugs</text:h>
      <text:p text:style-name="Text_20_body"><text:span text:style-name="T212">The program has been tested </text:span><text:span text:style-name="T239">in </text:span><text:span text:style-name="T212">Linux, and no </text:span><text:span text:style-name="Emphasis"><text:span text:style-name="T212">obvious</text:span></text:span><text:span text:style-name="T212"> bugs seem to exist. If you find any bug, please </text:span><text:span text:style-name="T240">open an issue at:</text:span></text:p>
      <text:p text:style-name="Preformatted_20_Text"><text:a xlink:type="simple" xlink:href="https://github.com/estebanflamini/someday/issues" text:style-name="Internet_20_link" text:visited-style-name="Visited_20_Internet_20_Link"><text:span text:style-name="T233">https://github.com/estebanflamini/someday/issues</text:span></text:a></text:p>
      <text:h text:style-name="P41" text:outline-level="1">Dependencies</text:h>
      <text:p text:style-name="P1"><text:span text:style-name="Strong_20_Emphasis"><text:span text:style-name="T212">Python</text:span></text:span><text:span text:style-name="T212"> &gt;= 3.7 </text:span><text:span text:style-name="T241">(</text:span><text:a xlink:type="simple" xlink:href="https://www.python.org/" text:style-name="Internet_20_link" text:visited-style-name="Visited_20_Internet_20_Link"><text:span text:style-name="Source_20_Text"><text:span text:style-name="T229">https://www.python.org</text:span></text:span></text:a><text:span text:style-name="T241">) </text:span><text:span text:style-name="T230">with </text:span><text:span text:style-name="Strong_20_Emphasis"><text:span text:style-name="T230">curses</text:span></text:span><text:span text:style-name="T230">.</text:span></text:p>
      <text:p text:style-name="P1"><text:span text:style-name="Strong_20_Emphasis"><text:span text:style-name="T173">when</text:span></text:span><text:span text:style-name="T212"> </text:span><text:span text:style-name="T117">(</text:span><text:a xlink:type="simple" xlink:href="https://www.lightandmatter.com/when/when.html" text:style-name="Internet_20_link" text:visited-style-name="Visited_20_Internet_20_Link"><text:span text:style-name="Source_20_Text"><text:span text:style-name="T201">https://www.lightandmatter.com/when/when.html</text:span></text:span></text:a><text:span text:style-name="T117">)</text:span></text:p>
      <text:h text:style-name="P43" text:outline-level="1"><text:soft-page-break/>Contributing</text:h>
      <text:p text:style-name="P106">If you would like to contribute to this project, please drop me a line at:</text:p>
      <text:p text:style-name="Preformatted_20_Text"><text:a xlink:type="simple" xlink:href="https://github.com/estebanflamini/someday/issues" text:style-name="Internet_20_link" text:visited-style-name="Visited_20_Internet_20_Link"><text:span text:style-name="T233">https://github.com/estebanflamini/someday/issues</text:span></text:a></text:p>
      <text:p text:style-name="P81">All contributions will be credited.</text:p>
      <text:h text:style-name="P41" text:outline-level="1"><text:bookmark-start text:name="__RefHeading___Toc26814_4251188909"/>Installation<text:bookmark-end text:name="__RefHeading___Toc26814_4251188909"/></text:h>
      <text:p text:style-name="P78"><text:span text:style-name="T5">F</text:span>or the time being, no installation scripts are provided. You will have to install the required dependencies and <text:span text:style-name="T3">copy </text:span>the program file yourself.</text:p>
      <text:p text:style-name="P82">In the following instructions, all URLs are given a<text:span text:style-name="T4">s</text:span> of the time of this writing. If some <text:span text:style-name="T4">link</text:span> <text:span text:style-name="T4">is </text:span>broken, please use an Internet search engine and your best judgment.</text:p>
      <text:list xml:id="list876102380" text:style-name="L1">
        <text:list-item>
          <text:p text:style-name="P54"><text:span text:style-name="T212">Copy </text:span><text:span text:style-name="Strong_20_Emphasis"><text:span text:style-name="T173">someday</text:span></text:span><text:span text:style-name="Strong_20_Emphasis"><text:span text:style-name="T212">.py</text:span></text:span><text:span text:style-name="T212"> to a directory included in </text:span><text:span text:style-name="T118">the search path for executable files</text:span><text:span text:style-name="T212">.</text:span></text:p>
        </text:list-item>
        <text:list-item>
          <text:p text:style-name="P83"><text:span text:style-name="T77">C</text:span>heck that you have Python &gt;= 3.7 installed:</text:p>
          <text:p text:style-name="P55"><text:span text:style-name="Source_20_Text"><text:span text:style-name="T212">python3 ‑‑version</text:span></text:span></text:p>
          <text:p text:style-name="P56"><text:span text:style-name="T223">I</text:span><text:span text:style-name="T105">n the extremely unlikely event </text:span><text:span text:style-name="T107">that</text:span><text:span text:style-name="T223"> you don’t have </text:span><text:span text:style-name="T107">Python3 installed</text:span><text:span text:style-name="T223">, you </text:span><text:span text:style-name="T108">can</text:span><text:span text:style-name="T223"> get it from a standard repository (</text:span><text:span text:style-name="T106">if you have an older Python installed, </text:span><text:span text:style-name="T223">you might </text:span><text:span text:style-name="T108">want </text:span><text:span text:style-name="T223">to install </text:span><text:span text:style-name="Strong_20_Emphasis"><text:span text:style-name="T212">python3‑venv</text:span></text:span><text:span text:style-name="T223"> and </text:span><text:span text:style-name="T102">put</text:span><text:span text:style-name="T223"> Python 3.7+ inside a virtual environment, </text:span><text:span text:style-name="T225">so it does not interfere with the </text:span><text:span text:style-name="T106">older </text:span><text:span text:style-name="T225">installation. </text:span><text:span text:style-name="T226">See: </text:span><text:a xlink:type="simple" xlink:href="https://docs.python.org/3/library/venv.html" text:style-name="Internet_20_link" text:visited-style-name="Visited_20_Internet_20_Link"><text:span text:style-name="Source_20_Text"><text:span text:style-name="T226">https://docs.python.org/3/library/venv.html</text:span></text:span></text:a><text:span text:style-name="T223">).</text:span></text:p>
        </text:list-item>
        <text:list-item>
          <text:p text:style-name="P58"><text:span text:style-name="T231">C</text:span><text:span text:style-name="T212">heck that you have </text:span><text:span text:style-name="Strong_20_Emphasis"><text:span text:style-name="T212">curses</text:span></text:span><text:span text:style-name="T212"> installed. </text:span><text:span text:style-name="T232">Run Python and try to import the </text:span><text:span text:style-name="Strong_20_Emphasis"><text:span text:style-name="T232">curses</text:span></text:span><text:span text:style-name="T232"> module:</text:span></text:p>
          <text:p text:style-name="P58"><text:span text:style-name="Source_20_Text"><text:span text:style-name="T232">python3 -</text:span></text:span><text:span text:style-name="Source_20_Text"><text:span text:style-name="T234">c '</text:span></text:span><text:span text:style-name="Source_20_Text"><text:span text:style-name="T232">import curses'</text:span></text:span></text:p>
          <text:p text:style-name="P59"><text:span text:style-name="T212">If you receive an error message, you should add </text:span><text:span text:style-name="Strong_20_Emphasis"><text:span text:style-name="T212">curses</text:span></text:span><text:span text:style-name="T212"> to your Python installation. Usually you can do </text:span><text:span text:style-name="T109">that using </text:span><text:span text:style-name="Strong_20_Emphasis"><text:span text:style-name="T212">pip</text:span></text:span><text:span text:style-name="T235">:</text:span></text:p>
          <text:p text:style-name="P59"><text:span text:style-name="Source_20_Text"><text:span text:style-name="T212">pip install curses</text:span></text:span></text:p>
        </text:list-item>
        <text:list-item>
          <text:p text:style-name="P57"><text:span text:style-name="T231">In</text:span><text:span text:style-name="T223">stall</text:span><text:span text:style-name="T221"> </text:span><text:span text:style-name="Strong_20_Emphasis"><text:span text:style-name="T230">when </text:span></text:span><text:span text:style-name="T223">(either from the standard repositories </text:span><text:span text:style-name="T224">using your default package manager </text:span><text:span text:style-name="T223">or download it from </text:span><text:a xlink:type="simple" xlink:href="https://www.lightandmatter.com/when/when.html" text:style-name="Internet_20_link" text:visited-style-name="Visited_20_Internet_20_Link"><text:span text:style-name="Source_20_Text"><text:span text:style-name="T233">https://www.lightandmatter.com/when/when.html</text:span></text:span></text:a><text:span text:style-name="T223"> and follow the instructions there).</text:span></text:p>
          <text:p text:style-name="P57"><text:span text:style-name="T103">For example, to install </text:span><text:span text:style-name="Strong_20_Emphasis"><text:span text:style-name="T173">when</text:span></text:span><text:span text:style-name="T103"> from the standard repositories in</text:span><text:span text:style-name="T227"> Debian:</text:span></text:p>
          <text:p text:style-name="P57"><text:span text:style-name="Source_20_Text"><text:span text:style-name="T227">sudo apt‑get install </text:span></text:span><text:span text:style-name="Source_20_Text"><text:span text:style-name="T277">when</text:span></text:span></text:p>
          <text:p text:style-name="P93"><text:span text:style-name="T85">I</text:span><text:span text:style-name="T381">f you </text:span><text:span text:style-name="T382">find any error in these instructions, or if you would</text:span><text:span text:style-name="T381"> like to share detailed </text:span><text:span text:style-name="T382">installation </text:span><text:span text:style-name="T381">instructions for your platform (and get </text:span><text:span text:style-name="T326">credited </text:span><text:span text:style-name="T327">for doing so</text:span><text:span text:style-name="T326">)</text:span><text:span text:style-name="T381">, please contact me by opening an issue at:</text:span></text:p>
          <text:p text:style-name="P92"><text:a xlink:type="simple" xlink:href="https://github.com/estebanflamini/someday/issues" text:style-name="Internet_20_link" text:visited-style-name="Visited_20_Internet_20_Link"><text:span text:style-name="Source_20_Text"><text:span text:style-name="T218">https://github.com/estebanflamini/someday/issues</text:span></text:span></text:a></text:p>
        </text:list-item>
      </text:list>
      <text:h text:style-name="P40" text:outline-level="1">Using someday</text:h>
      <text:p text:style-name="P11"><text:span text:style-name="T212">Before using </text:span><text:span text:style-name="Strong_20_Emphasis"><text:span text:style-name="T212">someday</text:span></text:span><text:span text:style-name="T212">, you should </text:span><text:span text:style-name="T119">read</text:span><text:span text:style-name="T212"> </text:span><text:span text:style-name="Strong_20_Emphasis"><text:span text:style-name="T212">when</text:span></text:span><text:span text:style-name="T212">’</text:span><text:span text:style-name="T232">s manual and run it </text:span><text:span text:style-name="T212">at least once in order to create the application’s directory, configuration files and a calendar. </text:span><text:span text:style-name="Strong_20_Emphasis"><text:span text:style-name="T212">someday</text:span></text:span><text:span text:style-name="T212"> does not create a calendar of its own, </text:span><text:span text:style-name="T114">it </text:span><text:span text:style-name="T212">shares the calendar</text:span><text:span text:style-name="T232">s</text:span><text:span text:style-name="T212"> with </text:span><text:span text:style-name="Strong_20_Emphasis"><text:span text:style-name="T212">when</text:span></text:span><text:span text:style-name="T212">.</text:span></text:p>
      <text:p text:style-name="P11"><text:span text:style-name="T212">Spend a few days </text:span><text:span text:style-name="T97">l</text:span><text:span text:style-name="T212">earning to use </text:span><text:span text:style-name="Strong_20_Emphasis"><text:span text:style-name="T212">when</text:span></text:span><text:span text:style-name="T212"> and its very powerful language for defining calendars. </text:span><text:soft-page-break/><text:span text:style-name="T212">You will use </text:span><text:span text:style-name="Strong_20_Emphasis"><text:span text:style-name="T212">someday</text:span></text:span><text:span text:style-name="T212"> as a complement, not a replacement, for </text:span><text:span text:style-name="Strong_20_Emphasis"><text:span text:style-name="T212">when</text:span></text:span><text:span text:style-name="T212">.</text:span></text:p>
      <text:p text:style-name="P12"><text:span text:style-name="T120">Below </text:span><text:span text:style-name="T212">I give you a brief overview </text:span><text:span text:style-name="T97">of some </text:span><text:span text:style-name="T212">key concepts </text:span><text:span text:style-name="T97">you need to understand </text:span><text:span text:style-name="T120">before using</text:span><text:span text:style-name="T97"> </text:span><text:span text:style-name="Strong_20_Emphasis"><text:span text:style-name="T174">someday</text:span></text:span><text:span text:style-name="T97">.</text:span></text:p>
      <text:h text:style-name="P48" text:outline-level="2"><text:span text:style-name="T306">A brief overview of </text:span>when</text:h>
      <text:p text:style-name="P12"><text:span text:style-name="Strong_20_Emphasis"><text:span text:style-name="T212">when</text:span></text:span><text:span text:style-name="T212"> is a free command-line calendar application </text:span><text:span text:style-name="T233">written by Benjamin Crowell (</text:span><text:a xlink:type="simple" xlink:href="https://www.lightandmatter.com/when/when.html" text:style-name="Internet_20_link" text:visited-style-name="Visited_20_Internet_20_Link"><text:span text:style-name="Source_20_Text"><text:span text:style-name="T233">https://www.lightandmatter.com/when/when.html</text:span></text:span></text:a><text:span text:style-name="T233">) </text:span><text:span text:style-name="T212">which lets you define one or more calendars as plain‑text files consisting of items </text:span><text:span text:style-name="T97">with the following syntax:</text:span></text:p>
      <text:p text:style-name="P12"><text:span text:style-name="T97"><text:tab/></text:span><text:span text:style-name="Source_20_Text"><text:span text:style-name="T200">&lt;date&gt; , &lt;task&gt;</text:span></text:span></text:p>
      <text:p text:style-name="P13"><text:span text:style-name="Source_20_Text"><text:span text:style-name="T200">&lt;date&gt;</text:span></text:span><text:span text:style-name="T97"> can </text:span><text:span text:style-name="T121">be an exact date, </text:span><text:span text:style-name="T122">usually</text:span><text:span text:style-name="T121"> in the format </text:span><text:span text:style-name="Source_20_Text"><text:span text:style-name="T202">YYYY MM DD</text:span></text:span><text:span text:style-name="T121"> (e.g., </text:span><text:span text:style-name="Source_20_Text"><text:span text:style-name="T202">2023 07 15</text:span></text:span><text:span text:style-name="T122">),</text:span><text:span text:style-name="T121"> </text:span><text:span text:style-name="T122">but you can also spell the month </text:span><text:span text:style-name="T114">out </text:span><text:span text:style-name="T122">(e.g., </text:span><text:span text:style-name="Source_20_Text"><text:span text:style-name="T202">2023 </text:span></text:span><text:span text:style-name="Source_20_Text"><text:span text:style-name="T203">jul </text:span></text:span><text:span text:style-name="Source_20_Text"><text:span text:style-name="T202">15</text:span></text:span><text:span text:style-name="T122">) or replace some parts with wildcards (e.g., </text:span><text:span text:style-name="Source_20_Text"><text:span text:style-name="T202">2023 </text:span></text:span><text:span text:style-name="Source_20_Text"><text:span text:style-name="T278">* </text:span></text:span><text:span text:style-name="Source_20_Text"><text:span text:style-name="T202">15</text:span></text:span><text:span text:style-name="T122">). A full explanation of the date format is given in </text:span><text:span text:style-name="Strong_20_Emphasis"><text:span text:style-name="T177">when</text:span></text:span><text:span text:style-name="T122">’s manual.</text:span></text:p>
      <text:p text:style-name="P19"><text:span text:style-name="T97">Crucially, </text:span><text:span text:style-name="Source_20_Text"><text:span text:style-name="T200">&lt;date&gt;</text:span></text:span><text:span text:style-name="T97"> can also be a </text:span><text:span text:style-name="T123">formula based on </text:span><text:span text:style-name="T121">‘fancy test</text:span><text:span text:style-name="T123">s</text:span><text:span text:style-name="T121">’, that is, a Boolean expression that will be “</text:span><text:span text:style-name="T114">t</text:span><text:span text:style-name="T121">rue” </text:span><text:span text:style-name="T114">or “false”</text:span><text:span text:style-name="T121"> </text:span><text:span text:style-name="T114">depending on the specific </text:span><text:span text:style-name="T121">date. </text:span><text:span text:style-name="T114">That </text:span><text:span text:style-name="T121">will result in the task being scheduled on </text:span><text:span text:style-name="T114">those</text:span><text:span text:style-name="T121"> dates </text:span><text:span text:style-name="T114">where the f</text:span><text:span text:style-name="T123">ormula</text:span><text:span text:style-name="T114"> is true</text:span><text:span text:style-name="T121">. For example, the following line in a calendar</text:span></text:p>
      <text:p text:style-name="P12"><text:span text:style-name="T121"><text:tab/></text:span><text:span text:style-name="Source_20_Text"><text:span text:style-name="T202">d=</text:span></text:span><text:span text:style-name="Source_20_Text"><text:span text:style-name="T279">5</text:span></text:span><text:span text:style-name="Source_20_Text"><text:span text:style-name="T202"> &amp; j&gt;601</text:span></text:span><text:span text:style-name="Source_20_Text"><text:span text:style-name="T204">01</text:span></text:span><text:span text:style-name="Source_20_Text"><text:span text:style-name="T202"> , Pay the rent</text:span></text:span></text:p>
      <text:p text:style-name="P18"><text:span text:style-name="T97">will show the task ‘Pay the rent’ every fifth of the month, </text:span><text:span text:style-name="T124">but only </text:span><text:span text:style-name="T114">for dates which come </text:span><text:span text:style-name="T97">after the modified Julian day 601</text:span><text:span text:style-name="T125">01</text:span><text:span text:style-name="T97"> (which corresponds to </text:span><text:span text:style-name="Source_20_Text"><text:span text:style-name="T200">2023 06 </text:span></text:span><text:span text:style-name="Source_20_Text"><text:span text:style-name="T204">05</text:span></text:span><text:span text:style-name="T97">). </text:span><text:span text:style-name="T125">The meaning of this line could be: ‘I have to pay the rent every fifth of the month, and the last time I paid the rent was Ju</text:span><text:span text:style-name="T126">ne</text:span><text:span text:style-name="T125"> 5, 2023’.</text:span></text:p>
      <text:p text:style-name="P20"><text:span text:style-name="T212">When you call </text:span><text:span text:style-name="Strong_20_Emphasis"><text:span text:style-name="T212">when</text:span></text:span><text:span text:style-name="T212"> without any options, it shows all tasks </text:span><text:span text:style-name="T242">which are </text:span><text:span text:style-name="T125">scheduled with</text:span><text:span text:style-name="T124">in </text:span><text:span text:style-name="T127">its</text:span><text:span text:style-name="T124"> default interval</text:span><text:span text:style-name="T97"> </text:span><text:span text:style-name="T127">(</text:span><text:span text:style-name="T97">starting yesterday and ending 14 days after today</text:span><text:span text:style-name="T127">)</text:span><text:span text:style-name="T97">. </text:span><text:span text:style-name="T124">The date range can be modified using command-line options</text:span><text:span text:style-name="T97">. If you want to delete or edit tasks, you </text:span><text:span text:style-name="T127">need </text:span><text:span text:style-name="T97">to </text:span><text:span text:style-name="T124">open</text:span><text:span text:style-name="T97"> the </text:span><text:span text:style-name="T125">underlying </text:span><text:span text:style-name="T97">calendar file in a text editor</text:span><text:span text:style-name="T124">. </text:span><text:span text:style-name="Strong_20_Emphasis"><text:span text:style-name="T178">when</text:span></text:span><text:span text:style-name="T127"> provides you a handy shortcut for doing that; just enter </text:span><text:span text:style-name="T124">the command </text:span></text:p>
      <text:p text:style-name="P20"><text:span text:style-name="Source_20_Text"><text:span text:style-name="T124"><text:tab/></text:span></text:span><text:span text:style-name="Source_20_Text"><text:span text:style-name="T205">when e</text:span></text:span></text:p>
      <text:p text:style-name="P20"><text:span text:style-name="T127">and </text:span><text:span text:style-name="Strong_20_Emphasis"><text:span text:style-name="T178">when</text:span></text:span><text:span text:style-name="T127"> will invoke </text:span><text:span text:style-name="T124">your default text editor </text:span><text:span text:style-name="T127">to edit the default calendar</text:span><text:span text:style-name="T97">.</text:span></text:p>
      <text:p text:style-name="P8"><text:span text:style-name="T212">The rest of this manual assumes that you have a good understanding of </text:span><text:span text:style-name="Strong_20_Emphasis"><text:span text:style-name="T212">when</text:span></text:span><text:span text:style-name="T212"> and feel comfortable scheduling items either for a specific date or based on ‘fancy test</text:span><text:span text:style-name="T243">s</text:span><text:span text:style-name="T212">’. If that is not your case yet, please stop reading now, spend some time learning </text:span><text:span text:style-name="T244">to use </text:span><text:span text:style-name="Strong_20_Emphasis"><text:span text:style-name="T212">when</text:span></text:span><text:span text:style-name="T212">, and then come back </text:span><text:span text:style-name="Strong_20_Emphasis"><text:span text:style-name="T213">for the rest of this manual</text:span></text:span><text:span text:style-name="T212">.</text:span></text:p>
      <text:h text:style-name="P47" text:outline-level="2"><text:span text:style-name="T312">Using </text:span>so<text:span text:style-name="T311">meday </text:span><text:span text:style-name="T307">as a complement</text:span><text:span text:style-name="T311"> of when</text:span></text:h>
      <text:p text:style-name="P19"><text:span text:style-name="T97">Enter </text:span><text:span text:style-name="Strong_20_Emphasis"><text:span text:style-name="T174">someday</text:span></text:span><text:span text:style-name="T97">. When you invoke it without arguments (</text:span><text:span text:style-name="T128">by writing</text:span><text:span text:style-name="T97"> </text:span><text:span text:style-name="Source_20_Text"><text:span text:style-name="T200">someday.py</text:span></text:span><text:span text:style-name="T97"> in the command-line) it will show you exactly the same tasks that </text:span><text:span text:style-name="Strong_20_Emphasis"><text:span text:style-name="T174">when</text:span></text:span><text:span text:style-name="T97"> would have shown you, </text:span><text:span text:style-name="T127">but this time </text:span><text:span text:style-name="T97">in a browseable list and with a menu of actions which can be applied to the selected task. </text:span><text:span text:style-name="T129">Th</text:span><text:span text:style-name="T130">is way </text:span><text:span text:style-name="T131">you can see and edit your calendar in the same application. (</text:span><text:span text:style-name="T132">Y</text:span><text:span text:style-name="T131">ou </text:span><text:span text:style-name="T133">will still use</text:span><text:span text:style-name="T131"> </text:span><text:span text:style-name="Strong_20_Emphasis"><text:span text:style-name="T179">when</text:span></text:span><text:span text:style-name="T131"> </text:span><text:span text:style-name="T125">separately</text:span><text:span text:style-name="T131"> for those things that you can’t </text:span><text:span text:style-name="T120">do </text:span><text:span text:style-name="T131">or don’t want to do within </text:span><text:span text:style-name="Strong_20_Emphasis"><text:span text:style-name="T179">someday</text:span></text:span><text:span text:style-name="T131">.)</text:span></text:p>
      <text:p text:style-name="P24"><text:span text:style-name="T131">U</text:span><text:span text:style-name="T97">se the </text:span><text:span text:style-name="Strong_20_Emphasis"><text:span text:style-name="T174">up</text:span></text:span><text:span text:style-name="T97"> and </text:span><text:span text:style-name="Strong_20_Emphasis"><text:span text:style-name="T174">down</text:span></text:span><text:span text:style-name="T97"> arrow keys to browse the list. On any selected item, press </text:span><text:span text:style-name="Strong_20_Emphasis"><text:span text:style-name="T174">Enter</text:span></text:span><text:span text:style-name="T97"> to show the item in a popup box; that is useful when an item is too long and extends beyond the right edge of the screen.</text:span></text:p>
      <text:p text:style-name="P24"><text:span text:style-name="T212">As you browse the list, a menu </text:span><text:span text:style-name="T134">below </text:span><text:span text:style-name="T212">will show you the actions you can apply to the selected item. To invoke an action, either use the </text:span><text:span text:style-name="Strong_20_Emphasis"><text:span text:style-name="T212">left</text:span></text:span><text:span text:style-name="T212"> and </text:span><text:span text:style-name="Strong_20_Emphasis"><text:span text:style-name="T212">right</text:span></text:span><text:span text:style-name="T212"> arrow keys to select it and then press the </text:span><text:span text:style-name="Strong_20_Emphasis"><text:span text:style-name="T212">spacebar</text:span></text:span><text:span text:style-name="T212">; or press the </text:span><text:span text:style-name="T135">a</text:span><text:span text:style-name="T212">ccelerator key (the uppercase letter shown in the menu).</text:span></text:p>
      <text:p text:style-name="P21"><text:span text:style-name="T212">Editions made with </text:span><text:span text:style-name="Strong_20_Emphasis"><text:span text:style-name="T212">someday</text:span></text:span><text:span text:style-name="T212"> are kept in an internal buffer and written to the underlying </text:span><text:soft-page-break/><text:span text:style-name="T212">calendar only when you </text:span><text:span text:style-name="T97">quit</text:span><text:span text:style-name="T212"> </text:span><text:span text:style-name="Strong_20_Emphasis"><text:span text:style-name="T212">someday</text:span></text:span><text:span text:style-name="T212">. If you want to discard all editions done in the current session, press </text:span><text:span text:style-name="Strong_20_Emphasis"><text:span text:style-name="T212">Ctrl‑C</text:span></text:span><text:span text:style-name="T212"> in the browseable list: </text:span><text:span text:style-name="T245">that quits </text:span><text:span text:style-name="Strong_20_Emphasis"><text:span text:style-name="T245">someday</text:span></text:span><text:span text:style-name="T245"> without writing to the </text:span><text:span text:style-name="T136">calendar</text:span><text:span text:style-name="T245">.</text:span></text:p>
      <text:h text:style-name="P49" text:outline-level="2"><text:span text:style-name="T308">R</text:span><text:span text:style-name="T314">escheduling and advancing </text:span><text:span text:style-name="T320">items</text:span></text:h>
      <text:p text:style-name="P25"><text:span text:style-name="Strong_20_Emphasis"><text:span text:style-name="T212">someday</text:span></text:span><text:span text:style-name="T212"> </text:span><text:span text:style-name="T97">was written for the professional procrastrinator </text:span><text:span text:style-name="T137">who </text:span><text:span text:style-name="T97">wants to schedule a task and then move it around easily if it cannot be completed on the given date. Two types of ‘moving around’ operations exist in </text:span><text:span text:style-name="Strong_20_Emphasis"><text:span text:style-name="T174">someday</text:span></text:span><text:span text:style-name="T97">: rescheduling and advancing. The difference </text:span><text:span text:style-name="T138">lies</text:span><text:span text:style-name="T97"> on whether </text:span><text:span text:style-name="T137">it is an</text:span><text:span text:style-name="T97"> item </text:span><text:span text:style-name="T137">which </text:span><text:span text:style-name="T97">happens only once or a recurring item.</text:span></text:p>
      <text:p text:style-name="P84"><text:span text:style-name="T313">Abo</text:span><text:span text:style-name="T17">v</text:span><text:span text:style-name="T313">e we’ve seen an example of a task scheduled </text:span><text:span text:style-name="T22">for</text:span><text:span text:style-name="T313"> a specific day of the month and after a specific date:</text:span></text:p>
      <text:p text:style-name="P14"><text:span text:style-name="T121"><text:tab/></text:span><text:span text:style-name="Source_20_Text"><text:span text:style-name="T202">d=</text:span></text:span><text:span text:style-name="Source_20_Text"><text:span text:style-name="T279">5</text:span></text:span><text:span text:style-name="Source_20_Text"><text:span text:style-name="T202"> &amp; j&gt;601</text:span></text:span><text:span text:style-name="Source_20_Text"><text:span text:style-name="T204">01</text:span></text:span><text:span text:style-name="Source_20_Text"><text:span text:style-name="T202"> , Pay the rent</text:span></text:span></text:p>
      <text:p text:style-name="P65">This item will show up every fifth of the month after Ju<text:span text:style-name="T316">ne</text:span> 5, 2023. Such items are ‘recurring items’, that is, th<text:span text:style-name="T332">ey </text:span>show up at several points of time.</text:p>
      <text:p text:style-name="P65"><text:span text:style-name="T320">There are also items that are scheduled to happen </text:span>only once <text:span text:style-name="T320">at </text:span>a specific date, <text:span text:style-name="T314">e.g.:</text:span></text:p>
      <text:p text:style-name="P2"><text:span text:style-name="Source_20_Text"><text:span text:style-name="T246"><text:tab/>2023 0</text:span></text:span><text:span text:style-name="Source_20_Text"><text:span text:style-name="T299">6</text:span></text:span><text:span text:style-name="Source_20_Text"><text:span text:style-name="T246"> 0</text:span></text:span><text:span text:style-name="Source_20_Text"><text:span text:style-name="T300">6</text:span></text:span><text:span text:style-name="Source_20_Text"><text:span text:style-name="T246"> , File for bankruptcy</text:span></text:span></text:p>
      <text:p text:style-name="P3"><text:span text:style-name="T247">I</text:span><text:span text:style-name="T212">tem</text:span><text:span text:style-name="T247">s</text:span><text:span text:style-name="T212"> which happen only once at a specific date can be rescheduled, deleted or commented out </text:span><text:span text:style-name="T247">from the calendar using </text:span><text:span text:style-name="Strong_20_Emphasis"><text:span text:style-name="T247">someday</text:span></text:span><text:span text:style-name="T212">.</text:span></text:p>
      <text:p text:style-name="P4"><text:span text:style-name="T247">R</text:span><text:span text:style-name="T212">ecurring item</text:span><text:span text:style-name="T247">s</text:span><text:span text:style-name="T212"> cannot be rescheduled, deleted nor commented out </text:span><text:span text:style-name="T248">using </text:span><text:span text:style-name="Strong_20_Emphasis"><text:span text:style-name="T248">someday</text:span></text:span><text:span text:style-name="T212">. That is a protection against inadvertently cancelling all occurrences of a task in the future when you only mean</text:span><text:span text:style-name="T247">t</text:span><text:span text:style-name="T212"> to cancel the one selected in the browseable list.</text:span></text:p>
      <text:p text:style-name="P4"><text:span text:style-name="T212">The only timing operation you can apply to a recurring item is to ‘advance’ it. To advance a recurring item means to rewrite the underlying formula in such a way that every occurrence of the item </text:span><text:span text:style-name="T249">before and </text:span><text:span text:style-name="T250">up to </text:span><text:span text:style-name="T212">today will not show up again, </text:span><text:span text:style-name="T251">but every occurrence after today will be unaffected</text:span><text:span text:style-name="T212">. Suppose today is Ju</text:span><text:span text:style-name="T251">ne</text:span><text:span text:style-name="T212"> 29, 2023. </text:span><text:span text:style-name="T247">Y</text:span><text:span text:style-name="T212">ou </text:span><text:span text:style-name="T247">select </text:span><text:span text:style-name="T212">the ‘pay the rent’ item </text:span><text:span text:style-name="T251">shown above </text:span><text:span text:style-name="T247">and then invoke the ‘advance’ action on it</text:span><text:span text:style-name="T212">. </text:span><text:span text:style-name="Strong_20_Emphasis"><text:span text:style-name="T212">someday</text:span></text:span><text:span text:style-name="T212"> will edit the formula to be</text:span></text:p>
      <text:p text:style-name="P15"><text:span text:style-name="T121"><text:tab/></text:span><text:span text:style-name="Source_20_Text"><text:span text:style-name="T202">d=</text:span></text:span><text:span text:style-name="Source_20_Text"><text:span text:style-name="T279">5</text:span></text:span><text:span text:style-name="Source_20_Text"><text:span text:style-name="T202"> &amp; j&gt;601</text:span></text:span><text:span text:style-name="Source_20_Text"><text:span text:style-name="T280">2</text:span></text:span><text:span text:style-name="Source_20_Text"><text:span text:style-name="T281">5</text:span></text:span><text:span text:style-name="Source_20_Text"><text:span text:style-name="T202"> , Pay the rent</text:span></text:span></text:p>
      <text:p text:style-name="P66"><text:span text:style-name="T316">because 6012</text:span><text:span text:style-name="T357">5</text:span><text:span text:style-name="T316"> is the modified Julian date corresponding to </text:span>Ju<text:span text:style-name="T316">ne</text:span> 29, 2023. <text:span text:style-name="T316">N</text:span>ow the item will show up every fifth of the month, but the first occurrence will be on <text:span text:style-name="T316">July</text:span> 5, 2023. This way <text:span text:style-name="T318">you can</text:span><text:span text:style-name="T315"> keep track of </text:span><text:span text:style-name="T318">a </text:span><text:span text:style-name="T315">recurring task and the last time you’ve done it: you ‘advance’ (the starting date of</text:span><text:span text:style-name="T348">)</text:span><text:span text:style-name="T315"> the task.</text:span></text:p>
      <text:p text:style-name="P5"><text:span text:style-name="T212">In addition to recurring items based on a Julian date, </text:span><text:span text:style-name="Strong_20_Emphasis"><text:span text:style-name="T212">someday</text:span></text:span><text:span text:style-name="T212"> </text:span><text:span text:style-name="T252">is </text:span><text:span text:style-name="T212">also </text:span><text:span text:style-name="T252">able to detect </text:span><text:span text:style-name="T212">recurring items </text:span><text:span text:style-name="T247">based on year</text:span><text:span text:style-name="T212">, e.g.:</text:span></text:p>
      <text:p text:style-name="P16"><text:span text:style-name="T121"><text:tab/></text:span><text:span text:style-name="Source_20_Text"><text:span text:style-name="T202">d=</text:span></text:span><text:span text:style-name="Source_20_Text"><text:span text:style-name="T282">31</text:span></text:span><text:span text:style-name="Source_20_Text"><text:span text:style-name="T202"> &amp; </text:span></text:span><text:span text:style-name="Source_20_Text"><text:span text:style-name="T206">m=</text:span></text:span><text:span text:style-name="Source_20_Text"><text:span text:style-name="T282">1</text:span></text:span><text:span text:style-name="Source_20_Text"><text:span text:style-name="T206"> </text:span></text:span><text:span text:style-name="Source_20_Text"><text:span text:style-name="T207">&amp; </text:span></text:span><text:span text:style-name="Source_20_Text"><text:span text:style-name="T282">y</text:span></text:span><text:span text:style-name="Source_20_Text"><text:span text:style-name="T202">&gt;</text:span></text:span><text:span text:style-name="Source_20_Text"><text:span text:style-name="T282">202</text:span></text:span><text:span text:style-name="Source_20_Text"><text:span text:style-name="T283">2</text:span></text:span><text:span text:style-name="Source_20_Text"><text:span text:style-name="T202"> , </text:span></text:span><text:span text:style-name="Source_20_Text"><text:span text:style-name="T282">Congratulate Guido for his birthday!</text:span></text:span></text:p>
      <text:p text:style-name="P5"><text:span text:style-name="T212">This item will show up every January 31, starting on January 31, 202</text:span><text:span text:style-name="T253">3</text:span><text:span text:style-name="T212">. If you advance such an item, </text:span><text:span text:style-name="Strong_20_Emphasis"><text:span text:style-name="T212">someday</text:span></text:span><text:span text:style-name="T212"> will rewrite the formula replacing today’s year instead of the given year. </text:span><text:span text:style-name="T247">E.g.:</text:span></text:p>
      <text:p text:style-name="P17"><text:span text:style-name="T121"><text:tab/></text:span><text:span text:style-name="Source_20_Text"><text:span text:style-name="T202">d=</text:span></text:span><text:span text:style-name="Source_20_Text"><text:span text:style-name="T282">31</text:span></text:span><text:span text:style-name="Source_20_Text"><text:span text:style-name="T202"> &amp; </text:span></text:span><text:span text:style-name="Source_20_Text"><text:span text:style-name="T206">m=</text:span></text:span><text:span text:style-name="Source_20_Text"><text:span text:style-name="T282">1</text:span></text:span><text:span text:style-name="Source_20_Text"><text:span text:style-name="T206"> </text:span></text:span><text:span text:style-name="Source_20_Text"><text:span text:style-name="T207">&amp; </text:span></text:span><text:span text:style-name="Source_20_Text"><text:span text:style-name="T282">y</text:span></text:span><text:span text:style-name="Source_20_Text"><text:span text:style-name="T202">&gt;</text:span></text:span><text:span text:style-name="Source_20_Text"><text:span text:style-name="T282">202</text:span></text:span><text:span text:style-name="Source_20_Text"><text:span text:style-name="T283">3</text:span></text:span><text:span text:style-name="Source_20_Text"><text:span text:style-name="T202"> , </text:span></text:span><text:span text:style-name="Source_20_Text"><text:span text:style-name="T282">Congratulate Guido for his birthday!</text:span></text:span></text:p>
      <text:h text:style-name="P44" text:outline-level="2"><text:span text:style-name="T358">How does someday </text:span><text:span text:style-name="T359">detect </text:span><text:span text:style-name="T358">recurring </text:span><text:span text:style-name="T359">items</text:span></text:h>
      <text:p text:style-name="P7"><text:span text:style-name="T212">For an item to be considered recurring </text:span><text:span text:style-name="T254">by </text:span><text:span text:style-name="Strong_20_Emphasis"><text:span text:style-name="T254">someday</text:span></text:span></text:p>
      <text:list xml:id="list2970372404" text:style-name="List_20_1">
        <text:list-item>
          <text:p text:style-name="P67">it<text:span text:style-name="T333">s date</text:span> <text:span text:style-name="T316">must be given as a formula </text:span>based on ‘fancy test<text:span text:style-name="T333">s</text:span>’</text:p>
        </text:list-item>
        <text:list-item>
          <text:p text:style-name="P60"><text:span text:style-name="T212">with</text:span><text:span text:style-name="T251"> one and only one occurrence of a test of the form </text:span><text:span text:style-name="Source_20_Text"><text:span text:style-name="T251">j&gt;N</text:span></text:span><text:span text:style-name="T251"> or </text:span><text:span text:style-name="Source_20_Text"><text:span text:style-name="T251">y&gt;N</text:span></text:span></text:p>
        </text:list-item>
        <text:list-item>
          <text:p text:style-name="P68"><text:span text:style-name="T317">in such a way that the </text:span><text:span text:style-name="T343">formula cannot be possibly true unless the above </text:span><text:span text:style-name="T317">test </text:span><text:span text:style-name="T343">is true</text:span><text:span text:style-name="T317">.</text:span></text:p>
        </text:list-item>
      </text:list>
      <text:p text:style-name="P69"><text:soft-page-break/><text:span text:style-name="T317">If you know some Boolean logic, th</text:span><text:span text:style-name="T333">e last condition</text:span><text:span text:style-name="T317"> means that the formula could be rewritten as:</text:span></text:p>
      <text:p text:style-name="P5"><text:span text:style-name="Source_20_Text"><text:span text:style-name="T212"><text:tab/></text:span></text:span><text:span text:style-name="Source_20_Text"><text:span text:style-name="T255">j&gt;N &amp; ( &lt;rest of the formula&gt; )</text:span></text:span></text:p>
      <text:p text:style-name="P70">or</text:p>
      <text:p text:style-name="P6"><text:span text:style-name="Source_20_Text"><text:span text:style-name="T212"><text:tab/></text:span></text:span><text:span text:style-name="Source_20_Text"><text:span text:style-name="T255">y&gt;N &amp; ( &lt;rest of the formula&gt; )</text:span></text:span></text:p>
      <text:p text:style-name="P61"><text:span text:style-name="T212">The ‘rest of the formula’ part specifies the item’s </text:span><text:span text:style-name="T256">recurrence pattern</text:span><text:span text:style-name="T212">, and the year/Julian-date test sets a starting point for the item’s recurrence. </text:span><text:span text:style-name="Strong_20_Emphasis"><text:span text:style-name="T212">someday</text:span></text:span><text:span text:style-name="T212"> cannot advance an item without such starting point.</text:span></text:p>
      <text:h text:style-name="P46" text:outline-level="2"><text:span text:style-name="T212">Items which are n</text:span><text:span text:style-name="T310">either </text:span><text:span text:style-name="T212">recurring </text:span><text:span text:style-name="T310">nor </text:span><text:span text:style-name="T212">date‑specific</text:span></text:h>
      <text:p text:style-name="P23"><text:span text:style-name="T254">Using </text:span><text:span text:style-name="Strong_20_Emphasis"><text:span text:style-name="T254">when</text:span></text:span><text:span text:style-name="T254"> you can schedule items that will happen </text:span><text:span text:style-name="T139">more than </text:span><text:span text:style-name="T254">once but will fail the recurrence test given above. </text:span><text:span text:style-name="T97">An example of such an item </text:span><text:span text:style-name="T139">c</text:span><text:span text:style-name="T97">ould be</text:span></text:p>
      <text:p text:style-name="P22"><text:span text:style-name="Source_20_Text"><text:span text:style-name="T200"><text:tab/>* 01 31 , Guido’s birthday</text:span></text:span></text:p>
      <text:p text:style-name="P22"><text:span text:style-name="T97">That is a perfectly valid item for </text:span><text:span text:style-name="Strong_20_Emphasis"><text:span text:style-name="T174">when</text:span></text:span><text:span text:style-name="T97">, that will show up </text:span><text:span text:style-name="T140">every January 31. </text:span><text:span text:style-name="T141">B</text:span><text:span text:style-name="T140">ut it is not a ‘recurring’ </text:span><text:span text:style-name="T141">(=advanceable) </text:span><text:span text:style-name="T140">item </text:span><text:span text:style-name="T141">for</text:span><text:span text:style-name="T140"> </text:span><text:span text:style-name="Strong_20_Emphasis"><text:span text:style-name="T180">someday</text:span></text:span><text:span text:style-name="T140">, </text:span><text:span text:style-name="T142">nor it is an item you can reschedule, delete or comment out from the calendar using </text:span><text:span text:style-name="Strong_20_Emphasis"><text:span text:style-name="T181">someday</text:span></text:span><text:span text:style-name="T142">.</text:span><text:span text:style-name="T139"> </text:span><text:span text:style-name="T140">In order to </text:span><text:span text:style-name="T142">delete, comment or </text:span><text:span text:style-name="T140">modify </text:span><text:span text:style-name="T142">the timing of </text:span><text:span text:style-name="T140">such an item, you need to </text:span><text:span text:style-name="T143">edit </text:span><text:span text:style-name="T141">the </text:span><text:span text:style-name="T140">underlying calendar </text:span><text:span text:style-name="T142">in a text editor</text:span><text:span text:style-name="T140">. </text:span><text:span text:style-name="T141">But </text:span><text:span text:style-name="T144">you </text:span><text:span text:style-name="T145">can </text:span><text:span text:style-name="T141">also </text:span><text:span text:style-name="T140">use the tric</text:span><text:span text:style-name="T144">k</text:span><text:span text:style-name="T140"> </text:span><text:span text:style-name="T144">given in the following section</text:span><text:span text:style-name="T140">.</text:span></text:p>
      <text:h text:style-name="P45" text:outline-level="2">The edit action</text:h>
      <text:p text:style-name="P71">The ‘<text:span text:style-name="T334">edit’ </text:span>action is enabled for every item <text:span text:style-name="T360">shown </text:span>in <text:span text:style-name="T360">the list. </text:span><text:span text:style-name="T362">T</text:span><text:span text:style-name="T360">hat is because the edition screen will show the entire underlying line from the calendar, and you can see if it is an item scheduled for a specific date or based on a formula, so there is no risk of </text:span><text:span text:style-name="T361">inadvertently</text:span><text:span text:style-name="T360"> cancelling all occurrences of a recurring item when you only meant to cancel one of them.</text:span></text:p>
      <text:p text:style-name="P62"><text:span text:style-name="T257">I</text:span><text:span text:style-name="T212">f none of the ‘</text:span><text:span text:style-name="T258">d</text:span><text:span text:style-name="Strong_20_Emphasis"><text:span text:style-name="T214">elete’</text:span></text:span><text:span text:style-name="T259">, ‘</text:span><text:span text:style-name="T260">r</text:span><text:span text:style-name="Strong_20_Emphasis"><text:span text:style-name="T214">eschedule’</text:span></text:span><text:span text:style-name="T259">, ‘</text:span><text:span text:style-name="T260">c</text:span><text:span text:style-name="Strong_20_Emphasis"><text:span text:style-name="T214">omment’</text:span></text:span><text:span text:style-name="T259">, and ‘</text:span><text:span text:style-name="T260">a</text:span><text:span text:style-name="Strong_20_Emphasis"><text:span text:style-name="T214">dvance’</text:span></text:span><text:span text:style-name="T259"> </text:span><text:span text:style-name="T212">actions is available </text:span><text:span text:style-name="T257">for an item</text:span><text:span text:style-name="T212">, you can edit the item and adjust the formula/</text:span><text:span text:style-name="T261">date expression</text:span><text:span text:style-name="T212"> until it is either a recurring item or an item that will happen only once. That will enable some of the </text:span><text:span text:style-name="T257">missing </text:span><text:span text:style-name="T212">actions.</text:span></text:p>
      <text:p text:style-name="P63"><text:span text:style-name="T262">Y</text:span><text:span text:style-name="T263">ou can also use this feature to convert an item </text:span><text:span text:style-name="T264">which is </text:span><text:span text:style-name="T263">scheduled for a specific date </text:span><text:span text:style-name="T264">(</text:span><text:span text:style-name="T263">the only kind you can create using the ‘new’ action within </text:span><text:span text:style-name="Strong_20_Emphasis"><text:span text:style-name="T263">someday</text:span></text:span><text:span text:style-name="T264">)</text:span><text:span text:style-name="T263"> to an item based on a formula.</text:span></text:p>
      <text:p text:style-name="P72"><text:span text:style-name="T364">And y</text:span>ou can delete any item (even recurring ones) by editing it to be an empty line.</text:p>
      <text:p text:style-name="P64"><text:span text:style-name="T212">Now it is time to talk about the available actions in </text:span><text:span text:style-name="Strong_20_Emphasis"><text:span text:style-name="T212">someday</text:span></text:span><text:span text:style-name="T212">.</text:span></text:p>
      <text:h text:style-name="P50" text:outline-level="2">Actions</text:h>
      <text:p text:style-name="P124">Name:<text:tab/>Edit</text:p>
      <text:p text:style-name="P110">Accelerator key:<text:tab/>E</text:p>
      <text:p text:style-name="P110">Availability:<text:tab/>Al<text:span text:style-name="T340">l items</text:span></text:p>
      <text:p text:style-name="P99"><text:span text:style-name="T212">Meaning:<text:tab/>Edit the underlying line from the calendar </text:span><text:span text:style-name="T97">corresponding to the current item. You will be able to edit the whole line, as if you opened the calendar in an external text editor. </text:span><text:span text:style-name="Strong_20_Emphasis"><text:span text:style-name="T174">someday</text:span></text:span><text:span text:style-name="T97"> will not let you quit the edition screen if the line you enter is not valid for </text:span><text:span text:style-name="Strong_20_Emphasis"><text:span text:style-name="T174">when</text:span></text:span><text:span text:style-name="T97">. Press </text:span><text:span text:style-name="Strong_20_Emphasis"><text:span text:style-name="T174">Ctrl‑C</text:span></text:span><text:span text:style-name="T97"> if you want to cancel all changes. </text:span><text:span text:style-name="T140">Note: you can delete any item (even recurring ones) by editing it to be an empty line.</text:span></text:p>
      <text:p text:style-name="P85"/>
      <text:p text:style-name="P124"><text:soft-page-break/>Name:<text:tab/>Done/delete</text:p>
      <text:p text:style-name="P110">Accelerator key:<text:tab/>D</text:p>
      <text:p text:style-name="P110">Availability:<text:tab/><text:span text:style-name="T4">I</text:span>tems which happen only once.</text:p>
      <text:p text:style-name="P104">Meaning:<text:tab/>Delete the underlying line from the calendar. That means you’ve done the task already, didn’t you? Or <text:span text:style-name="T341">maybe </text:span>you’<text:span text:style-name="T36">re being honest to yourself, after</text:span> realiz<text:span text:style-name="T36">ing</text:span> you will never do <text:span text:style-name="T37">the task</text:span>. If you are exactly the same type of procrastinator as I am, you <text:span text:style-name="T35">may</text:span> notice that <text:span text:style-name="T4">m</text:span>any tasks you schedule, <text:span text:style-name="T342">and then reschedule, and then reschedule, and then…, </text:span>are rendered obsolete <text:span text:style-name="T342">(or most likely, shown to never have been truly necessary</text:span><text:span text:style-name="T35">)</text:span><text:span text:style-name="T342"> </text:span>by the mere passing of time, <text:span text:style-name="T342">the greatest solver of all our problems</text:span>.</text:p>
      <text:p text:style-name="P96"/>
      <text:p text:style-name="P126">Name:<text:tab/><text:span text:style-name="T337">Reschedule</text:span></text:p>
      <text:p text:style-name="P111">Accelerator key:<text:tab/><text:span text:style-name="T337">R</text:span></text:p>
      <text:p text:style-name="P111">Availability:<text:tab/><text:span text:style-name="T4">I</text:span>tems which happen only once.</text:p>
      <text:p text:style-name="P33"><text:span text:style-name="T212">Meaning:<text:tab/></text:span><text:span text:style-name="T146">A</text:span><text:span text:style-name="T265">n edition screen </text:span><text:span text:style-name="T266">appears where you can </text:span><text:span text:style-name="T265">enter a new date for the item. </text:span><text:span text:style-name="T146">You can enter the </text:span><text:span text:style-name="T265">date as an exact date in the form </text:span><text:span text:style-name="Source_20_Text"><text:span text:style-name="T265">YYYY MM DD</text:span></text:span><text:span text:style-name="T265"> or as an integer; a positive integer means </text:span><text:span text:style-name="T147">how </text:span><text:span text:style-name="T265">many days after today </text:span><text:span text:style-name="T266">(1=tomorrow)</text:span><text:span text:style-name="T265">; a negative integer means </text:span><text:span text:style-name="T147">how</text:span><text:span text:style-name="T265"> many days before today </text:span><text:span text:style-name="T266">(‑1=yesterday)</text:span><text:span text:style-name="T265">. Why on Earth would anyone want to reschedule an item to show up in the past, I do not know; but </text:span><text:span text:style-name="Strong_20_Emphasis"><text:span text:style-name="T265">someday</text:span></text:span><text:span text:style-name="T265"> is agnostic enough to let you do </text:span><text:span text:style-name="T148">it </text:span><text:span text:style-name="T265">if that is </text:span><text:span text:style-name="T149">what you want</text:span><text:span text:style-name="T265">. Press </text:span><text:span text:style-name="Strong_20_Emphasis"><text:span text:style-name="T265">Enter</text:span></text:span><text:span text:style-name="T265"> without entering nothing to return without changes. You can also press </text:span><text:span text:style-name="Strong_20_Emphasis"><text:span text:style-name="T265">Ctrl‑C</text:span></text:span><text:span text:style-name="T265"> to cancel any changes.</text:span></text:p>
      <text:p text:style-name="P86"/>
      <text:p text:style-name="P127">Name:<text:tab/><text:span text:style-name="T31">Comment</text:span></text:p>
      <text:p text:style-name="P112">Accelerator key:<text:tab/><text:span text:style-name="T339">C</text:span></text:p>
      <text:p text:style-name="P112">Availability:<text:tab/><text:span text:style-name="T4">I</text:span>tems which happen only once.</text:p>
      <text:p text:style-name="P97">Meaning:<text:tab/><text:span text:style-name="T339">The underlying line in the calendar will be commented out. This is useful if you do not want a specific item </text:span><text:span text:style-name="T31">to </text:span><text:span text:style-name="T339">show up again, but want to keep the line in the calendar just in case.</text:span></text:p>
      <text:p text:style-name="P98"/>
      <text:p text:style-name="P127">Name:<text:tab/><text:span text:style-name="T31">Advance</text:span></text:p>
      <text:p text:style-name="P112">Accelerator key:<text:tab/><text:span text:style-name="T339">A</text:span></text:p>
      <text:p text:style-name="P107"><text:span text:style-name="T212">Availability:<text:tab/></text:span><text:span text:style-name="T150">Recurring i</text:span><text:span text:style-name="T212">tems </text:span><text:span text:style-name="T150">as understood by </text:span><text:span text:style-name="Strong_20_Emphasis"><text:span text:style-name="T182">someday</text:span></text:span><text:span text:style-name="T150"> (see above)</text:span><text:span text:style-name="T212">.</text:span></text:p>
      <text:p text:style-name="P37"><text:span text:style-name="T212">Meaning:<text:tab/></text:span><text:span text:style-name="T267">The underlying line in the calendar will be </text:span><text:span text:style-name="T150">modified so that all occurrences of the item before and up to today </text:span><text:span text:style-name="T151">(if the formula contains a test of the form </text:span><text:span text:style-name="Source_20_Text"><text:span text:style-name="T208">j&gt;N</text:span></text:span><text:span text:style-name="T151">) or </text:span><text:span text:style-name="T152">before and up to this year</text:span><text:span text:style-name="T150"> </text:span><text:span text:style-name="T151">(if the formula contains a test of the form </text:span><text:span text:style-name="Source_20_Text"><text:span text:style-name="T208">y&gt;N</text:span></text:span><text:span text:style-name="T151">) </text:span><text:span text:style-name="T150">will not show up again, and all occurrences of the item after </text:span><text:span text:style-name="T151">that </text:span><text:span text:style-name="T150">will remain unaffected.</text:span></text:p>
      <text:p text:style-name="P94"/>
      <text:p text:style-name="P127"><text:soft-page-break/>Name:<text:tab/><text:span text:style-name="T31">Browse url</text:span></text:p>
      <text:p text:style-name="P112">Accelerator key:<text:tab/><text:span text:style-name="T31">B</text:span></text:p>
      <text:p text:style-name="P100"><text:span text:style-name="T212">Availability:<text:tab/></text:span><text:span text:style-name="T97">I</text:span><text:span text:style-name="T212">tems which </text:span><text:span text:style-name="T150">contain one or more URLs of the form </text:span><text:span text:style-name="Source_20_Text"><text:span text:style-name="T209">http://…</text:span></text:span><text:span text:style-name="T150"> or </text:span><text:span text:style-name="Source_20_Text"><text:span text:style-name="T209">https://...</text:span></text:span></text:p>
      <text:p text:style-name="P34"><text:span text:style-name="T150">Meaning:<text:tab/></text:span><text:span text:style-name="Strong_20_Emphasis"><text:span text:style-name="T182">someday</text:span></text:span><text:span text:style-name="T150"> will try to open the URLs in your default browser.</text:span></text:p>
      <text:p text:style-name="P85"/>
      <text:p text:style-name="P130">Name:<text:tab/><text:span text:style-name="T33">dUplicate</text:span></text:p>
      <text:p text:style-name="P113">Accelerator key:<text:tab/><text:span text:style-name="T33">U</text:span></text:p>
      <text:p text:style-name="P101"><text:span text:style-name="T212">Availability:<text:tab/></text:span><text:span text:style-name="Source_20_Text"><text:span text:style-name="T153">All items</text:span></text:span></text:p>
      <text:p text:style-name="P36"><text:span text:style-name="T150">Meaning:<text:tab/></text:span><text:span text:style-name="Strong_20_Emphasis"><text:span text:style-name="T182">someday</text:span></text:span><text:span text:style-name="T150"> will </text:span><text:span text:style-name="T153">duplicate the underlying </text:span><text:span text:style-name="T154">line</text:span><text:span text:style-name="T153"> from the calendar</text:span><text:span text:style-name="T150">. </text:span><text:span text:style-name="T153">This is useful to use one item as a template for another: duplicate the original item and then edit the copy.</text:span></text:p>
      <text:p text:style-name="P87"/>
      <text:p text:style-name="P130">Name:<text:tab/><text:span text:style-name="T32">New</text:span></text:p>
      <text:p text:style-name="P114">Accelerator key:<text:tab/><text:span text:style-name="T32">N</text:span></text:p>
      <text:p text:style-name="P102"><text:span text:style-name="T212">Availability:<text:tab/></text:span><text:span text:style-name="Source_20_Text"><text:span text:style-name="T149">Always </text:span></text:span><text:span text:style-name="Source_20_Text"><text:span text:style-name="T155">(even when the list is empty)</text:span></text:span></text:p>
      <text:p text:style-name="P35"><text:span text:style-name="T150">Meaning:<text:tab/></text:span><text:span text:style-name="Strong_20_Emphasis"><text:span text:style-name="T182">someday</text:span></text:span><text:span text:style-name="T150"> will </text:span><text:span text:style-name="T149">ask you to enter an item and then the date. </text:span><text:span text:style-name="T146">You can enter the </text:span><text:span text:style-name="T148">date as an exact date in the form </text:span><text:span text:style-name="Source_20_Text"><text:span text:style-name="T210">YYYY MM DD</text:span></text:span><text:span text:style-name="T148"> or as an integer; a positive integer means </text:span><text:span text:style-name="T147">how</text:span><text:span text:style-name="T148"> many days after today </text:span><text:span text:style-name="T146">(1=tomorrow)</text:span><text:span text:style-name="T148">; a negative integer means </text:span><text:span text:style-name="T147">how </text:span><text:span text:style-name="T148">many days before today </text:span><text:span text:style-name="T146">(‑1=yesterday)</text:span><text:span text:style-name="T148">. Why on Earth would anyone want to schedule an item to show up in the past, I do not know; but </text:span><text:span text:style-name="Strong_20_Emphasis"><text:span text:style-name="T183">someday</text:span></text:span><text:span text:style-name="T148"> is agnostic enough to let you do it if that is </text:span><text:span text:style-name="T149">what you want</text:span><text:span text:style-name="T148">. Press </text:span><text:span text:style-name="Strong_20_Emphasis"><text:span text:style-name="T183">Enter</text:span></text:span><text:span text:style-name="T148"> without entering nothing to return without changes. You can also press </text:span><text:span text:style-name="Strong_20_Emphasis"><text:span text:style-name="T183">Ctrl‑C</text:span></text:span><text:span text:style-name="T148"> to cancel any changes. </text:span><text:span text:style-name="T156">Note: if you want to schedule an item based on a formula </text:span><text:span text:style-name="T157">instead of a date</text:span><text:span text:style-name="T158">, </text:span><text:span text:style-name="T157">the simplest way to do </text:span><text:span text:style-name="T159">that</text:span><text:span text:style-name="T157"> </text:span><text:span text:style-name="T160">within </text:span><text:span text:style-name="Strong_20_Emphasis"><text:span text:style-name="T184">someday</text:span></text:span><text:span text:style-name="T160"> </text:span><text:span text:style-name="T157">is to duplicate an existing item and then edit the copy. </text:span><text:span text:style-name="T160">The edition screen will give </text:span><text:span text:style-name="T157">you </text:span><text:span text:style-name="T160">full </text:span><text:span text:style-name="T157">access to the </text:span><text:span text:style-name="T160">underlying </text:span><text:span text:style-name="T157">line in the calendar.</text:span></text:p>
      <text:p text:style-name="P85"/>
      <text:p text:style-name="P130">Name:<text:tab/><text:span text:style-name="T33">View</text:span></text:p>
      <text:p text:style-name="P113">Accelerator key:<text:tab/><text:span text:style-name="T33">V</text:span></text:p>
      <text:p text:style-name="P103"><text:span text:style-name="T212">Availability:<text:tab/></text:span><text:span text:style-name="Source_20_Text"><text:span text:style-name="T149">Always </text:span></text:span><text:span text:style-name="Source_20_Text"><text:span text:style-name="T155">(even when the list is empty)</text:span></text:span></text:p>
      <text:p text:style-name="P36"><text:span text:style-name="T150">Meaning:<text:tab/></text:span><text:span text:style-name="Strong_20_Emphasis"><text:span text:style-name="T182">someday</text:span></text:span><text:span text:style-name="T150"> will </text:span><text:span text:style-name="T153">show you a menu of ‘views’ to change which items show up in the browseable list. </text:span><text:span text:style-name="T161">(This includes changing the date range being shown and searching for an item </text:span><text:span text:style-name="T162">over some date range</text:span><text:span text:style-name="T161">.) </text:span><text:span text:style-name="T163">A detailed explanation </text:span><text:span text:style-name="T153">of views is </text:span><text:span text:style-name="T164">given </text:span><text:span text:style-name="T153">below.</text:span></text:p>
      <text:p text:style-name="P95"/>
      <text:p text:style-name="P133">Name:<text:tab/><text:span text:style-name="T34">Monthly cal.</text:span></text:p>
      <text:p text:style-name="P115">Accelerator key:<text:tab/><text:span text:style-name="T34">M</text:span></text:p>
      <text:p text:style-name="P103"><text:span text:style-name="T212">Availability:<text:tab/></text:span><text:span text:style-name="Source_20_Text"><text:span text:style-name="T149">Always </text:span></text:span><text:span text:style-name="Source_20_Text"><text:span text:style-name="T155">(even when the list is empty)</text:span></text:span></text:p>
      <text:p text:style-name="P105"><text:span text:style-name="T150">Meaning:<text:tab/></text:span><text:span text:style-name="Strong_20_Emphasis"><text:span text:style-name="T182">someday</text:span></text:span><text:span text:style-name="T150"> will </text:span><text:span text:style-name="T155">show a three‑month calendar, with the current date highlighted. Handy, isn’t it?</text:span></text:p>
      <text:p text:style-name="P95"/>
      <text:h text:style-name="P51" text:outline-level="2"><text:soft-page-break/>command-line arguments</text:h>
      <text:p text:style-name="P26"><text:span text:style-name="Strong_20_Emphasis"><text:span text:style-name="T212">someday</text:span></text:span><text:span text:style-name="T212"> can be invoked with the following command-line arguments:</text:span></text:p>
      <text:p text:style-name="P88"/>
      <text:p text:style-name="P116"><text:span text:style-name="Source_20_Text"><text:span text:style-name="T212">‑h, ‑‑help</text:span></text:span></text:p>
      <text:p text:style-name="P88"><text:span text:style-name="T4">S</text:span>how <text:span text:style-name="T4">a </text:span>help message and exit.</text:p>
      <text:p text:style-name="P88"/>
      <text:p text:style-name="P117"><text:span text:style-name="Source_20_Text"><text:span text:style-name="T212">‑</text:span></text:span><text:span text:style-name="Source_20_Text"><text:span text:style-name="T284">v</text:span></text:span><text:span text:style-name="Source_20_Text"><text:span text:style-name="T212">, ‑‑</text:span></text:span><text:span text:style-name="Source_20_Text"><text:span text:style-name="T284">version</text:span></text:span></text:p>
      <text:p text:style-name="P89"><text:span text:style-name="T4">S</text:span>how <text:span text:style-name="T57">the program’s version </text:span>and exit.</text:p>
      <text:p text:style-name="P89"/>
      <text:p text:style-name="P116"><text:span text:style-name="Source_20_Text"><text:span text:style-name="T212">‑‑calendar &lt;file&gt;</text:span></text:span></text:p>
      <text:p text:style-name="P26"><text:span text:style-name="T212">Use the given file as source calendar, instead of </text:span><text:span text:style-name="Strong_20_Emphasis"><text:span text:style-name="T212">when</text:span></text:span><text:span text:style-name="T212">’s default calendar.</text:span></text:p>
      <text:p text:style-name="P88"/>
      <text:p text:style-name="P116"><text:span text:style-name="Source_20_Text"><text:span text:style-name="T212">‑‑past &lt;number&gt;</text:span></text:span></text:p>
      <text:p text:style-name="P26"><text:span text:style-name="T165">Starting date of the date range to show</text:span><text:span text:style-name="T212">. </text:span><text:span text:style-name="T268">Negative numbers are in the past, positive numbers are in the future </text:span><text:span text:style-name="T212">(</text:span><text:span text:style-name="T165">0</text:span><text:span text:style-name="T212">=</text:span><text:span text:style-name="T165">today</text:span><text:span text:style-name="T212">). This argument will be passed directly to </text:span><text:span text:style-name="Strong_20_Emphasis"><text:span text:style-name="T212">when</text:span></text:span><text:span text:style-name="T212">.</text:span></text:p>
      <text:p text:style-name="P88"/>
      <text:p text:style-name="P116"><text:span text:style-name="Source_20_Text"><text:span text:style-name="T212">‑‑future &lt;number&gt;</text:span></text:span></text:p>
      <text:p text:style-name="P27"><text:span text:style-name="T165">Ending date of the date range to show</text:span><text:span text:style-name="T212">. </text:span><text:span text:style-name="T268">Negative numbers are in the past, positive numbers are in the future </text:span><text:span text:style-name="T212">(</text:span><text:span text:style-name="T165">0</text:span><text:span text:style-name="T212">=</text:span><text:span text:style-name="T165">today</text:span><text:span text:style-name="T212">). This argument will be passed directly to </text:span><text:span text:style-name="Strong_20_Emphasis"><text:span text:style-name="T212">when</text:span></text:span><text:span text:style-name="T212">.</text:span></text:p>
      <text:p text:style-name="P90"/>
      <text:p text:style-name="P116"><text:span text:style-name="Source_20_Text"><text:span text:style-name="T212">‑‑past‑for‑search &lt;number&gt;</text:span></text:span></text:p>
      <text:p text:style-name="P108"><text:span text:style-name="Source_20_Text"><text:span text:style-name="T212">‑‑future‑for‑search &lt;number&gt;</text:span></text:span></text:p>
      <text:p text:style-name="P108"><text:span text:style-name="T212">When you use </text:span><text:span text:style-name="Strong_20_Emphasis"><text:span text:style-name="T212">someday</text:span></text:span><text:span text:style-name="T212">’s search feature, it will ask you not only </text:span><text:span text:style-name="T166">a</text:span><text:span text:style-name="T212"> string </text:span><text:span text:style-name="T269">or regular expression</text:span><text:span text:style-name="T212">, but also the date range to show. Using these arguments you can specify a default range so that </text:span><text:span text:style-name="Strong_20_Emphasis"><text:span text:style-name="T212">someday</text:span></text:span><text:span text:style-name="T212"> will not ask you for a date range every time you do a search. The meaning of the numbers is the same as for </text:span><text:span text:style-name="Source_20_Text"><text:span text:style-name="T212">‑‑past</text:span></text:span><text:span text:style-name="T212"> and </text:span><text:span text:style-name="Source_20_Text"><text:span text:style-name="T212">‑‑future</text:span></text:span><text:span text:style-name="T212">. </text:span><text:span text:style-name="T167">Note: </text:span><text:span text:style-name="T168">if you </text:span><text:span text:style-name="T270">specify only one of the arguments, </text:span><text:span text:style-name="Strong_20_Emphasis"><text:span text:style-name="T270">someday</text:span></text:span><text:span text:style-name="T270"> will ask you for the </text:span><text:span text:style-name="T168">other one</text:span><text:span text:style-name="T270"> every time you do a search.</text:span></text:p>
      <text:p text:style-name="P88"/>
      <text:p text:style-name="P116"><text:span text:style-name="Source_20_Text"><text:span text:style-name="T212">‑‑search SEARCH</text:span></text:span></text:p>
      <text:p text:style-name="P108"><text:span text:style-name="Source_20_Text"><text:span text:style-name="T212">‑‑regex REGEX</text:span></text:span></text:p>
      <text:p text:style-name="P109"><text:span text:style-name="T212">Show items based on either a string or a regular expression. The date range will be the default one, unless you also </text:span><text:span text:style-name="T97">give the</text:span><text:span text:style-name="T212"> </text:span><text:span text:style-name="Source_20_Text"><text:span text:style-name="T212">‑‑past</text:span></text:span><text:span text:style-name="T212"> and/or </text:span><text:span text:style-name="Source_20_Text"><text:span text:style-name="T212">‑‑future</text:span></text:span><text:span text:style-name="T212"> arguments. </text:span><text:span text:style-name="T271">The regular-expression language is the one used by Python, which is similar to Perl’s. Do not enclose the regular expression within delimiters.</text:span></text:p>
      <text:p text:style-name="P91"/>
      <text:p text:style-name="P116"><text:span text:style-name="Source_20_Text"><text:span text:style-name="T212">‑‑diff</text:span></text:span></text:p>
      <text:p text:style-name="P76"><text:span text:style-name="T212">Show the difference between the new edited calendar and the old one when </text:span><text:span text:style-name="T97">exiting</text:span><text:span text:style-name="T212"> </text:span><text:span text:style-name="Strong_20_Emphasis"><text:span text:style-name="T212">someday</text:span></text:span><text:span text:style-name="T212"> with changes.</text:span></text:p>
      <text:h text:style-name="P52" text:outline-level="2">Views</text:h>
      <text:p text:style-name="P28"><text:span text:style-name="Strong_20_Emphasis"><text:span text:style-name="T212">someday</text:span></text:span><text:span text:style-name="T212"> includes several predefined views you can use to change the list of items being </text:span><text:soft-page-break/><text:span text:style-name="T212">shown. You activate a view by invoking the ‘view’ action and the</text:span><text:span text:style-name="T272">n</text:span><text:span text:style-name="T212"> typing a number. Predefined views are as follow:</text:span></text:p>
      <text:p text:style-name="P28"><text:span text:style-name="Strong_20_Emphasis"><text:span text:style-name="T212">Use given arguments</text:span></text:span><text:span text:style-name="T212">: the default view, based on whatever </text:span><text:span text:style-name="Source_20_Text"><text:span text:style-name="T212">‑‑past</text:span></text:span><text:span text:style-name="T212">, </text:span><text:span text:style-name="Source_20_Text"><text:span text:style-name="T212">‑‑future</text:span></text:span><text:span text:style-name="T212">, and </text:span><text:span text:style-name="Source_20_Text"><text:span text:style-name="T212">‑‑search/‑‑</text:span></text:span><text:span text:style-name="Source_20_Text"><text:span text:style-name="T273">regex</text:span></text:span><text:span text:style-name="T212"> arguments you passed to </text:span><text:span text:style-name="Strong_20_Emphasis"><text:span text:style-name="T212">someday</text:span></text:span><text:span text:style-name="T212"> in the command-line.</text:span></text:p>
      <text:p text:style-name="P29"><text:span text:style-name="Strong_20_Emphasis"><text:span text:style-name="T212">Use when’s defaults</text:span></text:span><text:span text:style-name="T212">: override any </text:span><text:span text:style-name="Source_20_Text"><text:span text:style-name="T212">‑‑past</text:span></text:span><text:span text:style-name="T212">, </text:span><text:span text:style-name="Source_20_Text"><text:span text:style-name="T212">‑‑future</text:span></text:span><text:span text:style-name="T212">, and </text:span><text:span text:style-name="Source_20_Text"><text:span text:style-name="T212">‑‑search/‑‑</text:span></text:span><text:span text:style-name="Source_20_Text"><text:span text:style-name="T273">regex</text:span></text:span><text:span text:style-name="T212"> arguments you passed to </text:span><text:span text:style-name="Strong_20_Emphasis"><text:span text:style-name="T212">someday</text:span></text:span><text:span text:style-name="T212"> in the command-line, and use </text:span><text:span text:style-name="Strong_20_Emphasis"><text:span text:style-name="T212">when</text:span></text:span><text:span text:style-name="T212">’s defaults instead.</text:span></text:p>
      <text:p text:style-name="P28"><text:span text:style-name="Strong_20_Emphasis"><text:span text:style-name="T212">Enter a date range</text:span></text:span><text:span text:style-name="T212">: show items for a given date range.</text:span></text:p>
      <text:p text:style-name="P28"><text:span text:style-name="Strong_20_Emphasis"><text:span text:style-name="T212">Search a string</text:span></text:span><text:span text:style-name="T212">: show items containing a given (case insensitive) string. </text:span><text:span text:style-name="Strong_20_Emphasis"><text:span text:style-name="T212">someday</text:span></text:span><text:span text:style-name="T212"> will ask you the desired date range, or you can specify it using the </text:span><text:span text:style-name="Source_20_Text"><text:span text:style-name="T212">‑‑past‑for‑search</text:span></text:span><text:span text:style-name="T212"> and </text:span><text:span text:style-name="Source_20_Text"><text:span text:style-name="T212">‑‑future‑for‑search</text:span></text:span><text:span text:style-name="T212"> command-line arguments.</text:span></text:p>
      <text:p text:style-name="P75"><text:span text:style-name="Strong_20_Emphasis"><text:span text:style-name="T212">Search a </text:span></text:span><text:span text:style-name="Strong_20_Emphasis"><text:span text:style-name="T172">regex</text:span></text:span><text:span text:style-name="T212">: show items </text:span><text:span text:style-name="T97">matching</text:span><text:span text:style-name="T212"> a given (case insensitive) </text:span><text:span text:style-name="T97">regular expression</text:span><text:span text:style-name="T212">. </text:span><text:span text:style-name="Strong_20_Emphasis"><text:span text:style-name="T212">someday</text:span></text:span><text:span text:style-name="T212"> will ask you the desired date range, or you can specify it using the </text:span><text:span text:style-name="Source_20_Text"><text:span text:style-name="T212">‑‑past‑for‑search</text:span></text:span><text:span text:style-name="T212"> and </text:span><text:span text:style-name="Source_20_Text"><text:span text:style-name="T212">‑‑future‑for‑search</text:span></text:span><text:span text:style-name="T212"> command-line arguments.</text:span><text:span text:style-name="T269"> </text:span><text:span text:style-name="T271">The regular-expression language is the one used by Python, which is similar to Perl’s. Do not enclose the regular expression within delimiters.</text:span></text:p>
      <text:h text:style-name="P53" text:outline-level="2">User defined views</text:h>
      <text:p text:style-name="P30"><text:span text:style-name="T212">In addition to its predefined views, </text:span><text:span text:style-name="Strong_20_Emphasis"><text:span text:style-name="T212">someday</text:span></text:span><text:span text:style-name="T212"> allows you to create user views. </text:span><text:span text:style-name="T169">Just</text:span><text:span text:style-name="T212"> create a plain‑text file named </text:span><text:span text:style-name="Source_20_Text"><text:span text:style-name="T212">someday.viewmodes</text:span></text:span><text:span text:style-name="T212"> and place it in the same directory as </text:span><text:span text:style-name="Source_20_Text"><text:span text:style-name="T212">someday.py</text:span></text:span><text:span text:style-name="T212">. Each view in the file must follow the format:</text:span></text:p>
      <text:p text:style-name="P30"><text:span text:style-name="T212"><text:tab/>&lt;</text:span><text:span text:style-name="Source_20_Text"><text:span text:style-name="T212">name&gt; = &lt;arguments&gt;</text:span></text:span></text:p>
      <text:p text:style-name="P30"><text:span text:style-name="T97">w</text:span><text:span text:style-name="T212">here &lt;</text:span><text:span text:style-name="Source_20_Text"><text:span text:style-name="T212">name&gt;</text:span></text:span><text:span text:style-name="T212"> can be any string (spaces are allowed, </text:span><text:span text:style-name="T274">but an </text:span><text:span text:style-name="T170">equal sign is not</text:span><text:span text:style-name="T212"> allowed) and &lt;</text:span><text:span text:style-name="Source_20_Text"><text:span text:style-name="T212">arguments&gt;</text:span></text:span><text:span text:style-name="T212"> is a combination of the </text:span><text:span text:style-name="Source_20_Text"><text:span text:style-name="T275">‑‑past</text:span></text:span><text:span text:style-name="T275">, </text:span><text:span text:style-name="Source_20_Text"><text:span text:style-name="T275">‑‑future</text:span></text:span><text:span text:style-name="T275">, and </text:span><text:span text:style-name="Source_20_Text"><text:span text:style-name="T275">‑‑search</text:span></text:span><text:span text:style-name="T275"> arguments </text:span><text:span text:style-name="T276">to </text:span><text:span text:style-name="T97">defin</text:span><text:span text:style-name="T171">e</text:span><text:span text:style-name="T97"> the view. For example:</text:span></text:p>
      <text:p text:style-name="P30"><text:span text:style-name="Source_20_Text"><text:span text:style-name="T200"><text:tab/></text:span></text:span><text:span text:style-name="Source_20_Text"><text:span text:style-name="T285">R</text:span></text:span><text:span text:style-name="Source_20_Text"><text:span text:style-name="T200">ent payments </text:span></text:span><text:span text:style-name="Source_20_Text"><text:span text:style-name="T285">next</text:span></text:span><text:span text:style-name="Source_20_Text"><text:span text:style-name="T200"> year = ‑‑search="rent" ‑‑past=365 ‑‑future=</text:span></text:span><text:span text:style-name="Source_20_Text"><text:span text:style-name="T211">730</text:span></text:span></text:p>
      <text:p text:style-name="P9"><text:span text:style-name="T212">User‑defined views are activated from the menu of views by typing </text:span><text:span text:style-name="Strong_20_Emphasis"><text:span text:style-name="T212">u</text:span></text:span><text:span text:style-name="T212"> and then a number.</text:span>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Schoolbook L" fo:font-family="'Century Schoolbook L'" style:font-style-name="Roman" style:font-family-generic="roman" style:font-pitch="variable" fo:font-size="11pt" fo:font-weight="normal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style:contextual-spacing="false" fo:text-indent="0cm" style:auto-text-indent="false"/>
      <style:text-properties fo:text-transform="uppercas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.499cm" style:contextual-spacing="false" fo:text-align="start" style:justify-single-word="false" fo:text-indent="0cm" style:auto-text-indent="false" style:page-number="auto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5cm" fo:margin-right="0cm" fo:margin-top="0.42cm" fo:margin-bottom="0.42cm" style:contextual-spacing="true" fo:line-height="150%" fo:keep-together="always" fo:text-indent="-0.25cm" style:auto-text-indent="false" style:page-number="auto" fo:keep-with-next="always">
        <style:tab-stops/>
      </style:paragraph-properties>
      <style:text-properties style:font-name="Liberation Mono" fo:font-family="'Liberation Mono'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ution" style:family="paragraph" style:parent-style-name="Text_20_body">
      <style:paragraph-properties fo:margin-left="0cm" fo:margin-right="0cm" fo:orphans="2" fo:widows="2" fo:text-indent="0cm" style:auto-text-indent="false" fo:padding="0.049cm" fo:border="0.06pt solid #000000" fo:keep-with-next="always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keep-together="always" fo:text-indent="0.499cm" style:auto-text-indent="false" style:page-number="auto" fo:keep-with-next="always"/>
    </style:style>
    <style:style style:name="Table_20_H_7d_" style:display-name="Table H}" style:family="paragraph" style:paren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7T17:48:13.249710479</meta:creation-date>
    <dc:title>Normal</dc:title>
    <meta:editing-duration>P9DT12H34M13S</meta:editing-duration>
    <meta:editing-cycles>1482</meta:editing-cycles>
    <meta:generator>LibreOffice/7.0.4.2$Linux_X86_64 LibreOffice_project/00$Build-2</meta:generator>
    <dc:date>2023-07-03T16:41:34.057820185</dc:date>
    <meta:document-statistic meta:table-count="0" meta:image-count="0" meta:object-count="0" meta:page-count="9" meta:paragraph-count="168" meta:word-count="3371" meta:character-count="19631" meta:non-whitespace-character-count="16420"/>
    <meta:template xlink:type="simple" xlink:actuate="onRequest" xlink:title="Normal" xlink:href="../../prog/Documents/Templates/Normal.ott" meta:date="2017-01-27T17:48:13.180468572"/>
  </office:meta>
</office:document-meta>
</file>